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53.25pt"/>
    </style:style>
    <style:style style:name="co2" style:family="table-column">
      <style:table-column-properties fo:break-before="auto" style:column-width="68.25pt"/>
    </style:style>
    <style:style style:name="co3" style:family="table-column">
      <style:table-column-properties fo:break-before="auto" style:column-width="93.0pt"/>
    </style:style>
    <style:style style:name="co4" style:family="table-column">
      <style:table-column-properties fo:break-before="auto" style:column-width="22.5pt"/>
    </style:style>
    <style:style style:name="co5" style:family="table-column">
      <style:table-column-properties fo:break-before="auto" style:column-width="48.0pt"/>
    </style:style>
    <style:style style:name="co6" style:family="table-column">
      <style:table-column-properties fo:break-before="auto" style:column-width="99.75pt"/>
    </style:style>
    <style:style style:name="co7" style:family="table-column">
      <style:table-column-properties fo:break-before="auto" style:column-width="179.25pt"/>
    </style:style>
    <style:style style:name="co8" style:family="table-column">
      <style:table-column-properties fo:break-before="auto" style:column-width="152.25pt"/>
    </style:style>
    <style:style style:name="co9" style:family="table-column">
      <style:table-column-properties fo:break-before="auto" style:column-width="201.0pt"/>
    </style:style>
    <style:style style:name="co10" style:family="table-column">
      <style:table-column-properties fo:break-before="auto" style:column-width="197.25pt"/>
    </style:style>
    <style:style style:name="co11" style:family="table-column">
      <style:table-column-properties fo:break-before="auto" style:column-width="304.5pt"/>
    </style:style>
    <style:style style:name="co12" style:family="table-column">
      <style:table-column-properties fo:break-before="auto" style:column-width="365.25pt"/>
    </style:style>
    <style:style style:name="co13" style:family="table-column">
      <style:table-column-properties fo:break-before="auto" style:column-width="171.75pt"/>
    </style:style>
    <style:style style:name="co14" style:family="table-column">
      <style:table-column-properties fo:break-before="auto" style:column-width="297.0pt"/>
    </style:style>
    <style:style style:name="co15" style:family="table-column">
      <style:table-column-properties fo:break-before="auto" style:column-width="188.25pt"/>
    </style:style>
    <style:style style:name="co16" style:family="table-column">
      <style:table-column-properties fo:break-before="auto" style:column-width="173.25pt"/>
    </style:style>
    <style:style style:name="co17" style:family="table-column">
      <style:table-column-properties fo:break-before="auto" style:column-width="257.25pt"/>
    </style:style>
    <style:style style:name="co18" style:family="table-column">
      <style:table-column-properties fo:break-before="auto" style:column-width="271.5pt"/>
    </style:style>
    <style:style style:name="co19" style:family="table-column">
      <style:table-column-properties fo:break-before="auto" style:column-width="256.5pt"/>
    </style:style>
    <style:style style:name="co20" style:family="table-column">
      <style:table-column-properties fo:break-before="auto" style:column-width="241.5pt"/>
    </style:style>
    <style:style style:name="co21" style:family="table-column">
      <style:table-column-properties fo:break-before="auto" style:column-width="321.75pt"/>
    </style:style>
    <style:style style:name="co22" style:family="table-column">
      <style:table-column-properties fo:break-before="auto" style:column-width="149.25pt"/>
    </style:style>
    <style:style style:name="co23" style:family="table-column">
      <style:table-column-properties fo:break-before="auto" style:column-width="236.25pt"/>
    </style:style>
    <style:style style:name="ro0" style:family="table-row">
      <style:table-row-properties fo:break-before="auto" style:row-height="14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29pt"/>
    </style:style>
    <style:style style:name="ro5" style:family="table-row">
      <style:table-row-properties fo:break-before="auto" style:row-height="43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100pt"/>
    </style:style>
    <style:style style:name="ro10" style:family="table-row">
      <style:table-row-properties fo:break-before="auto" style:row-height="200pt"/>
    </style:style>
    <style:style style:name="ro11" style:family="table-row">
      <style:table-row-properties fo:break-before="auto" style:row-height="114pt"/>
    </style:style>
    <style:style style:name="ro12" style:family="table-row">
      <style:table-row-properties fo:break-before="auto" style:row-height="185pt"/>
    </style:style>
    <style:style style:name="ro13" style:family="table-row">
      <style:table-row-properties fo:break-before="auto" style:row-height="128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8" style:family="table-cell">
      <style:table-cell-properties style:vertical-align="bottom" fo:wrap-option="wrap"/>
    </style:style>
    <style:style style:name="ce29" style:family="table-cell">
      <style:table-cell-properties fo:wrap-option="wrap"/>
    </style:style>
    <style:style style:name="ce30" style:family="table-cell">
      <style:table-cell-properties fo:wrap-option="wrap"/>
      <style:paragraph-properties fo:text-align="start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 table:number-columns-repeated="2"/>
        <table:table-column table:style-name="co4" table:default-cell-style-name="Default"/>
        <table:table-column table:style-name="co5" table:default-cell-style-name="Default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0" table:number-rows-repeated="1048551">
          <table:table-cell table:number-columns-repeated="1024"/>
        </table:table-row>
      </table:table>
      <table:table table:name="PRS_" table:style-name="ta0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 table:number-columns-repeated="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 table:number-columns-repeated="10"/>
        <table:table-column table:style-name="co0" table:default-cell-style-name="Default" table:number-columns-repeated="993"/>
        <table:table-row table:style-name="ro1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6"/>
          <table:table-cell table:number-columns-repeated="993"/>
        </table:table-row>
        <table:table-row table:style-name="ro5">
          <table:table-cell/>
          <table:table-cell table:style-name="ce27" office:value-type="string">
            <text:p>TITLE</text:p>
          </table:table-cell>
          <table:table-cell table:style-name="ce27" office:value-type="string">
            <text:p>Author List</text:p>
          </table:table-cell>
          <table:table-cell/>
          <table:table-cell table:style-name="ce27" office:value-type="string">
            <text:p>Autorenliste</text:p>
          </table:table-cell>
          <table:table-cell/>
          <table:table-cell table:style-name="ce28" office:value-type="string">
            <text:p>Lista de Autores</text:p>
          </table:table-cell>
          <table:table-cell table:style-name="ce29" office:value-type="string">
            <text:p>Liste d'Auteurs</text:p>
          </table:table-cell>
          <table:table-cell table:style-name="ce28" office:value-type="string">
            <text:p>Lista autori</text:p>
          </table:table-cell>
          <table:table-cell/>
          <table:table-cell table:style-name="ce28" office:value-type="string">
            <text:p>Llista d'Autors</text:p>
          </table:table-cell>
          <table:table-cell/>
          <table:table-cell table:style-name="ce27" office:value-type="string">
            <text:p>Auteurslijst</text:p>
          </table:table-cell>
          <table:table-cell table:style-name="ce29" office:value-type="string">
            <text:p>Lista autorów</text:p>
          </table:table-cell>
          <table:table-cell table:style-name="ce29" office:value-type="string">
            <text:p>Lista de Autores</text:p>
          </table:table-cell>
          <table:table-cell/>
          <table:table-cell table:style-name="ce28" office:value-type="string">
            <text:p>Список по авторам</text:p>
          </table:table-cell>
          <table:table-cell table:style-name="ce21" office:value-type="string">
            <text:p>Yazar Listesi</text:p>
          </table:table-cell>
          <table:table-cell table:number-columns-repeated="2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SHORT_TITLE</text:p>
          </table:table-cell>
          <table:table-cell table:style-name="ce27" office:value-type="string">
            <text:p>Authors</text:p>
          </table:table-cell>
          <table:table-cell/>
          <table:table-cell table:style-name="ce27" office:value-type="string">
            <text:p>Autoren</text:p>
          </table:table-cell>
          <table:table-cell/>
          <table:table-cell table:style-name="ce28" office:value-type="string">
            <text:p>Autores</text:p>
          </table:table-cell>
          <table:table-cell table:style-name="ce29" office:value-type="string">
            <text:p>Auteurs</text:p>
          </table:table-cell>
          <table:table-cell table:style-name="ce28" office:value-type="string">
            <text:p>Autori</text:p>
          </table:table-cell>
          <table:table-cell/>
          <table:table-cell table:style-name="ce28" office:value-type="string">
            <text:p>Autors</text:p>
          </table:table-cell>
          <table:table-cell/>
          <table:table-cell table:style-name="ce27" office:value-type="string">
            <text:p>Auteurs</text:p>
          </table:table-cell>
          <table:table-cell table:style-name="ce29" office:value-type="string">
            <text:p>Autorzy</text:p>
          </table:table-cell>
          <table:table-cell table:style-name="ce29" office:value-type="string">
            <text:p>Autor</text:p>
          </table:table-cell>
          <table:table-cell/>
          <table:table-cell table:style-name="ce28" office:value-type="string">
            <text:p>Авторы</text:p>
          </table:table-cell>
          <table:table-cell table:style-name="ce21" office:value-type="string">
            <text:p>Yazarlar</text:p>
          </table:table-cell>
          <table:table-cell table:number-columns-repeated="2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NO_AUTHOR</text:p>
          </table:table-cell>
          <table:table-cell table:style-name="ce27" office:value-type="string">
            <text:p>No Author</text:p>
          </table:table-cell>
          <table:table-cell/>
          <table:table-cell table:style-name="ce27" office:value-type="string">
            <text:p>Kein Autor</text:p>
          </table:table-cell>
          <table:table-cell/>
          <table:table-cell table:style-name="ce28" office:value-type="string">
            <text:p>Sin Autor</text:p>
          </table:table-cell>
          <table:table-cell table:style-name="ce29" office:value-type="string">
            <text:p>Pas d'Auteurs</text:p>
          </table:table-cell>
          <table:table-cell table:style-name="ce28" office:value-type="string">
            <text:p>Nessun autore</text:p>
          </table:table-cell>
          <table:table-cell/>
          <table:table-cell table:style-name="ce28" office:value-type="string">
            <text:p>Cap Autor</text:p>
          </table:table-cell>
          <table:table-cell/>
          <table:table-cell table:style-name="ce27" office:value-type="string">
            <text:p>Geen auteur</text:p>
          </table:table-cell>
          <table:table-cell table:style-name="ce29" office:value-type="string">
            <text:p>Bez autora</text:p>
          </table:table-cell>
          <table:table-cell table:style-name="ce29" office:value-type="string">
            <text:p>Nenhum autor</text:p>
          </table:table-cell>
          <table:table-cell/>
          <table:table-cell table:style-name="ce28" office:value-type="string">
            <text:p>Без автора</text:p>
          </table:table-cell>
          <table:table-cell table:style-name="ce21" office:value-type="string">
            <text:p>Yazar Yok</text:p>
          </table:table-cell>
          <table:table-cell table:number-columns-repeated="2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MINIMUM_BOOKS_PER_AUTHOR</text:p>
          </table:table-cell>
          <table:table-cell table:style-name="ce27" office:value-type="string">
            <text:p>Minimum Books per Author</text:p>
          </table:table-cell>
          <table:table-cell/>
          <table:table-cell table:style-name="ce27" office:value-type="string">
            <text:p>Minimum Bücher pro Autor</text:p>
          </table:table-cell>
          <table:table-cell/>
          <table:table-cell table:style-name="ce28" office:value-type="string">
            <text:p>Mínimo Libros por Autor</text:p>
          </table:table-cell>
          <table:table-cell table:style-name="ce30" office:value-type="string">
            <text:p>Minimum de livres par Auteur</text:p>
          </table:table-cell>
          <table:table-cell table:style-name="ce28" office:value-type="string">
            <text:p>Minimo libri per autore</text:p>
          </table:table-cell>
          <table:table-cell/>
          <table:table-cell table:style-name="ce28" office:value-type="string">
            <text:p>Mínim Llibres per Autor</text:p>
          </table:table-cell>
          <table:table-cell/>
          <table:table-cell table:style-name="ce27" office:value-type="string">
            <text:p>Minimum boeken per auteur</text:p>
          </table:table-cell>
          <table:table-cell table:style-name="ce29" office:value-type="string">
            <text:p>Najmniej książek na autora</text:p>
          </table:table-cell>
          <table:table-cell table:style-name="ce29" office:value-type="string">
            <text:p>Livros Mínimos por Autor</text:p>
          </table:table-cell>
          <table:table-cell/>
          <table:table-cell table:style-name="ce28" office:value-type="string">
            <text:p>Минимум книг на автора</text:p>
          </table:table-cell>
          <table:table-cell table:style-name="ce21" office:value-type="string">
            <text:p>Yazar Başına En Az Kitap</text:p>
          </table:table-cell>
          <table:table-cell table:number-columns-repeated="2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BookHistory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9" office:value-type="string">
            <text:p>Ominąć menu książek</text:p>
          </table:table-cell>
          <table:table-cell table:style-name="ce23" office:value-type="string">
            <text:p>Ir para Menu Livros</text:p>
          </table:table-cell>
          <table:table-cell/>
          <table:table-cell table:style-name="ce23" office:value-type="string">
            <text:p>Пропускать меню книги</text:p>
          </table:table-cell>
          <table:table-cell table:style-name="ce33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9" office:value-type="string">
            <text:p>Historia</text:p>
          </table:table-cell>
          <table:table-cell table:style-name="ce23" office:value-type="string">
            <text:p>Histórico</text:p>
          </table:table-cell>
          <table:table-cell/>
          <table:table-cell table:style-name="ce23" office:value-type="string">
            <text:p>История</text:p>
          </table:table-cell>
          <table:table-cell table:style-name="ce33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9" office:value-type="string">
            <text:p>Historia książek</text:p>
          </table:table-cell>
          <table:table-cell table:style-name="ce23" office:value-type="string">
            <text:p>Histórico de Livros</text:p>
          </table:table-cell>
          <table:table-cell/>
          <table:table-cell table:style-name="ce23" office:value-type="string">
            <text:p>История книг</text:p>
          </table:table-cell>
          <table:table-cell table:style-name="ce33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9" office:value-type="string">
            <text:p>Zawsze</text:p>
          </table:table-cell>
          <table:table-cell table:style-name="ce23" office:value-type="string">
            <text:p>Sempre</text:p>
          </table:table-cell>
          <table:table-cell/>
          <table:table-cell table:style-name="ce23" office:value-type="string">
            <text:p>Всегда</text:p>
          </table:table-cell>
          <table:table-cell table:style-name="ce33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9" office:value-type="string">
            <text:p>Odłączona</text:p>
          </table:table-cell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ена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9" office:value-type="string">
            <text:p>Nigdy</text:p>
          </table:table-cell>
          <table:table-cell table:style-name="ce23" office:value-type="string">
            <text:p>Nunca</text:p>
          </table:table-cell>
          <table:table-cell/>
          <table:table-cell table:style-name="ce23" office:value-type="string">
            <text:p>Отключено</text:p>
          </table:table-cell>
          <table:table-cell table:style-name="ce33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9" office:value-type="string">
            <text:p>Wyłączona</text:p>
          </table:table-cell>
          <table:table-cell table:style-name="ce23" office:value-type="string">
            <text:p>Desativado</text:p>
          </table:table-cell>
          <table:table-cell/>
          <table:table-cell table:style-name="ce23" office:value-type="string">
            <text:p>Отключено</text:p>
          </table:table-cell>
          <table:table-cell table:style-name="ce33" office:value-type="string">
            <text:p>Kapalı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Aktiviert</text:p>
          </table:table-cell>
          <table:table-cell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9" office:value-type="string">
            <text:p>Włączona</text:p>
          </table:table-cell>
          <table:table-cell table:style-name="ce23" office:value-type="string">
            <text:p>Ativado</text:p>
          </table:table-cell>
          <table:table-cell/>
          <table:table-cell table:style-name="ce23" office:value-type="string">
            <text:p>Включено</text:p>
          </table:table-cell>
          <table:table-cell table:style-name="ce33" office:value-type="string">
            <text:p>Açık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9" office:value-type="string">
            <text:p>Przy wejściu do książki</text:p>
          </table:table-cell>
          <table:table-cell table:style-name="ce23" office:value-type="string">
            <text:p>Abrir livro</text:p>
          </table:table-cell>
          <table:table-cell/>
          <table:table-cell table:style-name="ce27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9" office:value-type="string">
            <text:p>Przy wyjściu z książki</text:p>
          </table:table-cell>
          <table:table-cell table:style-name="ce23" office:value-type="string">
            <text:p>Fechar Livro</text:p>
          </table:table-cell>
          <table:table-cell/>
          <table:table-cell table:style-name="ce23" office:value-type="string">
            <text:p>При выходе из книги</text:p>
          </table:table-cell>
          <table:table-cell table:style-name="ce33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BookManagement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 table:style-name="ce29" office:value-type="string">
            <text:p>Zarządzanie książkami</text:p>
          </table:table-cell>
          <table:table-cell table:style-name="ce27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3" office:value-type="string">
            <text:p>Kitap Yönetimi</text:p>
          </table:table-cell>
          <table:table-cell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 table:style-name="ce28" office:value-type="string">
            <text:p>Tratta i periodici come libri</text:p>
          </table:table-cell>
          <table:table-cell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style-name="ce29" office:value-type="string">
            <text:p>Pokazywać publikacje jak książki</text:p>
          </table:table-cell>
          <table:table-cell table:style-name="ce29" office:value-type="string">
            <text:p>Tratar Periódicos como Livros</text:p>
          </table:table-cell>
          <table:table-cell/>
          <table:table-cell table:style-name="ce23" office:value-type="string">
            <text:p>Отображать издания как книги</text:p>
          </table:table-cell>
          <table:table-cell table:style-name="ce33" office:value-type="string">
            <text:p>Süreli Yayınları Kitapları İşle</text:p>
          </table:table-cell>
          <table:table-cell table:number-columns-repeated="2"/>
          <table:table-cell table:style-name="ce28" office:value-type="string">
            <text:p>把期刊视为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 table:style-name="ce28" office:value-type="string">
            <text:p>Personalizza la lista di libri del menu Home</text:p>
          </table:table-cell>
          <table:table-cell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style-name="ce29" office:value-type="string">
            <text:p>Konfigurowanie listy książek gł. menu</text:p>
          </table:table-cell>
          <table:table-cell table:style-name="ce29" office:value-type="string">
            <text:p>Personalizar  Lista de Livros em Home</text:p>
          </table:table-cell>
          <table:table-cell/>
          <table:table-cell table:style-name="ce23" office:value-type="string">
            <text:p>Настройка списка книг гл.меню</text:p>
          </table:table-cell>
          <table:table-cell table:style-name="ce33" office:value-type="string">
            <text:p>Ana Menü Kitap Listesini Düzenle</text:p>
          </table:table-cell>
          <table:table-cell table:number-columns-repeated="2"/>
          <table:table-cell table:style-name="ce21" office:value-type="string">
            <text:p>定制主菜单书籍列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 table:style-name="ce28" office:value-type="string">
            <text:p>Selezione di libri</text:p>
          </table:table-cell>
          <table:table-cell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style-name="ce29" office:value-type="string">
            <text:p>Wybór książki</text:p>
          </table:table-cell>
          <table:table-cell table:style-name="ce29" office:value-type="string">
            <text:p>Seleção de Livros</text:p>
          </table:table-cell>
          <table:table-cell/>
          <table:table-cell table:style-name="ce23" office:value-type="string">
            <text:p>Выбор книги</text:p>
          </table:table-cell>
          <table:table-cell table:style-name="ce33" office:value-type="string">
            <text:p>Kitap Seçimi</text:p>
          </table:table-cell>
          <table:table-cell/>
          <table:table-cell table:style-name="ce21" office:value-type="string">
            <text:p>Lựa chọn sách</text:p>
          </table:table-cell>
          <table:table-cell table:style-name="ce28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 table:style-name="ce28" office:value-type="string">
            <text:p>Ultimi libri aggiunti</text:p>
          </table:table-cell>
          <table:table-cell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style-name="ce29" office:value-type="string">
            <text:p>Ostatnie dodane książki</text:p>
          </table:table-cell>
          <table:table-cell table:style-name="ce29" office:value-type="string">
            <text:p>Últimos Livros Adicionados</text:p>
          </table:table-cell>
          <table:table-cell/>
          <table:table-cell table:style-name="ce23" office:value-type="string">
            <text:p>Последние добавленные книги</text:p>
          </table:table-cell>
          <table:table-cell table:style-name="ce33" office:value-type="string">
            <text:p>En Son Eklenmiş Kitaplar</text:p>
          </table:table-cell>
          <table:table-cell/>
          <table:table-cell table:style-name="ce21" office:value-type="string">
            <text:p>Sách mới thêm vào</text:p>
          </table:table-cell>
          <table:table-cell table:style-name="ce28" office:value-type="string">
            <text:p>最近加入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 table:style-name="ce28" office:value-type="string">
            <text:p>Ultimi libri aperti</text:p>
          </table:table-cell>
          <table:table-cell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style-name="ce29" office:value-type="string">
            <text:p>Ostatnie otworzone książki</text:p>
          </table:table-cell>
          <table:table-cell table:style-name="ce29" office:value-type="string">
            <text:p>Últimos Livros Lidos</text:p>
          </table:table-cell>
          <table:table-cell/>
          <table:table-cell table:style-name="ce23" office:value-type="string">
            <text:p>Последние открытые книги</text:p>
          </table:table-cell>
          <table:table-cell table:style-name="ce33" office:value-type="string">
            <text:p>En Son Okunmuş Kitaplar</text:p>
          </table:table-cell>
          <table:table-cell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 table:style-name="ce28" office:value-type="string">
            <text:p>Libri dello stesso autore</text:p>
          </table:table-cell>
          <table:table-cell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style-name="ce29" office:value-type="string">
            <text:p>Książki wg. Autora</text:p>
          </table:table-cell>
          <table:table-cell table:style-name="ce29" office:value-type="string">
            <text:p>Livros do Mesmo Autor</text:p>
          </table:table-cell>
          <table:table-cell/>
          <table:table-cell table:style-name="ce23" office:value-type="string">
            <text:p>Книги по автору</text:p>
          </table:table-cell>
          <table:table-cell table:style-name="ce33" office:value-type="string">
            <text:p>Aynı Yazardan Kitaplar</text:p>
          </table:table-cell>
          <table:table-cell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 table:style-name="ce28" office:value-type="string">
            <text:p>Libri seguenti nella collezione</text:p>
          </table:table-cell>
          <table:table-cell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style-name="ce29" office:value-type="string">
            <text:p>Następna książka w kolekcji</text:p>
          </table:table-cell>
          <table:table-cell table:style-name="ce29" office:value-type="string">
            <text:p>Próximos Livros na Coleção</text:p>
          </table:table-cell>
          <table:table-cell/>
          <table:table-cell table:style-name="ce23" office:value-type="string">
            <text:p>Следующие книги в коллекции</text:p>
          </table:table-cell>
          <table:table-cell table:style-name="ce33" office:value-type="string">
            <text:p>Koleksiyondaki Yeni Kitaplar</text:p>
          </table:table-cell>
          <table:table-cell table:number-columns-repeated="2"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 table:style-name="ce28" office:value-type="string">
            <text:p>Successivo in</text:p>
          </table:table-cell>
          <table:table-cell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style-name="ce29" office:value-type="string">
            <text:p>Następna w…</text:p>
          </table:table-cell>
          <table:table-cell table:style-name="ce29" office:value-type="string">
            <text:p>Seguinte</text:p>
          </table:table-cell>
          <table:table-cell/>
          <table:table-cell table:style-name="ce23" office:value-type="string">
            <text:p>Следующие в...</text:p>
          </table:table-cell>
          <table:table-cell table:style-name="ce33" office:value-type="string">
            <text:p>Sonraki</text:p>
          </table:table-cell>
          <table:table-cell table:number-columns-repeated="2"/>
          <table:table-cell table:style-name="ce28" office:value-type="string">
            <text:p>下一本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 table:style-name="ce28" office:value-type="string">
            <text:p>Libri a caso</text:p>
          </table:table-cell>
          <table:table-cell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style-name="ce29" office:value-type="string">
            <text:p>Losowe książki</text:p>
          </table:table-cell>
          <table:table-cell table:style-name="ce29" office:value-type="string">
            <text:p>Livros Aleatórios</text:p>
          </table:table-cell>
          <table:table-cell/>
          <table:table-cell table:style-name="ce23" office:value-type="string">
            <text:p>Книги в случ. порядке</text:p>
          </table:table-cell>
          <table:table-cell table:style-name="ce33" office:value-type="string">
            <text:p>Rasgele Kitaplar</text:p>
          </table:table-cell>
          <table:table-cell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 table:style-name="ce28" office:value-type="string">
            <text:p>Ignora memory cards</text:p>
          </table:table-cell>
          <table:table-cell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style-name="ce29" office:value-type="string">
            <text:p>Ignorować karty pamięci</text:p>
          </table:table-cell>
          <table:table-cell table:style-name="ce29" office:value-type="string">
            <text:p>Ignorar Cartão de Memória</text:p>
          </table:table-cell>
          <table:table-cell/>
          <table:table-cell table:style-name="ce23" office:value-type="string">
            <text:p>Пропускать карты памяти</text:p>
          </table:table-cell>
          <table:table-cell table:style-name="ce33" office:value-type="string">
            <text:p>Hafıza Kartını Yoksay</text:p>
          </table:table-cell>
          <table:table-cell table:number-columns-repeated="2"/>
          <table:table-cell table:style-name="ce28" office:value-type="string">
            <text:p>忽略内存卡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 table:style-name="ce29" office:value-type="string">
            <text:p>Zaznaczyć jako "NEW"</text:p>
          </table:table-cell>
          <table:table-cell table:style-name="ce27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3" office:value-type="string">
            <text:p>Yeni Olarak İşaretle</text:p>
          </table:table-cell>
          <table:table-cell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 table:style-name="ce28" office:value-type="string">
            <text:p>Ripeti ciclicamente libri nella Home</text:p>
          </table:table-cell>
          <table:table-cell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style-name="ce29" office:value-type="string">
            <text:p>Zamknięta lista książek menu głównego</text:p>
          </table:table-cell>
          <table:table-cell table:style-name="ce29" office:value-type="string">
            <text:p>Alternar Lista de Livros no Menu Inicial</text:p>
          </table:table-cell>
          <table:table-cell/>
          <table:table-cell table:style-name="ce23" office:value-type="string">
            <text:p>Замкнутый список книг гл.меню</text:p>
          </table:table-cell>
          <table:table-cell table:style-name="ce33" office:value-type="string">
            <text:p>Ana Menü Kitap Listesinde Dolaş</text:p>
          </table:table-cell>
          <table:table-cell table:number-columns-repeated="2"/>
          <table:table-cell table:style-name="ce28" office:value-type="string">
            <text:p>切换主菜单的书目列表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9" office:value-type="string">
            <text:p>Zdjąć zaznaczenie "NEW"</text:p>
          </table:table-cell>
          <table:table-cell table:style-name="ce27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3" office:value-type="string">
            <text:p>Yeni İşaretini Kaldır</text:p>
          </table:table-cell>
          <table:table-cell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9" office:value-type="string">
            <text:p>Zaznaczać jako "NEW" ręcznie</text:p>
          </table:table-cell>
          <table:table-cell table:style-name="ce27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3" office:value-type="string">
            <text:p>Elle Yeni Olarak İşaretle</text:p>
          </table:table-cell>
          <table:table-cell table:number-columns-repeated="2"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9" office:value-type="string">
            <text:p>Ukrywać domyślne kolekcje</text:p>
          </table:table-cell>
          <table:table-cell table:style-name="ce27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3" office:value-type="string">
            <text:p>Varsayılan Koleksiyonu Gizle</text:p>
          </table:table-cell>
          <table:table-cell table:number-columns-repeated="2"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9" office:value-type="string">
            <text:p>Ukrywać Nieprzeczytane książki</text:p>
          </table:table-cell>
          <table:table-cell table:style-name="ce27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3" office:value-type="string">
            <text:p>Okunmamış Kitapları Gizle</text:p>
          </table:table-cell>
          <table:table-cell/>
          <table:table-cell table:style-name="ce21" office:value-type="string">
            <text:p>Ẩn Sách chưa đọc</text:p>
          </table:table-cell>
          <table:table-cell table:style-name="ce28" office:value-type="string">
            <text:p>隐藏未读书籍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9" office:value-type="string">
            <text:p>Ukrywać Nieprzeczytane publikacje</text:p>
          </table:table-cell>
          <table:table-cell table:style-name="ce27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3" office:value-type="string">
            <text:p>Okunmamış Dergileri Gizle</text:p>
          </table:table-cell>
          <table:table-cell table:number-columns-repeated="2"/>
          <table:table-cell table:style-name="ce28" office:value-type="string">
            <text:p>隐藏期刊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HIDE_PURCHASED_BOOKS</text:p>
          </table:table-cell>
          <table:table-cell table:style-name="ce27" office:value-type="string">
            <text:p>Hide Purchased Books</text:p>
          </table:table-cell>
          <table:table-cell/>
          <table:table-cell table:style-name="ce27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7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/>
          <table:table-cell table:style-name="ce21" office:value-type="string">
            <text:p>Amagar Llibres comprats</text:p>
          </table:table-cell>
          <table:table-cell/>
          <table:table-cell table:style-name="ce27" office:value-type="string">
            <text:p>Verberg gekochte boeken</text:p>
          </table:table-cell>
          <table:table-cell table:style-name="ce29" office:value-type="string">
            <text:p>Ukrywać Zakupione książki</text:p>
          </table:table-cell>
          <table:table-cell table:style-name="ce27" office:value-type="string">
            <text:p>Esconder Livros comprados</text:p>
          </table:table-cell>
          <table:table-cell/>
          <table:table-cell table:style-name="ce27" office:value-type="string">
            <text:p>Скрывать «Купленные книги»</text:p>
          </table:table-cell>
          <table:table-cell table:style-name="ce21" office:value-type="string">
            <text:p>Satınalınmış Kitapları Gizle</text:p>
          </table:table-cell>
          <table:table-cell/>
          <table:table-cell table:style-name="ce21" office:value-type="string">
            <text:p>Ẩn sách mua</text:p>
          </table:table-cell>
          <table:table-cell table:style-name="ce28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HIDE_ADD_NEW_COLLECTION</text:p>
          </table:table-cell>
          <table:table-cell table:style-name="ce27" office:value-type="string">
            <text:p>Hide Add New Collection</text:p>
          </table:table-cell>
          <table:table-cell/>
          <table:table-cell table:style-name="ce27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7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/>
          <table:table-cell table:style-name="ce21" office:value-type="string">
            <text:p>Amagar Afegir Nova Col·lecció</text:p>
          </table:table-cell>
          <table:table-cell/>
          <table:table-cell table:style-name="ce27" office:value-type="string">
            <text:p>Verberg nieuwe collectie</text:p>
          </table:table-cell>
          <table:table-cell table:style-name="ce29" office:value-type="string">
            <text:p>Ukrywać Nową kolekcje</text:p>
          </table:table-cell>
          <table:table-cell table:style-name="ce27" office:value-type="string">
            <text:p>Esconder Criar Nova Coleção</text:p>
          </table:table-cell>
          <table:table-cell/>
          <table:table-cell table:style-name="ce27" office:value-type="string">
            <text:p>Скрывать «Новая коллекция»</text:p>
          </table:table-cell>
          <table:table-cell table:style-name="ce21" office:value-type="string">
            <text:p>Yeni Koleksiyon Eklemeyi Gizle</text:p>
          </table:table-cell>
          <table:table-cell/>
          <table:table-cell table:style-name="ce21" office:value-type="string">
            <text:p>Ẩn Thêm sưa tập sách</text:p>
          </table:table-cell>
          <table:table-cell table:style-name="ce28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SHOW_READING_PROGRESS</text:p>
          </table:table-cell>
          <table:table-cell table:style-name="ce27" office:value-type="string">
            <text:p>Show Reading Progress</text:p>
          </table:table-cell>
          <table:table-cell/>
          <table:table-cell table:style-name="ce27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7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/>
          <table:table-cell table:style-name="ce21" office:value-type="string">
            <text:p>Progrés de lectura</text:p>
          </table:table-cell>
          <table:table-cell/>
          <table:table-cell table:style-name="ce27" office:value-type="string">
            <text:p>Leesvoortgang</text:p>
          </table:table-cell>
          <table:table-cell table:style-name="ce29" office:value-type="string">
            <text:p>Pokazać postęp czytania</text:p>
          </table:table-cell>
          <table:table-cell table:style-name="ce27" office:value-type="string">
            <text:p>Progresso de Leitura</text:p>
          </table:table-cell>
          <table:table-cell/>
          <table:table-cell table:style-name="ce27" office:value-type="string">
            <text:p>Количество прочитанного</text:p>
          </table:table-cell>
          <table:table-cell table:style-name="ce21" office:value-type="string">
            <text:p>Okuma İlerlemesini Göster</text:p>
          </table:table-cell>
          <table:table-cell/>
          <table:table-cell table:style-name="ce21" office:value-type="string">
            <text:p>Hiện Quá trình đọc</text:p>
          </table:table-cell>
          <table:table-cell table:style-name="ce28" office:value-type="string">
            <text:p>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SHOW_READING_PROGRESS_CURRENT</text:p>
          </table:table-cell>
          <table:table-cell table:style-name="ce27" office:value-type="string">
            <text:p>Show for Current Book</text:p>
          </table:table-cell>
          <table:table-cell/>
          <table:table-cell table:style-name="ce27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7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/>
          <table:table-cell table:style-name="ce21" office:value-type="string">
            <text:p>Mostrar en el llibre actual</text:p>
          </table:table-cell>
          <table:table-cell/>
          <table:table-cell table:style-name="ce27" office:value-type="string">
            <text:p>Toon bij huidig boek</text:p>
          </table:table-cell>
          <table:table-cell table:style-name="ce29" office:value-type="string">
            <text:p>Pokazać dla bieżącej książki</text:p>
          </table:table-cell>
          <table:table-cell table:style-name="ce27" office:value-type="string">
            <text:p>Mostrar Livro Atual</text:p>
          </table:table-cell>
          <table:table-cell/>
          <table:table-cell table:style-name="ce27" office:value-type="string">
            <text:p>Отображение для текущей книги</text:p>
          </table:table-cell>
          <table:table-cell table:style-name="ce21" office:value-type="string">
            <text:p>Geçerli Kitap İçin Göster</text:p>
          </table:table-cell>
          <table:table-cell/>
          <table:table-cell table:style-name="ce21" office:value-type="string">
            <text:p>Hiện Sách hiện tại</text:p>
          </table:table-cell>
          <table:table-cell table:style-name="ce28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PROGRESS_FORMAT_CURRENT</text:p>
          </table:table-cell>
          <table:table-cell table:style-name="ce27" office:value-type="string">
            <text:p>Format for Current Book</text:p>
          </table:table-cell>
          <table:table-cell/>
          <table:table-cell table:style-name="ce27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7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/>
          <table:table-cell table:style-name="ce21" office:value-type="string">
            <text:p>Format en el llibre actual</text:p>
          </table:table-cell>
          <table:table-cell/>
          <table:table-cell table:style-name="ce27" office:value-type="string">
            <text:p>Stijl bij huidig boek</text:p>
          </table:table-cell>
          <table:table-cell table:style-name="ce29" office:value-type="string">
            <text:p>Format dla bieżącej książki</text:p>
          </table:table-cell>
          <table:table-cell table:style-name="ce27" office:value-type="string">
            <text:p>Formato do Livro Atual</text:p>
          </table:table-cell>
          <table:table-cell/>
          <table:table-cell table:style-name="ce27" office:value-type="string">
            <text:p>Формат для текущей книги</text:p>
          </table:table-cell>
          <table:table-cell table:style-name="ce21" office:value-type="string">
            <text:p>Geçerli Kitap Formatı</text:p>
          </table:table-cell>
          <table:table-cell/>
          <table:table-cell table:style-name="ce21" office:value-type="string">
            <text:p>Định dạng Sách hiện tại</text:p>
          </table:table-cell>
          <table:table-cell table:style-name="ce28" office:value-type="string">
            <text:p>当前书籍的进度4格式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SHOW_READING_PROGRESS_THUMBS</text:p>
          </table:table-cell>
          <table:table-cell table:style-name="ce27" office:value-type="string">
            <text:p>Show for Thumbnails</text:p>
          </table:table-cell>
          <table:table-cell/>
          <table:table-cell table:style-name="ce27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7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/>
          <table:table-cell table:style-name="ce21" office:value-type="string">
            <text:p>Mostrar en Vista Miniatures</text:p>
          </table:table-cell>
          <table:table-cell/>
          <table:table-cell table:style-name="ce27" office:value-type="string">
            <text:p>Toon bij miniaturen</text:p>
          </table:table-cell>
          <table:table-cell table:style-name="ce29" office:value-type="string">
            <text:p>Pozać na ikonie</text:p>
          </table:table-cell>
          <table:table-cell table:style-name="ce27" office:value-type="string">
            <text:p>Mostrar Miniaturas</text:p>
          </table:table-cell>
          <table:table-cell/>
          <table:table-cell table:style-name="ce27" office:value-type="string">
            <text:p>Отображение на иконке</text:p>
          </table:table-cell>
          <table:table-cell table:style-name="ce21" office:value-type="string">
            <text:p>Önizleme Göster</text:p>
          </table:table-cell>
          <table:table-cell table:number-columns-repeated="2"/>
          <table:table-cell table:style-name="ce28" office:value-type="string">
            <text:p>在图标状态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PROGRESS_FORMAT_THUMBS</text:p>
          </table:table-cell>
          <table:table-cell table:style-name="ce27" office:value-type="string">
            <text:p>Format for Thumbnails</text:p>
          </table:table-cell>
          <table:table-cell/>
          <table:table-cell table:style-name="ce27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7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/>
          <table:table-cell table:style-name="ce21" office:value-type="string">
            <text:p>Format en Vista Miniatures</text:p>
          </table:table-cell>
          <table:table-cell/>
          <table:table-cell table:style-name="ce27" office:value-type="string">
            <text:p>Stijl bij miniaturen</text:p>
          </table:table-cell>
          <table:table-cell table:style-name="ce29" office:value-type="string">
            <text:p>Format na ikonie</text:p>
          </table:table-cell>
          <table:table-cell table:style-name="ce27" office:value-type="string">
            <text:p>Formato das Miniaturas</text:p>
          </table:table-cell>
          <table:table-cell/>
          <table:table-cell table:style-name="ce27" office:value-type="string">
            <text:p>Формат на иконке</text:p>
          </table:table-cell>
          <table:table-cell table:style-name="ce21" office:value-type="string">
            <text:p>Önizleme Formatı</text:p>
          </table:table-cell>
          <table:table-cell table:number-columns-repeated="2"/>
          <table:table-cell table:style-name="ce28" office:value-type="string">
            <text:p>图标状态下的进度格式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ONLY_SHOW_FROM_PAGE</text:p>
          </table:table-cell>
          <table:table-cell table:style-name="ce27" office:value-type="string">
            <text:p>Only Show from Page</text:p>
          </table:table-cell>
          <table:table-cell/>
          <table:table-cell table:style-name="ce27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7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/>
          <table:table-cell table:style-name="ce21" office:value-type="string">
            <text:p>Mostrar només desde la página</text:p>
          </table:table-cell>
          <table:table-cell/>
          <table:table-cell table:style-name="ce27" office:value-type="string">
            <text:p>Alleen tonen vanaf pagina</text:p>
          </table:table-cell>
          <table:table-cell table:style-name="ce29" office:value-type="string">
            <text:p>Pokazywać tylko na stronie</text:p>
          </table:table-cell>
          <table:table-cell table:style-name="ce27" office:value-type="string">
            <text:p>Mostrar somente desde a página</text:p>
          </table:table-cell>
          <table:table-cell/>
          <table:table-cell table:style-name="ce27" office:value-type="string">
            <text:p>Отображать только на странице</text:p>
          </table:table-cell>
          <table:table-cell table:style-name="ce21" office:value-type="string">
            <text:p>Sadece Sayfadan Göster</text:p>
          </table:table-cell>
          <table:table-cell table:number-columns-repeated="2"/>
          <table:table-cell table:style-name="ce28" office:value-type="string">
            <text:p>开始显示的页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PAGE</text:p>
          </table:table-cell>
          <table:table-cell table:style-name="ce27" office:value-type="string">
            <text:p>Page</text:p>
          </table:table-cell>
          <table:table-cell/>
          <table:table-cell table:style-name="ce27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7" office:value-type="string">
            <text:p>Page</text:p>
          </table:table-cell>
          <table:table-cell table:style-name="ce21" office:value-type="string">
            <text:p>Pagina</text:p>
          </table:table-cell>
          <table:table-cell/>
          <table:table-cell table:style-name="ce21" office:value-type="string">
            <text:p>Pàgina</text:p>
          </table:table-cell>
          <table:table-cell/>
          <table:table-cell table:style-name="ce27" office:value-type="string">
            <text:p>Pagina</text:p>
          </table:table-cell>
          <table:table-cell table:style-name="ce29" office:value-type="string">
            <text:p>Strona</text:p>
          </table:table-cell>
          <table:table-cell table:style-name="ce27" office:value-type="string">
            <text:p>Página</text:p>
          </table:table-cell>
          <table:table-cell/>
          <table:table-cell table:style-name="ce27" office:value-type="string">
            <text:p>Страница</text:p>
          </table:table-cell>
          <table:table-cell table:style-name="ce21" office:value-type="string">
            <text:p>Sayfa</text:p>
          </table:table-cell>
          <table:table-cell table:number-columns-repeated="2"/>
          <table:table-cell table:style-name="ce28" office:value-type="string">
            <text:p>页</text:p>
          </table:table-cell>
          <table:table-cell table:number-columns-repeated="1003"/>
        </table:table-row>
        <table:table-row table:style-name="ro1">
          <table:table-cell/>
          <table:table-cell table:style-name="ce27" office:value-type="string">
            <text:p>OF</text:p>
          </table:table-cell>
          <table:table-cell table:style-name="ce27" office:value-type="string">
            <text:p>of</text:p>
          </table:table-cell>
          <table:table-cell/>
          <table:table-cell table:style-name="ce27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7" office:value-type="string">
            <text:p>de</text:p>
          </table:table-cell>
          <table:table-cell table:style-name="ce21" office:value-type="string">
            <text:p>di</text:p>
          </table:table-cell>
          <table:table-cell/>
          <table:table-cell table:style-name="ce21" office:value-type="string">
            <text:p>de</text:p>
          </table:table-cell>
          <table:table-cell/>
          <table:table-cell table:style-name="ce27" office:value-type="string">
            <text:p>van</text:p>
          </table:table-cell>
          <table:table-cell table:style-name="ce29" office:value-type="string">
            <text:p>z</text:p>
          </table:table-cell>
          <table:table-cell table:style-name="ce27" office:value-type="string">
            <text:p>de</text:p>
          </table:table-cell>
          <table:table-cell/>
          <table:table-cell table:style-name="ce27" office:value-type="string">
            <text:p>из</text:p>
          </table:table-cell>
          <table:table-cell table:style-name="ce21" office:value-type="string">
            <text:p>dan</text:p>
          </table:table-cell>
          <table:table-cell/>
          <table:table-cell table:style-name="ce21" office:value-type="string">
            <text:p>của</text:p>
          </table:table-cell>
          <table:table-cell table:style-name="ce28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TRUE</text:p>
          </table:table-cell>
          <table:table-cell table:style-name="ce27" office:value-type="string">
            <text:p>On</text:p>
          </table:table-cell>
          <table:table-cell/>
          <table:table-cell table:style-name="ce27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7" office:value-type="string">
            <text:p>On</text:p>
          </table:table-cell>
          <table:table-cell table:style-name="ce21" office:value-type="string">
            <text:p>On</text:p>
          </table:table-cell>
          <table:table-cell/>
          <table:table-cell table:style-name="ce21" office:value-type="string">
            <text:p>Activat</text:p>
          </table:table-cell>
          <table:table-cell/>
          <table:table-cell table:style-name="ce27" office:value-type="string">
            <text:p>Aan</text:p>
          </table:table-cell>
          <table:table-cell table:style-name="ce29" office:value-type="string">
            <text:p>Tak</text:p>
          </table:table-cell>
          <table:table-cell table:style-name="ce27" office:value-type="string">
            <text:p>Ativado</text:p>
          </table:table-cell>
          <table:table-cell/>
          <table:table-cell table:style-name="ce27" office:value-type="string">
            <text:p>Да</text:p>
          </table:table-cell>
          <table:table-cell table:style-name="ce21" office:value-type="string">
            <text:p>Açık</text:p>
          </table:table-cell>
          <table:table-cell/>
          <table:table-cell table:style-name="ce21" office:value-type="string">
            <text:p>Mở</text:p>
          </table:table-cell>
          <table:table-cell table:style-name="ce28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FALSE</text:p>
          </table:table-cell>
          <table:table-cell table:style-name="ce27" office:value-type="string">
            <text:p>Off</text:p>
          </table:table-cell>
          <table:table-cell/>
          <table:table-cell table:style-name="ce27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7" office:value-type="string">
            <text:p>Off</text:p>
          </table:table-cell>
          <table:table-cell table:style-name="ce21" office:value-type="string">
            <text:p>Off</text:p>
          </table:table-cell>
          <table:table-cell/>
          <table:table-cell table:style-name="ce21" office:value-type="string">
            <text:p>Desactivat</text:p>
          </table:table-cell>
          <table:table-cell/>
          <table:table-cell table:style-name="ce27" office:value-type="string">
            <text:p>Uit</text:p>
          </table:table-cell>
          <table:table-cell table:style-name="ce29" office:value-type="string">
            <text:p>Nie</text:p>
          </table:table-cell>
          <table:table-cell table:style-name="ce27" office:value-type="string">
            <text:p>Desativado</text:p>
          </table:table-cell>
          <table:table-cell/>
          <table:table-cell table:style-name="ce27" office:value-type="string">
            <text:p>Нет</text:p>
          </table:table-cell>
          <table:table-cell table:style-name="ce21" office:value-type="string">
            <text:p>Kapalı</text:p>
          </table:table-cell>
          <table:table-cell/>
          <table:table-cell table:style-name="ce21" office:value-type="string">
            <text:p>Tắt</text:p>
          </table:table-cell>
          <table:table-cell table:style-name="ce28" office:value-type="string">
            <text:p>否</text:p>
          </table:table-cell>
          <table:table-cell table:number-columns-repeated="1003"/>
        </table:table-row>
        <table:table-row table:style-name="ro4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7" office:value-type="string">
            <text:p>MSG_COPYING_BOOK</text:p>
          </table:table-cell>
          <table:table-cell table:style-name="ce27" office:value-type="string">
            <text:p>Copying book...</text:p>
          </table:table-cell>
          <table:table-cell/>
          <table:table-cell table:style-name="ce27" office:value-type="string">
            <text:p>Kopiere Buch...</text:p>
          </table:table-cell>
          <table:table-cell table:style-name="ce27" office:value-type="string">
            <text:p>Αντιγραφή βιβλίου...</text:p>
          </table:table-cell>
          <table:table-cell table:style-name="ce27" office:value-type="string">
            <text:p>Copiando libro...</text:p>
          </table:table-cell>
          <table:table-cell table:style-name="ce27" office:value-type="string">
            <text:p>Copie du livre en cours...</text:p>
          </table:table-cell>
          <table:table-cell table:style-name="ce27" office:value-type="string">
            <text:p>Copia del libro in corso...</text:p>
          </table:table-cell>
          <table:table-cell table:style-name="ce27" office:value-type="string">
            <text:p>ვაკოპირებ წიგნს...</text:p>
          </table:table-cell>
          <table:table-cell table:style-name="ce27" office:value-type="string">
            <text:p>Copiant llibre...</text:p>
          </table:table-cell>
          <table:table-cell table:style-name="ce27" office:value-type="string">
            <text:p>Kopíruji knihu</text:p>
          </table:table-cell>
          <table:table-cell table:style-name="ce27" office:value-type="string">
            <text:p>Kopieert boek...</text:p>
          </table:table-cell>
          <table:table-cell table:style-name="ce29" office:value-type="string">
            <text:p>Kopiowanie książki…</text:p>
          </table:table-cell>
          <table:table-cell table:style-name="ce27" office:value-type="string">
            <text:p>Copiando livro...</text:p>
          </table:table-cell>
          <table:table-cell/>
          <table:table-cell table:style-name="ce27" office:value-type="string">
            <text:p>Копируется книга...</text:p>
          </table:table-cell>
          <table:table-cell table:style-name="ce21" office:value-type="string">
            <text:p>Kitap kopyanalıyor...</text:p>
          </table:table-cell>
          <table:table-cell/>
          <table:table-cell table:style-name="ce27" office:value-type="string">
            <text:p>Đang copy sách</text:p>
          </table:table-cell>
          <table:table-cell table:style-name="ce27" office:value-type="string">
            <text:p>正在拷贝文件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MSG_ERROR_TARGET_EXISTS</text:p>
          </table:table-cell>
          <table:table-cell table:style-name="ce27" office:value-type="string">
            <text:p>Error, target file exists</text:p>
          </table:table-cell>
          <table:table-cell/>
          <table:table-cell table:style-name="ce27" office:value-type="string">
            <text:p>Fehler, Zieldatei existiert bereits</text:p>
          </table:table-cell>
          <table:table-cell table:style-name="ce27" office:value-type="string">
            <text:p>Σφάλμα, το αρχείο προορισμού υπάρχει ήδη</text:p>
          </table:table-cell>
          <table:table-cell table:style-name="ce27" office:value-type="string">
            <text:p>Error, el archivo de destino ya existe</text:p>
          </table:table-cell>
          <table:table-cell table:style-name="ce27" office:value-type="string">
            <text:p>Erreur, le fichier existe</text:p>
          </table:table-cell>
          <table:table-cell table:style-name="ce27" office:value-type="string">
            <text:p>Errore, il file di destinazione esiste</text:p>
          </table:table-cell>
          <table:table-cell table:style-name="ce27" office:value-type="string">
            <text:p>შეცდომა: ფაილი ასეთი სახელით არსებობს</text:p>
          </table:table-cell>
          <table:table-cell table:style-name="ce27" office:value-type="string">
            <text:p>Error, l'arxiu destí existeix</text:p>
          </table:table-cell>
          <table:table-cell table:style-name="ce27" office:value-type="string">
            <text:p>Chyba, cílový soubor existuje</text:p>
          </table:table-cell>
          <table:table-cell table:style-name="ce27" office:value-type="string">
            <text:p>Fout, het bestand bestaat al</text:p>
          </table:table-cell>
          <table:table-cell table:style-name="ce29" office:value-type="string">
            <text:p>Błąd, plik już istnieje</text:p>
          </table:table-cell>
          <table:table-cell table:style-name="ce27" office:value-type="string">
            <text:p>Erro, o arquivo de destino não existe</text:p>
          </table:table-cell>
          <table:table-cell/>
          <table:table-cell table:style-name="ce27" office:value-type="string">
            <text:p>Ошибка, файл уже существует</text:p>
          </table:table-cell>
          <table:table-cell table:style-name="ce21" office:value-type="string">
            <text:p>Hata, hedef dosya mevcut</text:p>
          </table:table-cell>
          <table:table-cell table:style-name="ce27" office:value-type="string">
            <text:p>Помилка, цільовий файл</text:p>
          </table:table-cell>
          <table:table-cell table:style-name="ce27" office:value-type="string">
            <text:p>Lỗi, file đã tồn tại</text:p>
          </table:table-cell>
          <table:table-cell table:style-name="ce27" office:value-type="string">
            <text:p>错误，目标文件已存在</text:p>
          </table:table-cell>
          <table:table-cell table:number-columns-repeated="1003"/>
        </table:table-row>
        <table:table-row table:style-name="ro10">
          <table:table-cell/>
          <table:table-cell table:style-name="ce27" office:value-type="string">
            <text:p>MSG_ERROR_OPENING_BOOK</text:p>
          </table:table-cell>
          <table:table-cell table:style-name="ce27" office:value-type="string">
            <text:p>Error opening book, \nprobably you have to reinsert card.</text:p>
          </table:table-cell>
          <table:table-cell/>
          <table:table-cell table:style-name="ce27" office:value-type="string">
            <text:p>Fehler beim Buch Öffnen,\n evtl. Speicherkarte neu einsetzen.</text:p>
          </table:table-cell>
          <table:table-cell table:style-name="ce27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7" office:value-type="string">
            <text:p>Error al abrir libro, \nprobablemente tienes que introducir la tarjeta</text:p>
          </table:table-cell>
          <table:table-cell table:style-name="ce27" office:value-type="string">
            <text:p>Erreur lors de l'ouverture du livre, \nvous devez probablement réinsérer la carte</text:p>
          </table:table-cell>
          <table:table-cell table:style-name="ce27" office:value-type="string">
            <text:p>Errore durante l'apertura del libro, \nprobabilmente è necessario reintrodurre la memory card</text:p>
          </table:table-cell>
          <table:table-cell table:style-name="ce27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7" office:value-type="string">
            <text:p>Error en obrir el llibre, \nprobablement s'ha de inserir la targeta.</text:p>
          </table:table-cell>
          <table:table-cell table:style-name="ce27" office:value-type="string">
            <text:p>Chyba otvírání knihy/vložte znovu kartu</text:p>
          </table:table-cell>
          <table:table-cell table:style-name="ce27" office:value-type="string">
            <text:p>Fout bij het openen van het boek, \nwaarschijnlijk kaart verwijderen en terugplaatsen</text:p>
          </table:table-cell>
          <table:table-cell table:style-name="ce29" office:value-type="string">
            <text:p>Błąd otwierania książki, \n spróbuj ponownie</text:p>
          </table:table-cell>
          <table:table-cell table:style-name="ce27" office:value-type="string">
            <text:p>Erro ao abrir livro,\nprovavelmente o cartão deve ser inserido.</text:p>
          </table:table-cell>
          <table:table-cell/>
          <table:table-cell table:style-name="ce27" office:value-type="string">
            <text:p>Ошибка открытия книги, \n попробуйте вставить карту снова</text:p>
          </table:table-cell>
          <table:table-cell table:style-name="ce21" office:value-type="string">
            <text:p>Kitap açma hatası, muhtemelen kartı yeniden takmanız gerekiyor.</text:p>
          </table:table-cell>
          <table:table-cell table:number-columns-repeated="2"/>
          <table:table-cell table:style-name="ce27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MSG_ERROR_COPYING_BOOK</text:p>
          </table:table-cell>
          <table:table-cell table:style-name="ce27" office:value-type="string">
            <text:p>Error copying book</text:p>
          </table:table-cell>
          <table:table-cell/>
          <table:table-cell table:style-name="ce27" office:value-type="string">
            <text:p>Fehler beim Buch Kopieren</text:p>
          </table:table-cell>
          <table:table-cell table:style-name="ce27" office:value-type="string">
            <text:p>Σφάλμα στην αντιγραφή βιβλίου</text:p>
          </table:table-cell>
          <table:table-cell table:style-name="ce27" office:value-type="string">
            <text:p>Error copiando libro</text:p>
          </table:table-cell>
          <table:table-cell table:style-name="ce27" office:value-type="string">
            <text:p>Erreur lors de la copie du livre</text:p>
          </table:table-cell>
          <table:table-cell table:style-name="ce27" office:value-type="string">
            <text:p>Errore durante la copia del libro</text:p>
          </table:table-cell>
          <table:table-cell table:style-name="ce27" office:value-type="string">
            <text:p>შეცდომა წიგნის კოპირეისას</text:p>
          </table:table-cell>
          <table:table-cell table:style-name="ce27" office:value-type="string">
            <text:p>Error en copiar el llibre</text:p>
          </table:table-cell>
          <table:table-cell table:style-name="ce27" office:value-type="string">
            <text:p>Chyba kopírování</text:p>
          </table:table-cell>
          <table:table-cell table:style-name="ce27" office:value-type="string">
            <text:p>Fout bij het kopiëren van het boek</text:p>
          </table:table-cell>
          <table:table-cell table:style-name="ce29" office:value-type="string">
            <text:p>Błąd kopiowania książki</text:p>
          </table:table-cell>
          <table:table-cell table:style-name="ce27" office:value-type="string">
            <text:p>Erro ao copiar livro.</text:p>
          </table:table-cell>
          <table:table-cell/>
          <table:table-cell table:style-name="ce27" office:value-type="string">
            <text:p>Ошибка копирования книги</text:p>
          </table:table-cell>
          <table:table-cell table:style-name="ce21" office:value-type="string">
            <text:p>Kitap kopyalama hatası</text:p>
          </table:table-cell>
          <table:table-cell/>
          <table:table-cell table:style-name="ce27" office:value-type="string">
            <text:p>Lỗi copy sách</text:p>
          </table:table-cell>
          <table:table-cell table:style-name="ce27" office:value-type="string">
            <text:p>错误，无法拷贝文件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MSG_OK</text:p>
          </table:table-cell>
          <table:table-cell table:style-name="ce27" office:value-type="string">
            <text:p>OK</text:p>
          </table:table-cell>
          <table:table-cell/>
          <table:table-cell table:style-name="ce27" office:value-type="string">
            <text:p>OK</text:p>
          </table:table-cell>
          <table:table-cell table:style-name="ce27" office:value-type="string">
            <text:p>Εντάξει</text:p>
          </table:table-cell>
          <table:table-cell table:number-columns-repeated="3" table:style-name="ce27" office:value-type="string">
            <text:p>OK</text:p>
          </table:table-cell>
          <table:table-cell table:style-name="ce27" office:value-type="string">
            <text:p>ყველაფერი რიგზეა</text:p>
          </table:table-cell>
          <table:table-cell table:number-columns-repeated="2" table:style-name="ce27" office:value-type="string">
            <text:p>OK</text:p>
          </table:table-cell>
          <table:table-cell table:style-name="ce27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7" office:value-type="string">
            <text:p>OK</text:p>
          </table:table-cell>
          <table:table-cell/>
          <table:table-cell table:style-name="ce27" office:value-type="string">
            <text:p>ОК</text:p>
          </table:table-cell>
          <table:table-cell table:style-name="ce21" office:value-type="string">
            <text:p>Tamam</text:p>
          </table:table-cell>
          <table:table-cell/>
          <table:table-cell table:number-columns-repeated="2" table:style-name="ce27" office:value-type="string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NODE_BROWSE_FOLDERS</text:p>
          </table:table-cell>
          <table:table-cell table:style-name="ce27" office:value-type="string">
            <text:p>Browse Folders</text:p>
          </table:table-cell>
          <table:table-cell/>
          <table:table-cell table:style-name="ce27" office:value-type="string">
            <text:p>Ordner durchsuchen</text:p>
          </table:table-cell>
          <table:table-cell table:style-name="ce27" office:value-type="string">
            <text:p>Περιήγηση φακέλων</text:p>
          </table:table-cell>
          <table:table-cell table:style-name="ce27" office:value-type="string">
            <text:p>Carpetas</text:p>
          </table:table-cell>
          <table:table-cell table:style-name="ce27" office:value-type="string">
            <text:p>Parcourir les dossiers</text:p>
          </table:table-cell>
          <table:table-cell table:style-name="ce27" office:value-type="string">
            <text:p>Sfoglia Cartelle</text:p>
          </table:table-cell>
          <table:table-cell table:style-name="ce27" office:value-type="string">
            <text:p>ფოლდერები</text:p>
          </table:table-cell>
          <table:table-cell table:style-name="ce27" office:value-type="string">
            <text:p>Carpetes</text:p>
          </table:table-cell>
          <table:table-cell table:style-name="ce27" office:value-type="string">
            <text:p>Procházet složky</text:p>
          </table:table-cell>
          <table:table-cell table:style-name="ce27" office:value-type="string">
            <text:p>Bladeren door mappen</text:p>
          </table:table-cell>
          <table:table-cell table:style-name="ce29" office:value-type="string">
            <text:p>Przegłąd folderu</text:p>
          </table:table-cell>
          <table:table-cell table:style-name="ce27" office:value-type="string">
            <text:p>Explorar pastas</text:p>
          </table:table-cell>
          <table:table-cell/>
          <table:table-cell table:style-name="ce27" office:value-type="string">
            <text:p>Просмотр папок</text:p>
          </table:table-cell>
          <table:table-cell table:style-name="ce21" office:value-type="string">
            <text:p>Dizinlere Gözat</text:p>
          </table:table-cell>
          <table:table-cell table:style-name="ce27" office:value-type="string">
            <text:p>Переглянути каталоги</text:p>
          </table:table-cell>
          <table:table-cell table:style-name="ce27" office:value-type="string">
            <text:p>Duyệt Thư mục</text:p>
          </table:table-cell>
          <table:table-cell table:style-name="ce27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NODE_BROWSE_FOLDERS_COMMENT</text:p>
          </table:table-cell>
          <table:table-cell table:style-name="ce27" office:value-type="string">
            <text:p>Browse the file system</text:p>
          </table:table-cell>
          <table:table-cell/>
          <table:table-cell table:style-name="ce27" office:value-type="string">
            <text:p>Dateisystem durchsuchen</text:p>
          </table:table-cell>
          <table:table-cell table:style-name="ce27" office:value-type="string">
            <text:p>Περιήγηση συστήματος αρχείων</text:p>
          </table:table-cell>
          <table:table-cell table:style-name="ce27" office:value-type="string">
            <text:p>Explorar</text:p>
          </table:table-cell>
          <table:table-cell table:style-name="ce27" office:value-type="string">
            <text:p>Parcourir le dossier système</text:p>
          </table:table-cell>
          <table:table-cell table:style-name="ce27" office:value-type="string">
            <text:p>Sfoglia il file system</text:p>
          </table:table-cell>
          <table:table-cell table:style-name="ce27" office:value-type="string">
            <text:p>ფოლდერები</text:p>
          </table:table-cell>
          <table:table-cell table:style-name="ce27" office:value-type="string">
            <text:p>Explorar</text:p>
          </table:table-cell>
          <table:table-cell table:style-name="ce27" office:value-type="string">
            <text:p>Procházet paměť</text:p>
          </table:table-cell>
          <table:table-cell table:style-name="ce27" office:value-type="string">
            <text:p>Bladeren door bestandssysteem</text:p>
          </table:table-cell>
          <table:table-cell table:style-name="ce29" office:value-type="string">
            <text:p>Przegłąd plików</text:p>
          </table:table-cell>
          <table:table-cell table:style-name="ce27" office:value-type="string">
            <text:p>Explorar arquivos do sistema</text:p>
          </table:table-cell>
          <table:table-cell/>
          <table:table-cell table:style-name="ce27" office:value-type="string">
            <text:p>Работа с файловой системой</text:p>
          </table:table-cell>
          <table:table-cell table:style-name="ce21" office:value-type="string">
            <text:p>Dosya sistemine gözat</text:p>
          </table:table-cell>
          <table:table-cell table:style-name="ce27" office:value-type="string">
            <text:p>Переглянути файлову систему</text:p>
          </table:table-cell>
          <table:table-cell table:style-name="ce27" office:value-type="string">
            <text:p>Duyệt File hệ thống</text:p>
          </table:table-cell>
          <table:table-cell table:style-name="ce27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NODE_BROWSE_FOLDERS_SHORT</text:p>
          </table:table-cell>
          <table:table-cell table:style-name="ce27" office:value-type="string">
            <text:p>Folders</text:p>
          </table:table-cell>
          <table:table-cell/>
          <table:table-cell table:style-name="ce27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7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7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7" office:value-type="string">
            <text:p>Mappen</text:p>
          </table:table-cell>
          <table:table-cell table:style-name="ce29" office:value-type="string">
            <text:p>Foldery</text:p>
          </table:table-cell>
          <table:table-cell table:style-name="ce27" office:value-type="string">
            <text:p>Pastas</text:p>
          </table:table-cell>
          <table:table-cell/>
          <table:table-cell table:style-name="ce27" office:value-type="string">
            <text:p>Папки</text:p>
          </table:table-cell>
          <table:table-cell table:style-name="ce21" office:value-type="string">
            <text:p>Dizinler</text:p>
          </table:table-cell>
          <table:table-cell table:style-name="ce27" office:value-type="string">
            <text:p>Каталоги</text:p>
          </table:table-cell>
          <table:table-cell table:style-name="ce27" office:value-type="string">
            <text:p>Thư mục</text:p>
          </table:table-cell>
          <table:table-cell table:style-name="ce27" office:value-type="string">
            <text:p>浏览文件夹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NODE_COPY_AND_OPEN</text:p>
          </table:table-cell>
          <table:table-cell table:style-name="ce27" office:value-type="string">
            <text:p>Copy to Internal Memory &amp; Open</text:p>
          </table:table-cell>
          <table:table-cell/>
          <table:table-cell table:style-name="ce27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7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7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7" office:value-type="string">
            <text:p>Kopieer naar reader &amp; open</text:p>
          </table:table-cell>
          <table:table-cell table:style-name="ce29" office:value-type="string">
            <text:p>Skopiować do pamięci i otworzyć</text:p>
          </table:table-cell>
          <table:table-cell table:style-name="ce27" office:value-type="string">
            <text:p>Copiar para Memória Interna e abrir</text:p>
          </table:table-cell>
          <table:table-cell/>
          <table:table-cell table:style-name="ce27" office:value-type="string">
            <text:p>Скопировать в память и открыть</text:p>
          </table:table-cell>
          <table:table-cell table:style-name="ce21" office:value-type="string">
            <text:p>Cihaz Hafızasına Kopyala &amp; Aç</text:p>
          </table:table-cell>
          <table:table-cell/>
          <table:table-cell table:style-name="ce27" office:value-type="string">
            <text:p>Copy vào bộ nhớ máy &amp; Mở</text:p>
          </table:table-cell>
          <table:table-cell table:style-name="ce27" office:value-type="string">
            <text:p>拷贝到内部存储并打开</text:p>
          </table:table-cell>
          <table:table-cell table:number-columns-repeated="1003"/>
        </table:table-row>
        <table:table-row table:style-name="ro11">
          <table:table-cell/>
          <table:table-cell table:style-name="ce27" office:value-type="string">
            <text:p>NODE_COPY_AND_OPEN_COMMENT</text:p>
          </table:table-cell>
          <table:table-cell table:style-name="ce27" office:value-type="string">
            <text:p>Copies file to the internal memory and opens it</text:p>
          </table:table-cell>
          <table:table-cell/>
          <table:table-cell table:style-name="ce27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7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7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7" office:value-type="string">
            <text:p>Kopieer bestand naar geheugen en opent het</text:p>
          </table:table-cell>
          <table:table-cell table:style-name="ce29" office:value-type="string">
            <text:p>Skopiować plik do pamięci wewnętrznej i otworzyć</text:p>
          </table:table-cell>
          <table:table-cell table:style-name="ce27" office:value-type="string">
            <text:p>Copia arquivos para Memória Interna e os abre</text:p>
          </table:table-cell>
          <table:table-cell/>
          <table:table-cell table:style-name="ce27" office:value-type="string">
            <text:p>Скопировать файл во внутр. память и открыть его</text:p>
          </table:table-cell>
          <table:table-cell table:style-name="ce21" office:value-type="string">
            <text:p>Dosyayı cihaz hafızasına kopyalar ve açar</text:p>
          </table:table-cell>
          <table:table-cell table:number-columns-repeated="2"/>
          <table:table-cell table:style-name="ce27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NODE_COPY_TO_INTERNAL_MEMORY</text:p>
          </table:table-cell>
          <table:table-cell table:style-name="ce27" office:value-type="string">
            <text:p>Copy to Internal Memory</text:p>
          </table:table-cell>
          <table:table-cell/>
          <table:table-cell table:style-name="ce27" office:value-type="string">
            <text:p>In den internen Speicher kopieren</text:p>
          </table:table-cell>
          <table:table-cell table:style-name="ce27" office:value-type="string">
            <text:p>Αντιγραφή στην εσωτερική μνήμη</text:p>
          </table:table-cell>
          <table:table-cell table:style-name="ce27" office:value-type="string">
            <text:p>Copiar a Memoria Interna</text:p>
          </table:table-cell>
          <table:table-cell table:style-name="ce27" office:value-type="string">
            <text:p>Copier dans la mémoire interne</text:p>
          </table:table-cell>
          <table:table-cell table:style-name="ce27" office:value-type="string">
            <text:p>Copia nella Memoria Interna</text:p>
          </table:table-cell>
          <table:table-cell table:style-name="ce27" office:value-type="string">
            <text:p>შიდა მეხსიერებაში კოპირება</text:p>
          </table:table-cell>
          <table:table-cell table:style-name="ce27" office:value-type="string">
            <text:p>Copia a Memòria Interna</text:p>
          </table:table-cell>
          <table:table-cell table:style-name="ce27" office:value-type="string">
            <text:p>Zkopírovat do vnitřní paměti</text:p>
          </table:table-cell>
          <table:table-cell table:style-name="ce27" office:value-type="string">
            <text:p>Kopieer naar reader</text:p>
          </table:table-cell>
          <table:table-cell table:style-name="ce29" office:value-type="string">
            <text:p>Skopiować do pamięci </text:p>
          </table:table-cell>
          <table:table-cell table:style-name="ce27" office:value-type="string">
            <text:p>Copiar para a Memória Interna</text:p>
          </table:table-cell>
          <table:table-cell/>
          <table:table-cell table:style-name="ce27" office:value-type="string">
            <text:p>Скопировать в память</text:p>
          </table:table-cell>
          <table:table-cell table:style-name="ce21" office:value-type="string">
            <text:p>Cihaz Hafızasına Kopyala</text:p>
          </table:table-cell>
          <table:table-cell table:style-name="ce27" office:value-type="string">
            <text:p>Копіювати на внутрішню пам'ять</text:p>
          </table:table-cell>
          <table:table-cell/>
          <table:table-cell table:style-name="ce27" office:value-type="string">
            <text:p>拷贝到内部存储</text:p>
          </table:table-cell>
          <table:table-cell table:number-columns-repeated="1003"/>
        </table:table-row>
        <table:table-row table:style-name="ro11">
          <table:table-cell/>
          <table:table-cell table:style-name="ce27" office:value-type="string">
            <text:p>NODE_COPY_TO_INTERNAL_MEMORY_COMMENT</text:p>
          </table:table-cell>
          <table:table-cell table:style-name="ce27" office:value-type="string">
            <text:p>Copies file to the internal memory root</text:p>
          </table:table-cell>
          <table:table-cell/>
          <table:table-cell table:style-name="ce27" office:value-type="string">
            <text:p>Kopiert Datei in das Stammverzeichnis des internen Speichers</text:p>
          </table:table-cell>
          <table:table-cell table:style-name="ce27" office:value-type="string">
            <text:p>Αντιγράφει το αρχείο στην εσωτερική μνήμη</text:p>
          </table:table-cell>
          <table:table-cell table:style-name="ce27" office:value-type="string">
            <text:p>Copiar a la raíz de la Memoria Interna</text:p>
          </table:table-cell>
          <table:table-cell table:style-name="ce27" office:value-type="string">
            <text:p>Copie le fichier à la racine de la mémoire interne</text:p>
          </table:table-cell>
          <table:table-cell table:style-name="ce27" office:value-type="string">
            <text:p>Copia file nella root della Memoria Interna</text:p>
          </table:table-cell>
          <table:table-cell table:style-name="ce27" office:value-type="string">
            <text:p>აკოპირებს ფაილს შიდა მეხსიერებაში</text:p>
          </table:table-cell>
          <table:table-cell table:style-name="ce27" office:value-type="string">
            <text:p>Copia arxius a l'arrel de la memòria interna</text:p>
          </table:table-cell>
          <table:table-cell table:style-name="ce27" office:value-type="string">
            <text:p>Kopíruje data do vnitřní paměti</text:p>
          </table:table-cell>
          <table:table-cell table:style-name="ce27" office:value-type="string">
            <text:p>Kopieert bestand naar geheugen</text:p>
          </table:table-cell>
          <table:table-cell table:style-name="ce29" office:value-type="string">
            <text:p>Skopiować plik do root pamięci wewnętrznej</text:p>
          </table:table-cell>
          <table:table-cell table:style-name="ce27" office:value-type="string">
            <text:p>Copiar arquivos para a raiz da Memória Interna</text:p>
          </table:table-cell>
          <table:table-cell/>
          <table:table-cell table:style-name="ce27" office:value-type="string">
            <text:p>Скопировать на верхний уровень внутр. памяти</text:p>
          </table:table-cell>
          <table:table-cell table:style-name="ce21" office:value-type="string">
            <text:p>Dosyayı cihaz hafızası ana dizinine kopyalar</text:p>
          </table:table-cell>
          <table:table-cell table:style-name="ce27" office:value-type="string">
            <text:p>Копіювання файлу на корінь внутрішньої пам'яті</text:p>
          </table:table-cell>
          <table:table-cell/>
          <table:table-cell table:style-name="ce27" office:value-type="string">
            <text:p>把文件拷贝到内部存储根目录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NODE_INTERNAL_MEMORY</text:p>
          </table:table-cell>
          <table:table-cell table:style-name="ce27" office:value-type="string">
            <text:p>Internal Memory</text:p>
          </table:table-cell>
          <table:table-cell/>
          <table:table-cell table:style-name="ce27" office:value-type="string">
            <text:p>Interner Speicher</text:p>
          </table:table-cell>
          <table:table-cell table:style-name="ce27" office:value-type="string">
            <text:p>Εσωτερική μνήμη</text:p>
          </table:table-cell>
          <table:table-cell table:style-name="ce27" office:value-type="string">
            <text:p>Memoria Interna</text:p>
          </table:table-cell>
          <table:table-cell table:style-name="ce27" office:value-type="string">
            <text:p>Mémoire interne</text:p>
          </table:table-cell>
          <table:table-cell table:style-name="ce27" office:value-type="string">
            <text:p>Memoria Interna</text:p>
          </table:table-cell>
          <table:table-cell table:style-name="ce27" office:value-type="string">
            <text:p>შიდა მეხსიერება</text:p>
          </table:table-cell>
          <table:table-cell table:style-name="ce27" office:value-type="string">
            <text:p>Memòria Interna</text:p>
          </table:table-cell>
          <table:table-cell table:style-name="ce27" office:value-type="string">
            <text:p>Vnitřní paměť</text:p>
          </table:table-cell>
          <table:table-cell table:style-name="ce27" office:value-type="string">
            <text:p>Intern geheugen</text:p>
          </table:table-cell>
          <table:table-cell table:style-name="ce29" office:value-type="string">
            <text:p>Pamięć wewnętrzna</text:p>
          </table:table-cell>
          <table:table-cell table:style-name="ce27" office:value-type="string">
            <text:p>Memória Interna</text:p>
          </table:table-cell>
          <table:table-cell/>
          <table:table-cell table:style-name="ce27" office:value-type="string">
            <text:p>Внутренняя память</text:p>
          </table:table-cell>
          <table:table-cell table:style-name="ce21" office:value-type="string">
            <text:p>Cihaz Hafızası</text:p>
          </table:table-cell>
          <table:table-cell table:style-name="ce27" office:value-type="string">
            <text:p>Внутрішня пам'ять</text:p>
          </table:table-cell>
          <table:table-cell/>
          <table:table-cell table:style-name="ce27" office:value-type="string">
            <text:p>内部存储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NODE_MEMORY_STICK</text:p>
          </table:table-cell>
          <table:table-cell table:style-name="ce27" office:value-type="string">
            <text:p>Memory Stick</text:p>
          </table:table-cell>
          <table:table-cell/>
          <table:table-cell table:number-columns-repeated="8" table:style-name="ce27" office:value-type="string">
            <text:p>Memory Stick</text:p>
          </table:table-cell>
          <table:table-cell table:style-name="ce27" office:value-type="string">
            <text:p>Geheugenstick</text:p>
          </table:table-cell>
          <table:table-cell table:style-name="ce29" office:value-type="string">
            <text:p>Memory Stick</text:p>
          </table:table-cell>
          <table:table-cell table:style-name="ce27" office:value-type="string">
            <text:p>Memory Stick</text:p>
          </table:table-cell>
          <table:table-cell/>
          <table:table-cell table:style-name="ce27" office:value-type="string">
            <text:p>Memory Stick</text:p>
          </table:table-cell>
          <table:table-cell table:style-name="ce21" office:value-type="string">
            <text:p>Memory Stick</text:p>
          </table:table-cell>
          <table:table-cell table:style-name="ce27" office:value-type="string">
            <text:p>Пам'ять карти</text:p>
          </table:table-cell>
          <table:table-cell/>
          <table:table-cell table:style-name="ce27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NODE_MEMORY_STICK_MOUNT</text:p>
          </table:table-cell>
          <table:table-cell table:style-name="ce27" office:value-type="string">
            <text:p>Memory Stick via Mount</text:p>
          </table:table-cell>
          <table:table-cell/>
          <table:table-cell table:style-name="ce27" office:value-type="string">
            <text:p>Memory Stick via Mount</text:p>
          </table:table-cell>
          <table:table-cell table:style-name="ce27" office:value-type="string">
            <text:p>Memory Stick μέσω μονταρίσματος</text:p>
          </table:table-cell>
          <table:table-cell table:style-name="ce27" office:value-type="string">
            <text:p>Memory Stick vía Mount</text:p>
          </table:table-cell>
          <table:table-cell table:style-name="ce27" office:value-type="string">
            <text:p>Memory Stick via Mount</text:p>
          </table:table-cell>
          <table:table-cell table:style-name="ce27" office:value-type="string">
            <text:p>Memory Stick con Mount</text:p>
          </table:table-cell>
          <table:table-cell table:style-name="ce27" office:value-type="string">
            <text:p>Memory Stick via Mount</text:p>
          </table:table-cell>
          <table:table-cell table:style-name="ce27" office:value-type="string">
            <text:p>Memory Stick vía Mount</text:p>
          </table:table-cell>
          <table:table-cell table:style-name="ce27" office:value-type="string">
            <text:p>Memory Stick přes Mount</text:p>
          </table:table-cell>
          <table:table-cell table:style-name="ce27" office:value-type="string">
            <text:p>Geheugenstick via mount</text:p>
          </table:table-cell>
          <table:table-cell table:style-name="ce29" office:value-type="string">
            <text:p> Memory Stick z montowaniem</text:p>
          </table:table-cell>
          <table:table-cell table:style-name="ce27" office:value-type="string">
            <text:p>Memory Stick via montagem</text:p>
          </table:table-cell>
          <table:table-cell/>
          <table:table-cell table:style-name="ce27" office:value-type="string">
            <text:p>Memory Stick с монтированием</text:p>
          </table:table-cell>
          <table:table-cell table:style-name="ce21" office:value-type="string">
            <text:p>Memory Stick yoluyla Bağla</text:p>
          </table:table-cell>
          <table:table-cell table:style-name="ce27" office:value-type="string">
            <text:p>Memory Stick via Mount</text:p>
          </table:table-cell>
          <table:table-cell/>
          <table:table-cell table:style-name="ce27" office:value-type="string">
            <text:p>通过Mount访问Sony记忆棒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NODE_RESCAN_INTERNAL_MEMORY</text:p>
          </table:table-cell>
          <table:table-cell table:style-name="ce27" office:value-type="string">
            <text:p>Rescan Internal Memory</text:p>
          </table:table-cell>
          <table:table-cell/>
          <table:table-cell table:style-name="ce27" office:value-type="string">
            <text:p>Internen Speicher erneut scannen</text:p>
          </table:table-cell>
          <table:table-cell table:style-name="ce27" office:value-type="string">
            <text:p>Επανασάρωση εσωτερικής μνήμης</text:p>
          </table:table-cell>
          <table:table-cell table:style-name="ce27" office:value-type="string">
            <text:p>Escanear memoria interna</text:p>
            <text:p/>
          </table:table-cell>
          <table:table-cell table:style-name="ce27" office:value-type="string">
            <text:p>Rescanner la mémoire interne</text:p>
          </table:table-cell>
          <table:table-cell table:style-name="ce27" office:value-type="string">
            <text:p>Rileggi la Memoria Interna</text:p>
          </table:table-cell>
          <table:table-cell table:style-name="ce27" office:value-type="string">
            <text:p>შიდა მეხსიერების დასკანირება</text:p>
          </table:table-cell>
          <table:table-cell table:style-name="ce27" office:value-type="string">
            <text:p>Escaneja Memòria Interna</text:p>
          </table:table-cell>
          <table:table-cell table:style-name="ce27" office:value-type="string">
            <text:p>Znovu načíst vnitřní paměť</text:p>
          </table:table-cell>
          <table:table-cell table:style-name="ce27" office:value-type="string">
            <text:p>Herscan intern geheugen</text:p>
          </table:table-cell>
          <table:table-cell table:style-name="ce29" office:value-type="string">
            <text:p>Przeskanować pamięć wewnętrzną</text:p>
          </table:table-cell>
          <table:table-cell table:style-name="ce27" office:value-type="string">
            <text:p>Rescanear Memória Interna</text:p>
          </table:table-cell>
          <table:table-cell/>
          <table:table-cell table:style-name="ce27" office:value-type="string">
            <text:p>Просканировать внутр. память</text:p>
          </table:table-cell>
          <table:table-cell table:style-name="ce21" office:value-type="string">
            <text:p>Cihaz Hafızasını Yeniden Tara</text:p>
          </table:table-cell>
          <table:table-cell table:style-name="ce27" office:value-type="string">
            <text:p>Повторне сканування внутрішньої пам'яті</text:p>
          </table:table-cell>
          <table:table-cell/>
          <table:table-cell table:style-name="ce27" office:value-type="string">
            <text:p>重新扫描内部存储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NODE_SD_CARD</text:p>
          </table:table-cell>
          <table:table-cell table:style-name="ce27" office:value-type="string">
            <text:p>SD Card</text:p>
          </table:table-cell>
          <table:table-cell/>
          <table:table-cell table:style-name="ce27" office:value-type="string">
            <text:p>SD-Karte</text:p>
          </table:table-cell>
          <table:table-cell table:style-name="ce27" office:value-type="string">
            <text:p>Κάρτα SD</text:p>
          </table:table-cell>
          <table:table-cell table:style-name="ce27" office:value-type="string">
            <text:p>Tarjeta SD</text:p>
          </table:table-cell>
          <table:table-cell table:style-name="ce27" office:value-type="string">
            <text:p>Carte SD</text:p>
          </table:table-cell>
          <table:table-cell table:style-name="ce27" office:value-type="string">
            <text:p>Scheda SD</text:p>
          </table:table-cell>
          <table:table-cell table:style-name="ce27" office:value-type="string">
            <text:p>SD კარტა</text:p>
          </table:table-cell>
          <table:table-cell table:style-name="ce27" office:value-type="string">
            <text:p>Targeta SD</text:p>
          </table:table-cell>
          <table:table-cell table:style-name="ce27" office:value-type="string">
            <text:p>SD karta</text:p>
          </table:table-cell>
          <table:table-cell table:style-name="ce27" office:value-type="string">
            <text:p>SD kaart</text:p>
          </table:table-cell>
          <table:table-cell table:style-name="ce29" office:value-type="string">
            <text:p>SD Card</text:p>
          </table:table-cell>
          <table:table-cell table:style-name="ce27" office:value-type="string">
            <text:p>Cartão SD</text:p>
          </table:table-cell>
          <table:table-cell/>
          <table:table-cell table:style-name="ce27" office:value-type="string">
            <text:p>SD Card</text:p>
          </table:table-cell>
          <table:table-cell table:style-name="ce21" office:value-type="string">
            <text:p>SD Kart</text:p>
          </table:table-cell>
          <table:table-cell table:style-name="ce27" office:value-type="string">
            <text:p>SD Card</text:p>
          </table:table-cell>
          <table:table-cell/>
          <table:table-cell table:style-name="ce27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OPTION_CARD_SCAN</text:p>
          </table:table-cell>
          <table:table-cell table:style-name="ce27" office:value-type="string">
            <text:p>SD/MS Card Scan</text:p>
          </table:table-cell>
          <table:table-cell/>
          <table:table-cell table:style-name="ce27" office:value-type="string">
            <text:p>SD/Memory Stick scannen</text:p>
          </table:table-cell>
          <table:table-cell table:style-name="ce27" office:value-type="string">
            <text:p>Σάρωση κάρτας SD/MS</text:p>
          </table:table-cell>
          <table:table-cell table:style-name="ce27" office:value-type="string">
            <text:p>Escanear tarjetas SD/MS</text:p>
            <text:p/>
          </table:table-cell>
          <table:table-cell table:style-name="ce27" office:value-type="string">
            <text:p>Scan de la Carte SD/MS</text:p>
          </table:table-cell>
          <table:table-cell table:style-name="ce27" office:value-type="string">
            <text:p>Leggi Scheda SD/MS</text:p>
          </table:table-cell>
          <table:table-cell table:style-name="ce27" office:value-type="string">
            <text:p>SD/MS კარტების სკანირება</text:p>
          </table:table-cell>
          <table:table-cell table:style-name="ce27" office:value-type="string">
            <text:p>Escaneja targetes SD/MS</text:p>
          </table:table-cell>
          <table:table-cell table:style-name="ce27" office:value-type="string">
            <text:p>Načíst SD/MS kartu</text:p>
          </table:table-cell>
          <table:table-cell table:style-name="ce27" office:value-type="string">
            <text:p>SD/MS kaart scan</text:p>
          </table:table-cell>
          <table:table-cell table:style-name="ce29" office:value-type="string">
            <text:p>Skanować pamięci SD/MS</text:p>
          </table:table-cell>
          <table:table-cell table:style-name="ce27" office:value-type="string">
            <text:p>Escanear cartão SD/MS</text:p>
          </table:table-cell>
          <table:table-cell/>
          <table:table-cell table:style-name="ce27" office:value-type="string">
            <text:p>Сканировать карты SD/MS</text:p>
          </table:table-cell>
          <table:table-cell table:style-name="ce21" office:value-type="string">
            <text:p>SD/MS Kart Tara</text:p>
          </table:table-cell>
          <table:table-cell table:style-name="ce27" office:value-type="string">
            <text:p>SD/MS Сканування карт</text:p>
          </table:table-cell>
          <table:table-cell/>
          <table:table-cell table:style-name="ce27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OPTION_FAVOURITE_FOLDERS</text:p>
          </table:table-cell>
          <table:table-cell table:style-name="ce27" office:value-type="string">
            <text:p>Favourite folders</text:p>
          </table:table-cell>
          <table:table-cell/>
          <table:table-cell table:style-name="ce27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7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7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7" office:value-type="string">
            <text:p>Favoriete mappen</text:p>
          </table:table-cell>
          <table:table-cell table:style-name="ce29" office:value-type="string">
            <text:p>Ulubione foldery</text:p>
          </table:table-cell>
          <table:table-cell table:style-name="ce27" office:value-type="string">
            <text:p>Pastas favoritas</text:p>
          </table:table-cell>
          <table:table-cell/>
          <table:table-cell table:style-name="ce27" office:value-type="string">
            <text:p>Избранные папки</text:p>
          </table:table-cell>
          <table:table-cell table:style-name="ce21" office:value-type="string">
            <text:p>Sık kullanılan dizinler</text:p>
          </table:table-cell>
          <table:table-cell table:style-name="ce27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OPTION_IM_ROOT</text:p>
          </table:table-cell>
          <table:table-cell table:style-name="ce27" office:value-type="string">
            <text:p>Internal Memory Root Folder</text:p>
          </table:table-cell>
          <table:table-cell/>
          <table:table-cell table:style-name="ce27" office:value-type="string">
            <text:p>Stammverzeichnis interner Speicher</text:p>
          </table:table-cell>
          <table:table-cell table:style-name="ce27" office:value-type="string">
            <text:p>Ριζικός φάκελος εσωτερικής μνήμης</text:p>
          </table:table-cell>
          <table:table-cell table:style-name="ce27" office:value-type="string">
            <text:p>Raíz de la Memoria Interna</text:p>
          </table:table-cell>
          <table:table-cell table:style-name="ce27" office:value-type="string">
            <text:p>Dossier racine de la mémoire interne</text:p>
          </table:table-cell>
          <table:table-cell table:style-name="ce27" office:value-type="string">
            <text:p>Root della Memoria Interna</text:p>
          </table:table-cell>
          <table:table-cell table:style-name="ce27" office:value-type="string">
            <text:p>შიდა მეხს. საწყისი ფოლდერი</text:p>
          </table:table-cell>
          <table:table-cell table:style-name="ce27" office:value-type="string">
            <text:p>Arrel de la Memòria Interna</text:p>
          </table:table-cell>
          <table:table-cell table:style-name="ce27" office:value-type="string">
            <text:p>Kořenový adresář vnitřní paměti</text:p>
          </table:table-cell>
          <table:table-cell table:style-name="ce27" office:value-type="string">
            <text:p>Interne geheugen beginmap</text:p>
          </table:table-cell>
          <table:table-cell table:style-name="ce29" office:value-type="string">
            <text:p>Root Folder pamięci wewnętrznej</text:p>
          </table:table-cell>
          <table:table-cell table:style-name="ce27" office:value-type="string">
            <text:p>Raiz da Memória Interna</text:p>
          </table:table-cell>
          <table:table-cell/>
          <table:table-cell table:style-name="ce27" office:value-type="string">
            <text:p>Начинать просмотр папок с...</text:p>
          </table:table-cell>
          <table:table-cell table:style-name="ce21" office:value-type="string">
            <text:p>Cihaz Hafızası Ana Dizin</text:p>
          </table:table-cell>
          <table:table-cell table:style-name="ce27" office:value-type="string">
            <text:p>Внутрішня пам'ять кореневого каталогу</text:p>
          </table:table-cell>
          <table:table-cell/>
          <table:table-cell table:style-name="ce27" office:value-type="string">
            <text:p>内部存储的根目录</text:p>
          </table:table-cell>
          <table:table-cell table:number-columns-repeated="1003"/>
        </table:table-row>
        <table:table-row table:style-name="ro12">
          <table:table-cell/>
          <table:table-cell table:style-name="ce27" office:value-type="string">
            <text:p>OPTION_MOUNT</text:p>
          </table:table-cell>
          <table:table-cell table:style-name="ce27" office:value-type="string">
            <text:p>Use Mount with SD/MS (slower but sees all folders)</text:p>
          </table:table-cell>
          <table:table-cell/>
          <table:table-cell table:style-name="ce27" office:value-type="string">
            <text:p>SD/Memory Stick mounten</text:p>
          </table:table-cell>
          <table:table-cell table:style-name="ce27" office:value-type="string">
            <text:p>Χρήση μονταρίσματος με SD/MS (πιο αργό αλλά βλέπει όλους τους φακέλους)</text:p>
          </table:table-cell>
          <table:table-cell table:style-name="ce27" office:value-type="string">
            <text:p>Montar SD/MS</text:p>
          </table:table-cell>
          <table:table-cell table:style-name="ce27" office:value-type="string">
            <text:p>Utiliser mount avec les cartes SD/MS</text:p>
          </table:table-cell>
          <table:table-cell table:style-name="ce27" office:value-type="string">
            <text:p>Usa Mount con SD/MS</text:p>
          </table:table-cell>
          <table:table-cell table:style-name="ce27" office:value-type="string">
            <text:p>Use mount with SD/MS</text:p>
          </table:table-cell>
          <table:table-cell table:style-name="ce27" office:value-type="string">
            <text:p>Montar targetes SD/MS</text:p>
          </table:table-cell>
          <table:table-cell table:style-name="ce27" office:value-type="string">
            <text:p>Namountovat SD/MS</text:p>
          </table:table-cell>
          <table:table-cell table:style-name="ce27" office:value-type="string">
            <text:p>Gebruik mount voor SD/MS (trager maar ziet alle mappen)</text:p>
          </table:table-cell>
          <table:table-cell table:style-name="ce29" office:value-type="string">
            <text:p>Montować SD/MS (wolniej ale widać wszystkie foldery)</text:p>
          </table:table-cell>
          <table:table-cell table:style-name="ce27" office:value-type="string">
            <text:p>Usar montagem com SD/MS</text:p>
          </table:table-cell>
          <table:table-cell/>
          <table:table-cell table:style-name="ce27" office:value-type="string">
            <text:p>Монтировать SD/MS</text:p>
          </table:table-cell>
          <table:table-cell table:style-name="ce21" office:value-type="string">
            <text:p>SD/MS ile Bağlayarak Kullan (yavaş ama tüm dizinleri görür)</text:p>
          </table:table-cell>
          <table:table-cell table:style-name="ce27" office:value-type="string">
            <text:p>Використання установки з SD/MS</text:p>
          </table:table-cell>
          <table:table-cell/>
          <table:table-cell table:style-name="ce27" office:value-type="string">
            <text:p>通过Mount访问SD/MS卡（实验功能）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OPTION_SORTING_MODE</text:p>
          </table:table-cell>
          <table:table-cell table:style-name="ce27" office:value-type="string">
            <text:p>Sorting Mode</text:p>
          </table:table-cell>
          <table:table-cell/>
          <table:table-cell table:style-name="ce27" office:value-type="string">
            <text:p>Sortier-Modus</text:p>
          </table:table-cell>
          <table:table-cell table:style-name="ce27" office:value-type="string">
            <text:p>Τύπος ταξινόμησης</text:p>
          </table:table-cell>
          <table:table-cell table:style-name="ce27" office:value-type="string">
            <text:p>Tipo de Orden</text:p>
          </table:table-cell>
          <table:table-cell table:style-name="ce27" office:value-type="string">
            <text:p>Mode de tri</text:p>
          </table:table-cell>
          <table:table-cell table:style-name="ce27" office:value-type="string">
            <text:p>Ordina</text:p>
          </table:table-cell>
          <table:table-cell table:style-name="ce27" office:value-type="string">
            <text:p>სორტირების რეჟიმი</text:p>
          </table:table-cell>
          <table:table-cell table:style-name="ce27" office:value-type="string">
            <text:p>Tipus d'Ordre</text:p>
          </table:table-cell>
          <table:table-cell table:style-name="ce27" office:value-type="string">
            <text:p>Seřadit</text:p>
          </table:table-cell>
          <table:table-cell table:style-name="ce27" office:value-type="string">
            <text:p>Sorteermodus</text:p>
          </table:table-cell>
          <table:table-cell table:style-name="ce29" office:value-type="string">
            <text:p>Metoda sortowania</text:p>
          </table:table-cell>
          <table:table-cell table:style-name="ce27" office:value-type="string">
            <text:p>Tipo de ordem</text:p>
          </table:table-cell>
          <table:table-cell/>
          <table:table-cell table:style-name="ce27" office:value-type="string">
            <text:p>Способ сортировки</text:p>
          </table:table-cell>
          <table:table-cell table:style-name="ce21" office:value-type="string">
            <text:p>Sıralama Modu</text:p>
          </table:table-cell>
          <table:table-cell table:style-name="ce27" office:value-type="string">
            <text:p>Спосіб сортування</text:p>
          </table:table-cell>
          <table:table-cell/>
          <table:table-cell table:style-name="ce27" office:value-type="string">
            <text:p>排序方式</text:p>
          </table:table-cell>
          <table:table-cell table:number-columns-repeated="1003"/>
        </table:table-row>
        <table:table-row table:style-name="ro13">
          <table:table-cell/>
          <table:table-cell table:style-name="ce27" office:value-type="string">
            <text:p>OPTION_TITLE_SORTER</text:p>
          </table:table-cell>
          <table:table-cell table:style-name="ce27" office:value-type="string">
            <text:p>Use 'titleSorter' Field, when Sorting</text:p>
          </table:table-cell>
          <table:table-cell/>
          <table:table-cell table:style-name="ce27" office:value-type="string">
            <text:p>Beim Sortieren 'titleSorter' benutzen</text:p>
          </table:table-cell>
          <table:table-cell/>
          <table:table-cell table:style-name="ce27" office:value-type="string">
            <text:p>Ordenar por tipo de orden</text:p>
          </table:table-cell>
          <table:table-cell table:style-name="ce27" office:value-type="string">
            <text:p>Utiliser le champ 'titleSorter' pour le tri</text:p>
          </table:table-cell>
          <table:table-cell table:style-name="ce27" office:value-type="string">
            <text:p>Usa il campo 'titleSorter' per ordinare</text:p>
          </table:table-cell>
          <table:table-cell table:style-name="ce27" office:value-type="string">
            <text:p>titleSorter' ველის მიხ.</text:p>
          </table:table-cell>
          <table:table-cell table:style-name="ce27" office:value-type="string">
            <text:p>Ordenar per Tipus d'Ordre</text:p>
          </table:table-cell>
          <table:table-cell table:style-name="ce27" office:value-type="string">
            <text:p>Použít 'titleSorter' pole při řazení</text:p>
          </table:table-cell>
          <table:table-cell table:style-name="ce27" office:value-type="string">
            <text:p>Gebruik 'titelSorteer' veld voor sorteren</text:p>
          </table:table-cell>
          <table:table-cell table:style-name="ce29" office:value-type="string">
            <text:p>Użyć  pole 'titleSorter' </text:p>
          </table:table-cell>
          <table:table-cell table:style-name="ce27" office:value-type="string">
            <text:p>Ordenar por tipo de ordem</text:p>
          </table:table-cell>
          <table:table-cell/>
          <table:table-cell table:style-name="ce27" office:value-type="string">
            <text:p>Использовать поле «titleSorter»</text:p>
          </table:table-cell>
          <table:table-cell table:style-name="ce21" office:value-type="string">
            <text:p>Sıralarken 'başlığa göre' alanını kullan</text:p>
          </table:table-cell>
          <table:table-cell table:style-name="ce27" office:value-type="string">
            <text:p>Використовуйте поле 'назва Сортувальник' при сортуванні</text:p>
          </table:table-cell>
          <table:table-cell/>
          <table:table-cell table:style-name="ce27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OPTION_UPPER_DIRECTORY_ITEM</text:p>
          </table:table-cell>
          <table:table-cell table:style-name="ce27" office:value-type="string">
            <text:p>«..» (prev folder) element</text:p>
          </table:table-cell>
          <table:table-cell/>
          <table:table-cell table:style-name="ce27" office:value-type="string">
            <text:p>«..» (vorheriger Ordner) Element</text:p>
          </table:table-cell>
          <table:table-cell/>
          <table:table-cell table:style-name="ce27" office:value-type="string">
            <text:p>«..» Carpeta anterior</text:p>
          </table:table-cell>
          <table:table-cell table:style-name="ce27" office:value-type="string">
            <text:p>Elément «..» (dossier précédent)</text:p>
          </table:table-cell>
          <table:table-cell table:style-name="ce27" office:value-type="string">
            <text:p>«..» (cartella precedente)</text:p>
          </table:table-cell>
          <table:table-cell table:style-name="ce27" office:value-type="string">
            <text:p>«..» (წინა ფოლდერი)</text:p>
          </table:table-cell>
          <table:table-cell table:style-name="ce27" office:value-type="string">
            <text:p>«..» Carpeta anterior</text:p>
          </table:table-cell>
          <table:table-cell/>
          <table:table-cell table:style-name="ce27" office:value-type="string">
            <text:p>«..» (vorige map) item</text:p>
          </table:table-cell>
          <table:table-cell table:style-name="ce29" office:value-type="string">
            <text:p>Element «..» (poprzedni folder)</text:p>
          </table:table-cell>
          <table:table-cell table:style-name="ce27" office:value-type="string">
            <text:p>&lt;&lt;..&gt;&gt; Pasta anterior</text:p>
          </table:table-cell>
          <table:table-cell/>
          <table:table-cell table:style-name="ce27" office:value-type="string">
            <text:p>Элемент «..» (пред. папка)</text:p>
          </table:table-cell>
          <table:table-cell table:style-name="ce21" office:value-type="string">
            <text:p>«..» (önceki dizin) madde</text:p>
          </table:table-cell>
          <table:table-cell table:number-columns-repeated="2"/>
          <table:table-cell table:style-name="ce28" office:value-type="string">
            <text:p>«..» （上层目录）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OPTION_FILE_SIZE_IN_COMMENT</text:p>
          </table:table-cell>
          <table:table-cell table:style-name="ce27" office:value-type="string">
            <text:p>Show FileSize &amp;-Type in Comment</text:p>
          </table:table-cell>
          <table:table-cell/>
          <table:table-cell table:style-name="ce27" office:value-type="string">
            <text:p>Dateigröße &amp; -type im Kommentar</text:p>
          </table:table-cell>
          <table:table-cell/>
          <table:table-cell table:style-name="ce27" office:value-type="string">
            <text:p>Mostrar tamaño y tipo de archivo</text:p>
          </table:table-cell>
          <table:table-cell table:style-name="ce27" office:value-type="string">
            <text:p>Afficher la taille &amp; le type de fichier dans les Commentaires</text:p>
          </table:table-cell>
          <table:table-cell table:style-name="ce28" office:value-type="string">
            <text:p>Mostra nel commento dimensione e tipo di file</text:p>
          </table:table-cell>
          <table:table-cell/>
          <table:table-cell table:style-name="ce27" office:value-type="string">
            <text:p>Mostra mida i tipus d'arxiu</text:p>
          </table:table-cell>
          <table:table-cell/>
          <table:table-cell table:style-name="ce27" office:value-type="string">
            <text:p>Toon bestandsomvang &amp; -type in commentaar</text:p>
          </table:table-cell>
          <table:table-cell table:style-name="ce29" office:value-type="string">
            <text:p>Pokaż informacje o pliku</text:p>
          </table:table-cell>
          <table:table-cell table:style-name="ce29" office:value-type="string">
            <text:p>Mostrar Tamanho e Tipo de Arquivo</text:p>
          </table:table-cell>
          <table:table-cell/>
          <table:table-cell table:style-name="ce27" office:value-type="string">
            <text:p>Вывод информации о файле</text:p>
          </table:table-cell>
          <table:table-cell table:style-name="ce21" office:value-type="string">
            <text:p>Dosya Boyutu &amp;-Yorumun Türünü Göster</text:p>
          </table:table-cell>
          <table:table-cell table:number-columns-repeated="2"/>
          <table:table-cell table:style-name="ce28" office:value-type="string">
            <text:p>在注释中显示文件大小和类型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TITLE</text:p>
          </table:table-cell>
          <table:table-cell table:style-name="ce27" office:value-type="string">
            <text:p>Browse Folders</text:p>
          </table:table-cell>
          <table:table-cell/>
          <table:table-cell table:style-name="ce27" office:value-type="string">
            <text:p>Ordner durchsuchen</text:p>
          </table:table-cell>
          <table:table-cell table:style-name="ce27" office:value-type="string">
            <text:p>Περιήγηση φακέλων</text:p>
          </table:table-cell>
          <table:table-cell table:style-name="ce27" office:value-type="string">
            <text:p>Explorador de Carpetas</text:p>
          </table:table-cell>
          <table:table-cell table:style-name="ce27" office:value-type="string">
            <text:p>Parcourir les dossiers</text:p>
          </table:table-cell>
          <table:table-cell table:style-name="ce27" office:value-type="string">
            <text:p>Sfoglia cartelle</text:p>
          </table:table-cell>
          <table:table-cell table:style-name="ce27" office:value-type="string">
            <text:p>ფოლდერების დათვალიერება</text:p>
          </table:table-cell>
          <table:table-cell table:style-name="ce27" office:value-type="string">
            <text:p>Explorador de Carpetes</text:p>
          </table:table-cell>
          <table:table-cell table:style-name="ce27" office:value-type="string">
            <text:p>Procházet složky</text:p>
          </table:table-cell>
          <table:table-cell table:style-name="ce27" office:value-type="string">
            <text:p>Blader door mappen</text:p>
          </table:table-cell>
          <table:table-cell table:style-name="ce29" office:value-type="string">
            <text:p>Przeglądaj foldery</text:p>
          </table:table-cell>
          <table:table-cell table:style-name="ce27" office:value-type="string">
            <text:p>Explorar pastas</text:p>
          </table:table-cell>
          <table:table-cell/>
          <table:table-cell table:style-name="ce27" office:value-type="string">
            <text:p>Просмотр папок</text:p>
          </table:table-cell>
          <table:table-cell table:style-name="ce21" office:value-type="string">
            <text:p>Dizinlere Gözat</text:p>
          </table:table-cell>
          <table:table-cell table:style-name="ce27" office:value-type="string">
            <text:p>Перегляд каталогів</text:p>
          </table:table-cell>
          <table:table-cell/>
          <table:table-cell table:style-name="ce27" office:value-type="string">
            <text:p>浏览文件夹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VALUE_BY_AUTHOR_SWAPPING</text:p>
          </table:table-cell>
          <table:table-cell table:style-name="ce27" office:value-type="string">
            <text:p>By author swapping name/surname</text:p>
          </table:table-cell>
          <table:table-cell/>
          <table:table-cell table:style-name="ce27" office:value-type="string">
            <text:p>Nach Autor, Namen vertauscht</text:p>
          </table:table-cell>
          <table:table-cell/>
          <table:table-cell table:style-name="ce27" office:value-type="string">
            <text:p>Por autor (nombre/apellido)</text:p>
          </table:table-cell>
          <table:table-cell table:style-name="ce27" office:value-type="string">
            <text:p>Par auteur échange Nom / Prénom</text:p>
          </table:table-cell>
          <table:table-cell table:style-name="ce27" office:value-type="string">
            <text:p>Per autore scambiando Nome/Cognome</text:p>
          </table:table-cell>
          <table:table-cell table:style-name="ce27" office:value-type="string">
            <text:p>ავტორის სახელის, შემდეგ გვარის მიხ.</text:p>
          </table:table-cell>
          <table:table-cell table:style-name="ce27" office:value-type="string">
            <text:p>Per autor (nom/cognom)</text:p>
          </table:table-cell>
          <table:table-cell table:style-name="ce27" office:value-type="string">
            <text:p>Podle jména/příjmení autora</text:p>
          </table:table-cell>
          <table:table-cell table:style-name="ce27" office:value-type="string">
            <text:p>Op auteur (naam/achternaam)</text:p>
          </table:table-cell>
          <table:table-cell table:style-name="ce29" office:value-type="string">
            <text:p>Wg. autora z zamianą imię/nazwisko</text:p>
          </table:table-cell>
          <table:table-cell table:style-name="ce27" office:value-type="string">
            <text:p>Por autor (nome/sobrenome)</text:p>
          </table:table-cell>
          <table:table-cell/>
          <table:table-cell table:style-name="ce27" office:value-type="string">
            <text:p>По автору с заменой имя&lt;&gt;фамилия</text:p>
          </table:table-cell>
          <table:table-cell table:style-name="ce21" office:value-type="string">
            <text:p>Yazar ile adı/soyadı yer değiştirmiş</text:p>
          </table:table-cell>
          <table:table-cell table:style-name="ce27" office:value-type="string">
            <text:p>За автором з іменем, прізвищем</text:p>
          </table:table-cell>
          <table:table-cell/>
          <table:table-cell table:style-name="ce27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VALUE_BY_AUTHOR_THEN_TITLE</text:p>
          </table:table-cell>
          <table:table-cell table:style-name="ce27" office:value-type="string">
            <text:p>By author then title</text:p>
          </table:table-cell>
          <table:table-cell/>
          <table:table-cell table:style-name="ce27" office:value-type="string">
            <text:p>Nach Autor, dann Titel</text:p>
          </table:table-cell>
          <table:table-cell/>
          <table:table-cell table:style-name="ce27" office:value-type="string">
            <text:p>Por autor y luego título</text:p>
          </table:table-cell>
          <table:table-cell table:style-name="ce27" office:value-type="string">
            <text:p>Par auteur, puis par titre</text:p>
          </table:table-cell>
          <table:table-cell table:style-name="ce27" office:value-type="string">
            <text:p>Per autore e poi titolo</text:p>
          </table:table-cell>
          <table:table-cell table:style-name="ce27" office:value-type="string">
            <text:p>ავტორის, შემდეგ სათაურის მიხ.</text:p>
          </table:table-cell>
          <table:table-cell table:style-name="ce27" office:value-type="string">
            <text:p>Per autor i després títol</text:p>
          </table:table-cell>
          <table:table-cell table:style-name="ce27" office:value-type="string">
            <text:p>Podle autora pak názvu</text:p>
          </table:table-cell>
          <table:table-cell table:style-name="ce27" office:value-type="string">
            <text:p>Op auteur, dan titel</text:p>
          </table:table-cell>
          <table:table-cell table:style-name="ce29" office:value-type="string">
            <text:p>Wg. autora poźniej tutułu</text:p>
          </table:table-cell>
          <table:table-cell table:style-name="ce27" office:value-type="string">
            <text:p>Por autor e depois título</text:p>
          </table:table-cell>
          <table:table-cell/>
          <table:table-cell table:style-name="ce27" office:value-type="string">
            <text:p>По автору и по названию</text:p>
          </table:table-cell>
          <table:table-cell table:style-name="ce21" office:value-type="string">
            <text:p>Yazar ile sonrasında başlık ile</text:p>
          </table:table-cell>
          <table:table-cell table:style-name="ce27" office:value-type="string">
            <text:p>За автором та назвою</text:p>
          </table:table-cell>
          <table:table-cell/>
          <table:table-cell table:style-name="ce27" office:value-type="string">
            <text:p>先按作者再按标题排序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VALUE_BY_FILENAME</text:p>
          </table:table-cell>
          <table:table-cell table:style-name="ce27" office:value-type="string">
            <text:p>By filename</text:p>
          </table:table-cell>
          <table:table-cell/>
          <table:table-cell table:style-name="ce27" office:value-type="string">
            <text:p>Nach Dateiname</text:p>
          </table:table-cell>
          <table:table-cell/>
          <table:table-cell table:style-name="ce27" office:value-type="string">
            <text:p>Por archivo</text:p>
          </table:table-cell>
          <table:table-cell table:style-name="ce27" office:value-type="string">
            <text:p>Par nom de fichier</text:p>
          </table:table-cell>
          <table:table-cell table:style-name="ce27" office:value-type="string">
            <text:p>Per nome del file</text:p>
          </table:table-cell>
          <table:table-cell table:style-name="ce27" office:value-type="string">
            <text:p>ფაილის სახელის მიხ.</text:p>
          </table:table-cell>
          <table:table-cell table:style-name="ce27" office:value-type="string">
            <text:p>Per nom d'arxiu</text:p>
          </table:table-cell>
          <table:table-cell table:style-name="ce27" office:value-type="string">
            <text:p>Podle názvu</text:p>
          </table:table-cell>
          <table:table-cell table:style-name="ce27" office:value-type="string">
            <text:p>Op bestandsnaam</text:p>
          </table:table-cell>
          <table:table-cell table:style-name="ce29" office:value-type="string">
            <text:p>Wg. nazwy pliku</text:p>
          </table:table-cell>
          <table:table-cell table:style-name="ce27" office:value-type="string">
            <text:p>Por arquivo</text:p>
          </table:table-cell>
          <table:table-cell/>
          <table:table-cell table:style-name="ce27" office:value-type="string">
            <text:p>По имени файла</text:p>
          </table:table-cell>
          <table:table-cell table:style-name="ce21" office:value-type="string">
            <text:p>Dosya ismi ile</text:p>
          </table:table-cell>
          <table:table-cell table:style-name="ce27" office:value-type="string">
            <text:p>За іменем файлу</text:p>
          </table:table-cell>
          <table:table-cell/>
          <table:table-cell table:style-name="ce27" office:value-type="string">
            <text:p>按文件名排序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VALUE_BY_FILENAME_AS_COMMENT</text:p>
          </table:table-cell>
          <table:table-cell table:style-name="ce27" office:value-type="string">
            <text:p>By filename shown as comment</text:p>
          </table:table-cell>
          <table:table-cell/>
          <table:table-cell table:style-name="ce27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7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7" office:value-type="string">
            <text:p>Op bestandsnaam, als bijschrift</text:p>
          </table:table-cell>
          <table:table-cell table:style-name="ce29" office:value-type="string">
            <text:p>Wg. nazwy pliku w komentarzu</text:p>
          </table:table-cell>
          <table:table-cell table:style-name="ce27" office:value-type="string">
            <text:p>Por arquivo mostrando comentário</text:p>
          </table:table-cell>
          <table:table-cell/>
          <table:table-cell table:style-name="ce27" office:value-type="string">
            <text:p>По имени файла в комментарии</text:p>
          </table:table-cell>
          <table:table-cell table:style-name="ce21" office:value-type="string">
            <text:p>Dosya ismi yorum olacak şekilde</text:p>
          </table:table-cell>
          <table:table-cell table:style-name="ce27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VALUE_BY_TITLE</text:p>
          </table:table-cell>
          <table:table-cell table:style-name="ce27" office:value-type="string">
            <text:p>By title</text:p>
          </table:table-cell>
          <table:table-cell/>
          <table:table-cell table:style-name="ce27" office:value-type="string">
            <text:p>Nach Titel</text:p>
          </table:table-cell>
          <table:table-cell/>
          <table:table-cell table:style-name="ce27" office:value-type="string">
            <text:p>Por título</text:p>
          </table:table-cell>
          <table:table-cell table:style-name="ce27" office:value-type="string">
            <text:p>Par Titre</text:p>
          </table:table-cell>
          <table:table-cell table:style-name="ce27" office:value-type="string">
            <text:p>Per titolo</text:p>
          </table:table-cell>
          <table:table-cell table:style-name="ce27" office:value-type="string">
            <text:p>სათაურის მიხედვით</text:p>
          </table:table-cell>
          <table:table-cell table:style-name="ce27" office:value-type="string">
            <text:p>Per títol</text:p>
          </table:table-cell>
          <table:table-cell table:style-name="ce27" office:value-type="string">
            <text:p>Podle názvu</text:p>
          </table:table-cell>
          <table:table-cell table:style-name="ce27" office:value-type="string">
            <text:p>Op titel</text:p>
          </table:table-cell>
          <table:table-cell table:style-name="ce29" office:value-type="string">
            <text:p>Wg. tytułu</text:p>
          </table:table-cell>
          <table:table-cell table:style-name="ce27" office:value-type="string">
            <text:p>Por título</text:p>
          </table:table-cell>
          <table:table-cell/>
          <table:table-cell table:style-name="ce27" office:value-type="string">
            <text:p>По названию</text:p>
          </table:table-cell>
          <table:table-cell table:style-name="ce21" office:value-type="string">
            <text:p>Başlık ile</text:p>
          </table:table-cell>
          <table:table-cell table:style-name="ce27" office:value-type="string">
            <text:p>За назвою</text:p>
          </table:table-cell>
          <table:table-cell/>
          <table:table-cell table:style-name="ce27" office:value-type="string">
            <text:p>按标题排序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NODE_SD_CARD_MOUNT</text:p>
          </table:table-cell>
          <table:table-cell table:style-name="ce27" office:value-type="string">
            <text:p>SD Card via Mount</text:p>
          </table:table-cell>
          <table:table-cell/>
          <table:table-cell table:style-name="ce27" office:value-type="string">
            <text:p>SD-Karte via Mount</text:p>
          </table:table-cell>
          <table:table-cell table:style-name="ce27" office:value-type="string">
            <text:p>Κάρτα SD μέσω μονταρίσματος</text:p>
          </table:table-cell>
          <table:table-cell table:style-name="ce27" office:value-type="string">
            <text:p>Tarjeta SD vía Mount</text:p>
          </table:table-cell>
          <table:table-cell table:style-name="ce27" office:value-type="string">
            <text:p>Carte SD via Mount</text:p>
          </table:table-cell>
          <table:table-cell table:style-name="ce27" office:value-type="string">
            <text:p>Scheda SD con Mount</text:p>
          </table:table-cell>
          <table:table-cell table:style-name="ce27" office:value-type="string">
            <text:p>SD კარტა mount-ის გამოყებნებით</text:p>
          </table:table-cell>
          <table:table-cell table:style-name="ce27" office:value-type="string">
            <text:p>Targeta SD vía Mount</text:p>
          </table:table-cell>
          <table:table-cell table:style-name="ce27" office:value-type="string">
            <text:p>SD karta přes Mount</text:p>
          </table:table-cell>
          <table:table-cell table:style-name="ce27" office:value-type="string">
            <text:p>SD kaart via mount</text:p>
          </table:table-cell>
          <table:table-cell table:style-name="ce29" office:value-type="string">
            <text:p>SD Card z montowaniem</text:p>
          </table:table-cell>
          <table:table-cell table:style-name="ce27" office:value-type="string">
            <text:p>Cartão SD via montagem</text:p>
          </table:table-cell>
          <table:table-cell/>
          <table:table-cell table:style-name="ce27" office:value-type="string">
            <text:p>SD Card с монтированием</text:p>
          </table:table-cell>
          <table:table-cell table:style-name="ce21" office:value-type="string">
            <text:p>SD Kart yoluyla Bağla</text:p>
          </table:table-cell>
          <table:table-cell table:style-name="ce27" office:value-type="string">
            <text:p>SD Card via Mount</text:p>
          </table:table-cell>
          <table:table-cell/>
          <table:table-cell table:style-name="ce27" office:value-type="string">
            <text:p>通过Mount访问SD卡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DISABLED</text:p>
          </table:table-cell>
          <table:table-cell table:style-name="ce27" office:value-type="string">
            <text:p>Disabled</text:p>
          </table:table-cell>
          <table:table-cell/>
          <table:table-cell table:style-name="ce27" office:value-type="string">
            <text:p>Deaktiviert</text:p>
          </table:table-cell>
          <table:table-cell/>
          <table:table-cell table:style-name="ce27" office:value-type="string">
            <text:p>Desactivado</text:p>
          </table:table-cell>
          <table:table-cell table:style-name="ce27" office:value-type="string">
            <text:p>Désactivé</text:p>
          </table:table-cell>
          <table:table-cell table:style-name="ce27" office:value-type="string">
            <text:p>Disabilitato</text:p>
          </table:table-cell>
          <table:table-cell table:style-name="ce27" office:value-type="string">
            <text:p>გამ</text:p>
          </table:table-cell>
          <table:table-cell table:style-name="ce27" office:value-type="string">
            <text:p>Desactivat</text:p>
          </table:table-cell>
          <table:table-cell table:style-name="ce27" office:value-type="string">
            <text:p>Zakázáno</text:p>
          </table:table-cell>
          <table:table-cell table:style-name="ce27" office:value-type="string">
            <text:p>Uitgeschakeld</text:p>
          </table:table-cell>
          <table:table-cell table:style-name="ce29" office:value-type="string">
            <text:p>Odłączony</text:p>
          </table:table-cell>
          <table:table-cell table:style-name="ce27" office:value-type="string">
            <text:p>Desativado</text:p>
          </table:table-cell>
          <table:table-cell/>
          <table:table-cell table:style-name="ce27" office:value-type="string">
            <text:p>Отключено</text:p>
          </table:table-cell>
          <table:table-cell table:style-name="ce21" office:value-type="string">
            <text:p>Etkin Değil </text:p>
          </table:table-cell>
          <table:table-cell table:style-name="ce27" office:value-type="string">
            <text:p>Не активно</text:p>
          </table:table-cell>
          <table:table-cell/>
          <table:table-cell table:style-name="ce27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VALUE_DISABLED_LOAD_CACHE</text:p>
          </table:table-cell>
          <table:table-cell table:style-name="ce27" office:value-type="string">
            <text:p>Disabled (load cache)</text:p>
          </table:table-cell>
          <table:table-cell/>
          <table:table-cell table:style-name="ce27" office:value-type="string">
            <text:p>Deaktiviert (Cache wird geladen)</text:p>
          </table:table-cell>
          <table:table-cell/>
          <table:table-cell table:style-name="ce27" office:value-type="string">
            <text:p>Desactivado (carga cache)</text:p>
          </table:table-cell>
          <table:table-cell table:style-name="ce27" office:value-type="string">
            <text:p>Désactivé (charge le cache)</text:p>
          </table:table-cell>
          <table:table-cell table:style-name="ce27" office:value-type="string">
            <text:p>Disabilitato (carica la cache)</text:p>
          </table:table-cell>
          <table:table-cell table:style-name="ce27" office:value-type="string">
            <text:p>გამ (ჩატვირთე კეში)</text:p>
          </table:table-cell>
          <table:table-cell table:style-name="ce27" office:value-type="string">
            <text:p>Desactivat (carrega cache)</text:p>
          </table:table-cell>
          <table:table-cell table:style-name="ce27" office:value-type="string">
            <text:p>Vypnuto</text:p>
          </table:table-cell>
          <table:table-cell table:style-name="ce27" office:value-type="string">
            <text:p>Uitgeschakeld (cache laden)</text:p>
          </table:table-cell>
          <table:table-cell table:style-name="ce29" office:value-type="string">
            <text:p>Odłączony (ladować cache)</text:p>
          </table:table-cell>
          <table:table-cell table:style-name="ce27" office:value-type="string">
            <text:p>Desativado (carregar cache)</text:p>
          </table:table-cell>
          <table:table-cell/>
          <table:table-cell table:style-name="ce27" office:value-type="string">
            <text:p>Отключено (подгружать кэш)</text:p>
          </table:table-cell>
          <table:table-cell table:style-name="ce21" office:value-type="string">
            <text:p>Etkin değil (yükleme önbellek)</text:p>
          </table:table-cell>
          <table:table-cell table:number-columns-repeated="2"/>
          <table:table-cell table:style-name="ce27" office:value-type="string">
            <text:p>禁用（但载入已扫描过的信息）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ENABLED</text:p>
          </table:table-cell>
          <table:table-cell table:style-name="ce27" office:value-type="string">
            <text:p>Enabled</text:p>
          </table:table-cell>
          <table:table-cell/>
          <table:table-cell table:style-name="ce27" office:value-type="string">
            <text:p>Aktiviert</text:p>
          </table:table-cell>
          <table:table-cell/>
          <table:table-cell table:style-name="ce27" office:value-type="string">
            <text:p>Activado</text:p>
          </table:table-cell>
          <table:table-cell table:style-name="ce27" office:value-type="string">
            <text:p>Activé</text:p>
          </table:table-cell>
          <table:table-cell table:style-name="ce27" office:value-type="string">
            <text:p>Abilitato</text:p>
          </table:table-cell>
          <table:table-cell table:style-name="ce27" office:value-type="string">
            <text:p>ჩარ</text:p>
          </table:table-cell>
          <table:table-cell table:style-name="ce27" office:value-type="string">
            <text:p>Activat</text:p>
          </table:table-cell>
          <table:table-cell table:style-name="ce27" office:value-type="string">
            <text:p>Povoleno</text:p>
          </table:table-cell>
          <table:table-cell table:style-name="ce27" office:value-type="string">
            <text:p>Ingeschakeld</text:p>
          </table:table-cell>
          <table:table-cell table:style-name="ce29" office:value-type="string">
            <text:p>Włączony</text:p>
          </table:table-cell>
          <table:table-cell table:style-name="ce27" office:value-type="string">
            <text:p>Ativado</text:p>
          </table:table-cell>
          <table:table-cell/>
          <table:table-cell table:style-name="ce27" office:value-type="string">
            <text:p>Включено</text:p>
          </table:table-cell>
          <table:table-cell table:style-name="ce21" office:value-type="string">
            <text:p>Etkin</text:p>
          </table:table-cell>
          <table:table-cell table:style-name="ce27" office:value-type="string">
            <text:p>Активно</text:p>
          </table:table-cell>
          <table:table-cell/>
          <table:table-cell table:style-name="ce27" office:value-type="string">
            <text:p>启用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alenda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/>
          <table:table-cell table:style-name="ce23" office:value-type="string">
            <text:p>Kalender</text:p>
          </table:table-cell>
          <table:table-cell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style-name="ce28" office:value-type="string">
            <text:p>Calendario</text:p>
          </table:table-cell>
          <table:table-cell/>
          <table:table-cell table:style-name="ce23" office:value-type="string">
            <text:p>Agenda</text:p>
          </table:table-cell>
          <table:table-cell/>
          <table:table-cell table:style-name="ce23" office:value-type="string">
            <text:p>Kalender</text:p>
          </table:table-cell>
          <table:table-cell table:style-name="ce29" office:value-type="string">
            <text:p>Kalendarz</text:p>
          </table:table-cell>
          <table:table-cell table:style-name="ce29" office:value-type="string">
            <text:p>Calendário</text:p>
          </table:table-cell>
          <table:table-cell/>
          <table:table-cell table:style-name="ce23" office:value-type="string">
            <text:p>Календарь</text:p>
          </table:table-cell>
          <table:table-cell table:style-name="ce33" office:value-type="string">
            <text:p>Takvim</text:p>
          </table:table-cell>
          <table:table-cell/>
          <table:table-cell table:style-name="ce23" office:value-type="string">
            <text:p>Lịch</text:p>
          </table:table-cell>
          <table:table-cell table:style-name="ce28" office:value-type="string">
            <text:p>日历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/>
          <table:table-cell table:style-name="ce23" office:value-type="string">
            <text:p>Mo</text:p>
          </table:table-cell>
          <table:table-cell/>
          <table:table-cell table:number-columns-repeated="2" table:style-name="ce23" office:value-type="string">
            <text:p>Lun</text:p>
          </table:table-cell>
          <table:table-cell table:style-name="ce28" office:value-type="string">
            <text:p>Lun</text:p>
          </table:table-cell>
          <table:table-cell/>
          <table:table-cell table:style-name="ce23" office:value-type="string">
            <text:p>DL</text:p>
          </table:table-cell>
          <table:table-cell/>
          <table:table-cell table:style-name="ce23" office:value-type="string">
            <text:p>Ma</text:p>
          </table:table-cell>
          <table:table-cell table:style-name="ce29" office:value-type="string">
            <text:p>pn</text:p>
          </table:table-cell>
          <table:table-cell table:style-name="ce29" office:value-type="string">
            <text:p>Seg</text:p>
          </table:table-cell>
          <table:table-cell/>
          <table:table-cell table:style-name="ce23" office:value-type="string">
            <text:p>пн</text:p>
          </table:table-cell>
          <table:table-cell table:style-name="ce33" office:value-type="string">
            <text:p>Pzt</text:p>
          </table:table-cell>
          <table:table-cell/>
          <table:table-cell table:style-name="ce23" office:value-type="string">
            <text:p>T. Hai</text:p>
          </table:table-cell>
          <table:table-cell table:style-name="ce28" office:value-type="string">
            <text:p>周一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/>
          <table:table-cell table:style-name="ce23" office:value-type="string">
            <text:p>Di</text:p>
          </table:table-cell>
          <table:table-cell/>
          <table:table-cell table:number-columns-repeated="2" table:style-name="ce23" office:value-type="string">
            <text:p>Mar</text:p>
          </table:table-cell>
          <table:table-cell table:style-name="ce28" office:value-type="string">
            <text:p>Mar</text:p>
          </table:table-cell>
          <table:table-cell/>
          <table:table-cell table:style-name="ce23" office:value-type="string">
            <text:p>DT</text:p>
          </table:table-cell>
          <table:table-cell/>
          <table:table-cell table:style-name="ce23" office:value-type="string">
            <text:p>Di</text:p>
          </table:table-cell>
          <table:table-cell table:style-name="ce29" office:value-type="string">
            <text:p>wt</text:p>
          </table:table-cell>
          <table:table-cell table:style-name="ce29" office:value-type="string">
            <text:p>Ter</text:p>
          </table:table-cell>
          <table:table-cell/>
          <table:table-cell table:style-name="ce23" office:value-type="string">
            <text:p>вт</text:p>
          </table:table-cell>
          <table:table-cell table:style-name="ce33" office:value-type="string">
            <text:p>Sal</text:p>
          </table:table-cell>
          <table:table-cell/>
          <table:table-cell table:style-name="ce23" office:value-type="string">
            <text:p>T. Ba</text:p>
          </table:table-cell>
          <table:table-cell table:style-name="ce28" office:value-type="string">
            <text:p>周二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/>
          <table:table-cell table:style-name="ce23" office:value-type="string">
            <text:p>Mi</text:p>
          </table:table-cell>
          <table:table-cell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style-name="ce28" office:value-type="string">
            <text:p>Mer</text:p>
          </table:table-cell>
          <table:table-cell/>
          <table:table-cell table:style-name="ce23" office:value-type="string">
            <text:p>DC</text:p>
          </table:table-cell>
          <table:table-cell/>
          <table:table-cell table:style-name="ce23" office:value-type="string">
            <text:p>Wo</text:p>
          </table:table-cell>
          <table:table-cell table:style-name="ce29" office:value-type="string">
            <text:p>śr</text:p>
          </table:table-cell>
          <table:table-cell table:style-name="ce29" office:value-type="string">
            <text:p>Qua</text:p>
          </table:table-cell>
          <table:table-cell/>
          <table:table-cell table:style-name="ce23" office:value-type="string">
            <text:p>ср</text:p>
          </table:table-cell>
          <table:table-cell table:style-name="ce33" office:value-type="string">
            <text:p>Çar</text:p>
          </table:table-cell>
          <table:table-cell/>
          <table:table-cell table:style-name="ce23" office:value-type="string">
            <text:p>T. Tư</text:p>
          </table:table-cell>
          <table:table-cell table:style-name="ce28" office:value-type="string">
            <text:p>周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/>
          <table:table-cell table:style-name="ce23" office:value-type="string">
            <text:p>Do</text:p>
          </table:table-cell>
          <table:table-cell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style-name="ce28" office:value-type="string">
            <text:p>Gio</text:p>
          </table:table-cell>
          <table:table-cell/>
          <table:table-cell table:style-name="ce23" office:value-type="string">
            <text:p>DJ</text:p>
          </table:table-cell>
          <table:table-cell/>
          <table:table-cell table:style-name="ce23" office:value-type="string">
            <text:p>Do</text:p>
          </table:table-cell>
          <table:table-cell table:style-name="ce29" office:value-type="string">
            <text:p>cz</text:p>
          </table:table-cell>
          <table:table-cell table:style-name="ce29" office:value-type="string">
            <text:p>Qui</text:p>
          </table:table-cell>
          <table:table-cell/>
          <table:table-cell table:style-name="ce23" office:value-type="string">
            <text:p>чт</text:p>
          </table:table-cell>
          <table:table-cell table:style-name="ce33" office:value-type="string">
            <text:p>Per</text:p>
          </table:table-cell>
          <table:table-cell/>
          <table:table-cell table:style-name="ce23" office:value-type="string">
            <text:p>T. Năm</text:p>
          </table:table-cell>
          <table:table-cell table:style-name="ce28" office:value-type="string">
            <text:p>周四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/>
          <table:table-cell table:style-name="ce23" office:value-type="string">
            <text:p>Fr</text:p>
          </table:table-cell>
          <table:table-cell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style-name="ce28" office:value-type="string">
            <text:p>Ven</text:p>
          </table:table-cell>
          <table:table-cell/>
          <table:table-cell table:style-name="ce23" office:value-type="string">
            <text:p>DV</text:p>
          </table:table-cell>
          <table:table-cell/>
          <table:table-cell table:style-name="ce23" office:value-type="string">
            <text:p>Vr</text:p>
          </table:table-cell>
          <table:table-cell table:style-name="ce29" office:value-type="string">
            <text:p>pt</text:p>
          </table:table-cell>
          <table:table-cell table:style-name="ce29" office:value-type="string">
            <text:p>Sex</text:p>
          </table:table-cell>
          <table:table-cell/>
          <table:table-cell table:style-name="ce23" office:value-type="string">
            <text:p>пт</text:p>
          </table:table-cell>
          <table:table-cell table:style-name="ce33" office:value-type="string">
            <text:p>Cum</text:p>
          </table:table-cell>
          <table:table-cell/>
          <table:table-cell table:style-name="ce23" office:value-type="string">
            <text:p>T. Sáu</text:p>
          </table:table-cell>
          <table:table-cell table:style-name="ce28" office:value-type="string">
            <text:p>周五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/>
          <table:table-cell table:style-name="ce23" office:value-type="string">
            <text:p>Sa</text:p>
          </table:table-cell>
          <table:table-cell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style-name="ce28" office:value-type="string">
            <text:p>Sab</text:p>
          </table:table-cell>
          <table:table-cell/>
          <table:table-cell table:style-name="ce23" office:value-type="string">
            <text:p>DS</text:p>
          </table:table-cell>
          <table:table-cell/>
          <table:table-cell table:style-name="ce23" office:value-type="string">
            <text:p>Za</text:p>
          </table:table-cell>
          <table:table-cell table:style-name="ce29" office:value-type="string">
            <text:p>so</text:p>
          </table:table-cell>
          <table:table-cell table:style-name="ce29" office:value-type="string">
            <text:p>Sab</text:p>
          </table:table-cell>
          <table:table-cell/>
          <table:table-cell table:style-name="ce23" office:value-type="string">
            <text:p>сб</text:p>
          </table:table-cell>
          <table:table-cell table:style-name="ce33" office:value-type="string">
            <text:p>Cmt</text:p>
          </table:table-cell>
          <table:table-cell/>
          <table:table-cell table:style-name="ce23" office:value-type="string">
            <text:p>T. Bảy</text:p>
          </table:table-cell>
          <table:table-cell table:style-name="ce28" office:value-type="string">
            <text:p>周六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 table:style-name="ce28" office:value-type="string">
            <text:p>Dom</text:p>
          </table:table-cell>
          <table:table-cell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style-name="ce29" office:value-type="string">
            <text:p>nd</text:p>
          </table:table-cell>
          <table:table-cell table:style-name="ce29" office:value-type="string">
            <text:p>Dom</text:p>
          </table:table-cell>
          <table:table-cell/>
          <table:table-cell table:style-name="ce23" office:value-type="string">
            <text:p>вс</text:p>
          </table:table-cell>
          <table:table-cell table:style-name="ce33" office:value-type="string">
            <text:p>Paz</text:p>
          </table:table-cell>
          <table:table-cell/>
          <table:table-cell table:style-name="ce23" office:value-type="string">
            <text:p>CN.</text:p>
          </table:table-cell>
          <table:table-cell table:style-name="ce28" office:value-type="string">
            <text:p>周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 table:style-name="ce28" office:value-type="string">
            <text:p>Lunedì</text:p>
          </table:table-cell>
          <table:table-cell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style-name="ce29" office:value-type="string">
            <text:p>pn</text:p>
          </table:table-cell>
          <table:table-cell table:style-name="ce29" office:value-type="string">
            <text:p>Segunda-Feira</text:p>
          </table:table-cell>
          <table:table-cell/>
          <table:table-cell table:style-name="ce23" office:value-type="string">
            <text:p>пн</text:p>
          </table:table-cell>
          <table:table-cell table:style-name="ce33" office:value-type="string">
            <text:p>Pazartesi</text:p>
          </table:table-cell>
          <table:table-cell/>
          <table:table-cell table:style-name="ce23" office:value-type="string">
            <text:p>Thứ hai</text:p>
          </table:table-cell>
          <table:table-cell table:style-name="ce28" office:value-type="string">
            <text:p>星期一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 table:style-name="ce28" office:value-type="string">
            <text:p>Domenica</text:p>
          </table:table-cell>
          <table:table-cell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style-name="ce29" office:value-type="string">
            <text:p>nd</text:p>
          </table:table-cell>
          <table:table-cell table:style-name="ce29" office:value-type="string">
            <text:p>Domingo</text:p>
          </table:table-cell>
          <table:table-cell/>
          <table:table-cell table:style-name="ce23" office:value-type="string">
            <text:p>вс</text:p>
          </table:table-cell>
          <table:table-cell table:style-name="ce33" office:value-type="string">
            <text:p>Pazar </text:p>
          </table:table-cell>
          <table:table-cell/>
          <table:table-cell table:style-name="ce23" office:value-type="string">
            <text:p>Chủ nhật</text:p>
          </table:table-cell>
          <table:table-cell table:style-name="ce28" office:value-type="string">
            <text:p>星期天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/>
          <table:table-cell table:style-name="ce23" office:value-type="string">
            <text:p>Januar</text:p>
          </table:table-cell>
          <table:table-cell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style-name="ce28" office:value-type="string">
            <text:p>Gennaio</text:p>
          </table:table-cell>
          <table:table-cell/>
          <table:table-cell table:style-name="ce23" office:value-type="string">
            <text:p>Gener</text:p>
          </table:table-cell>
          <table:table-cell/>
          <table:table-cell table:style-name="ce23" office:value-type="string">
            <text:p>Januari</text:p>
          </table:table-cell>
          <table:table-cell table:style-name="ce29" office:value-type="string">
            <text:p>Styczeń</text:p>
          </table:table-cell>
          <table:table-cell table:style-name="ce29" office:value-type="string">
            <text:p>Janeiro</text:p>
          </table:table-cell>
          <table:table-cell/>
          <table:table-cell table:style-name="ce23" office:value-type="string">
            <text:p>Январь</text:p>
          </table:table-cell>
          <table:table-cell table:style-name="ce33" office:value-type="string">
            <text:p>Ocak</text:p>
          </table:table-cell>
          <table:table-cell/>
          <table:table-cell table:style-name="ce23" office:value-type="string">
            <text:p>Tháng Giêng</text:p>
          </table:table-cell>
          <table:table-cell table:style-name="ce28" office:value-type="string">
            <text:p>一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/>
          <table:table-cell table:style-name="ce23" office:value-type="string">
            <text:p>Februar</text:p>
          </table:table-cell>
          <table:table-cell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style-name="ce28" office:value-type="string">
            <text:p>Febbraio</text:p>
          </table:table-cell>
          <table:table-cell/>
          <table:table-cell table:style-name="ce23" office:value-type="string">
            <text:p>Febrer</text:p>
          </table:table-cell>
          <table:table-cell/>
          <table:table-cell table:style-name="ce23" office:value-type="string">
            <text:p>Februari</text:p>
          </table:table-cell>
          <table:table-cell table:style-name="ce29" office:value-type="string">
            <text:p>Luty</text:p>
          </table:table-cell>
          <table:table-cell table:style-name="ce29" office:value-type="string">
            <text:p>Fevereiro</text:p>
          </table:table-cell>
          <table:table-cell/>
          <table:table-cell table:style-name="ce23" office:value-type="string">
            <text:p>Февраль</text:p>
          </table:table-cell>
          <table:table-cell table:style-name="ce33" office:value-type="string">
            <text:p>Şubat</text:p>
          </table:table-cell>
          <table:table-cell/>
          <table:table-cell table:style-name="ce23" office:value-type="string">
            <text:p>Tháng Hai</text:p>
          </table:table-cell>
          <table:table-cell table:style-name="ce28" office:value-type="string">
            <text:p>二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/>
          <table:table-cell table:style-name="ce23" office:value-type="string">
            <text:p>März</text:p>
          </table:table-cell>
          <table:table-cell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style-name="ce28" office:value-type="string">
            <text:p>Marzo</text:p>
          </table:table-cell>
          <table:table-cell/>
          <table:table-cell table:style-name="ce23" office:value-type="string">
            <text:p>Març</text:p>
          </table:table-cell>
          <table:table-cell/>
          <table:table-cell table:style-name="ce23" office:value-type="string">
            <text:p>Maart</text:p>
          </table:table-cell>
          <table:table-cell table:style-name="ce29" office:value-type="string">
            <text:p>Marzec</text:p>
          </table:table-cell>
          <table:table-cell table:style-name="ce29" office:value-type="string">
            <text:p>Março</text:p>
          </table:table-cell>
          <table:table-cell/>
          <table:table-cell table:style-name="ce23" office:value-type="string">
            <text:p>Март</text:p>
          </table:table-cell>
          <table:table-cell table:style-name="ce33" office:value-type="string">
            <text:p>Mart</text:p>
          </table:table-cell>
          <table:table-cell/>
          <table:table-cell table:style-name="ce23" office:value-type="string">
            <text:p>Tháng Ba</text:p>
          </table:table-cell>
          <table:table-cell table:style-name="ce28" office:value-type="string">
            <text:p>三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/>
          <table:table-cell table:style-name="ce23" office:value-type="string">
            <text:p>April</text:p>
          </table:table-cell>
          <table:table-cell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style-name="ce28" office:value-type="string">
            <text:p>Aprile</text:p>
          </table:table-cell>
          <table:table-cell/>
          <table:table-cell table:style-name="ce23" office:value-type="string">
            <text:p>Abril</text:p>
          </table:table-cell>
          <table:table-cell/>
          <table:table-cell table:style-name="ce23" office:value-type="string">
            <text:p>April</text:p>
          </table:table-cell>
          <table:table-cell table:style-name="ce29" office:value-type="string">
            <text:p>Kwiecień</text:p>
          </table:table-cell>
          <table:table-cell table:style-name="ce29" office:value-type="string">
            <text:p>Abril</text:p>
          </table:table-cell>
          <table:table-cell/>
          <table:table-cell table:style-name="ce23" office:value-type="string">
            <text:p>Апрель</text:p>
          </table:table-cell>
          <table:table-cell table:style-name="ce33" office:value-type="string">
            <text:p>Nisan</text:p>
          </table:table-cell>
          <table:table-cell/>
          <table:table-cell table:style-name="ce23" office:value-type="string">
            <text:p>Tháng Tư</text:p>
          </table:table-cell>
          <table:table-cell table:style-name="ce28" office:value-type="string">
            <text:p>四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/>
          <table:table-cell table:style-name="ce23" office:value-type="string">
            <text:p>Mai</text:p>
          </table:table-cell>
          <table:table-cell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style-name="ce28" office:value-type="string">
            <text:p>Maggio</text:p>
          </table:table-cell>
          <table:table-cell/>
          <table:table-cell table:style-name="ce23" office:value-type="string">
            <text:p>Maig</text:p>
          </table:table-cell>
          <table:table-cell/>
          <table:table-cell table:style-name="ce23" office:value-type="string">
            <text:p>Mei</text:p>
          </table:table-cell>
          <table:table-cell table:style-name="ce29" office:value-type="string">
            <text:p>Maj</text:p>
          </table:table-cell>
          <table:table-cell table:style-name="ce29" office:value-type="string">
            <text:p>Maio</text:p>
          </table:table-cell>
          <table:table-cell/>
          <table:table-cell table:style-name="ce23" office:value-type="string">
            <text:p>Май</text:p>
          </table:table-cell>
          <table:table-cell table:style-name="ce33" office:value-type="string">
            <text:p>Mayıs</text:p>
          </table:table-cell>
          <table:table-cell/>
          <table:table-cell table:style-name="ce23" office:value-type="string">
            <text:p>Tháng Năm</text:p>
          </table:table-cell>
          <table:table-cell table:style-name="ce28" office:value-type="string">
            <text:p>五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/>
          <table:table-cell table:style-name="ce23" office:value-type="string">
            <text:p>Juni</text:p>
          </table:table-cell>
          <table:table-cell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style-name="ce28" office:value-type="string">
            <text:p>Giugno</text:p>
          </table:table-cell>
          <table:table-cell/>
          <table:table-cell table:style-name="ce23" office:value-type="string">
            <text:p>Juny</text:p>
          </table:table-cell>
          <table:table-cell/>
          <table:table-cell table:style-name="ce23" office:value-type="string">
            <text:p>Juni</text:p>
          </table:table-cell>
          <table:table-cell table:style-name="ce29" office:value-type="string">
            <text:p>Czerwiec</text:p>
          </table:table-cell>
          <table:table-cell table:style-name="ce29" office:value-type="string">
            <text:p>Junho</text:p>
          </table:table-cell>
          <table:table-cell/>
          <table:table-cell table:style-name="ce23" office:value-type="string">
            <text:p>Июнь</text:p>
          </table:table-cell>
          <table:table-cell table:style-name="ce33" office:value-type="string">
            <text:p>Haziran</text:p>
          </table:table-cell>
          <table:table-cell/>
          <table:table-cell table:style-name="ce23" office:value-type="string">
            <text:p>Tháng Sáu</text:p>
          </table:table-cell>
          <table:table-cell table:style-name="ce28" office:value-type="string">
            <text:p>六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/>
          <table:table-cell table:style-name="ce23" office:value-type="string">
            <text:p>Juli</text:p>
          </table:table-cell>
          <table:table-cell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style-name="ce28" office:value-type="string">
            <text:p>Luglio</text:p>
          </table:table-cell>
          <table:table-cell/>
          <table:table-cell table:style-name="ce23" office:value-type="string">
            <text:p>Juliol</text:p>
          </table:table-cell>
          <table:table-cell/>
          <table:table-cell table:style-name="ce23" office:value-type="string">
            <text:p>Juli</text:p>
          </table:table-cell>
          <table:table-cell table:style-name="ce29" office:value-type="string">
            <text:p>Lipiec</text:p>
          </table:table-cell>
          <table:table-cell table:style-name="ce29" office:value-type="string">
            <text:p>Julho</text:p>
          </table:table-cell>
          <table:table-cell/>
          <table:table-cell table:style-name="ce23" office:value-type="string">
            <text:p>Июль</text:p>
          </table:table-cell>
          <table:table-cell table:style-name="ce33" office:value-type="string">
            <text:p>Temmuz</text:p>
          </table:table-cell>
          <table:table-cell/>
          <table:table-cell table:style-name="ce23" office:value-type="string">
            <text:p>Tháng Bảy</text:p>
          </table:table-cell>
          <table:table-cell table:style-name="ce28" office:value-type="string">
            <text:p>七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/>
          <table:table-cell table:style-name="ce23" office:value-type="string">
            <text:p>August</text:p>
          </table:table-cell>
          <table:table-cell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style-name="ce28" office:value-type="string">
            <text:p>Agosto</text:p>
          </table:table-cell>
          <table:table-cell/>
          <table:table-cell table:style-name="ce23" office:value-type="string">
            <text:p>Agost</text:p>
          </table:table-cell>
          <table:table-cell/>
          <table:table-cell table:style-name="ce23" office:value-type="string">
            <text:p>Augustus</text:p>
          </table:table-cell>
          <table:table-cell table:style-name="ce29" office:value-type="string">
            <text:p>Sierpień</text:p>
          </table:table-cell>
          <table:table-cell table:style-name="ce29" office:value-type="string">
            <text:p>Agosto</text:p>
          </table:table-cell>
          <table:table-cell/>
          <table:table-cell table:style-name="ce23" office:value-type="string">
            <text:p>Август</text:p>
          </table:table-cell>
          <table:table-cell table:style-name="ce33" office:value-type="string">
            <text:p>Ağustos</text:p>
          </table:table-cell>
          <table:table-cell/>
          <table:table-cell table:style-name="ce23" office:value-type="string">
            <text:p>Tháng Tám</text:p>
          </table:table-cell>
          <table:table-cell table:style-name="ce28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/>
          <table:table-cell table:style-name="ce23" office:value-type="string">
            <text:p>September</text:p>
          </table:table-cell>
          <table:table-cell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style-name="ce28" office:value-type="string">
            <text:p>Settembre</text:p>
          </table:table-cell>
          <table:table-cell/>
          <table:table-cell table:style-name="ce23" office:value-type="string">
            <text:p>Setembre</text:p>
          </table:table-cell>
          <table:table-cell/>
          <table:table-cell table:style-name="ce23" office:value-type="string">
            <text:p>September</text:p>
          </table:table-cell>
          <table:table-cell table:style-name="ce29" office:value-type="string">
            <text:p>Wrzesień</text:p>
          </table:table-cell>
          <table:table-cell table:style-name="ce29" office:value-type="string">
            <text:p>Setembro</text:p>
          </table:table-cell>
          <table:table-cell/>
          <table:table-cell table:style-name="ce23" office:value-type="string">
            <text:p>Сентябрь</text:p>
          </table:table-cell>
          <table:table-cell table:style-name="ce33" office:value-type="string">
            <text:p>Eylül</text:p>
          </table:table-cell>
          <table:table-cell/>
          <table:table-cell table:style-name="ce23" office:value-type="string">
            <text:p>Tháng Chín</text:p>
          </table:table-cell>
          <table:table-cell table:style-name="ce28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/>
          <table:table-cell table:style-name="ce23" office:value-type="string">
            <text:p>Oktober</text:p>
          </table:table-cell>
          <table:table-cell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style-name="ce28" office:value-type="string">
            <text:p>Ottobre</text:p>
          </table:table-cell>
          <table:table-cell/>
          <table:table-cell table:style-name="ce23" office:value-type="string">
            <text:p>Octubre</text:p>
          </table:table-cell>
          <table:table-cell/>
          <table:table-cell table:style-name="ce23" office:value-type="string">
            <text:p>Oktober</text:p>
          </table:table-cell>
          <table:table-cell table:style-name="ce29" office:value-type="string">
            <text:p>Październik</text:p>
          </table:table-cell>
          <table:table-cell table:style-name="ce29" office:value-type="string">
            <text:p>Outubro</text:p>
          </table:table-cell>
          <table:table-cell/>
          <table:table-cell table:style-name="ce23" office:value-type="string">
            <text:p>Октябрь</text:p>
          </table:table-cell>
          <table:table-cell table:style-name="ce33" office:value-type="string">
            <text:p>Ekim</text:p>
          </table:table-cell>
          <table:table-cell/>
          <table:table-cell table:style-name="ce23" office:value-type="string">
            <text:p>Tháng Mười</text:p>
          </table:table-cell>
          <table:table-cell table:style-name="ce28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/>
          <table:table-cell table:style-name="ce23" office:value-type="string">
            <text:p>November</text:p>
          </table:table-cell>
          <table:table-cell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style-name="ce28" office:value-type="string">
            <text:p>Novembre</text:p>
          </table:table-cell>
          <table:table-cell/>
          <table:table-cell table:style-name="ce23" office:value-type="string">
            <text:p>Novembre</text:p>
          </table:table-cell>
          <table:table-cell/>
          <table:table-cell table:style-name="ce23" office:value-type="string">
            <text:p>November</text:p>
          </table:table-cell>
          <table:table-cell table:style-name="ce29" office:value-type="string">
            <text:p>Listopad</text:p>
          </table:table-cell>
          <table:table-cell table:style-name="ce29" office:value-type="string">
            <text:p>Novembro</text:p>
          </table:table-cell>
          <table:table-cell/>
          <table:table-cell table:style-name="ce23" office:value-type="string">
            <text:p>Ноябрь</text:p>
          </table:table-cell>
          <table:table-cell table:style-name="ce33" office:value-type="string">
            <text:p>Kasım</text:p>
          </table:table-cell>
          <table:table-cell/>
          <table:table-cell table:style-name="ce23" office:value-type="string">
            <text:p>Tháng Mười Một</text:p>
          </table:table-cell>
          <table:table-cell table:style-name="ce28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/>
          <table:table-cell table:style-name="ce23" office:value-type="string">
            <text:p>Dezember</text:p>
          </table:table-cell>
          <table:table-cell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style-name="ce28" office:value-type="string">
            <text:p>Dicembre</text:p>
          </table:table-cell>
          <table:table-cell/>
          <table:table-cell table:style-name="ce23" office:value-type="string">
            <text:p>Desembre</text:p>
          </table:table-cell>
          <table:table-cell/>
          <table:table-cell table:style-name="ce23" office:value-type="string">
            <text:p>December</text:p>
          </table:table-cell>
          <table:table-cell table:style-name="ce29" office:value-type="string">
            <text:p>Grudzień</text:p>
          </table:table-cell>
          <table:table-cell table:style-name="ce29" office:value-type="string">
            <text:p>Dezembro</text:p>
          </table:table-cell>
          <table:table-cell/>
          <table:table-cell table:style-name="ce23" office:value-type="string">
            <text:p>Декабрь</text:p>
          </table:table-cell>
          <table:table-cell table:style-name="ce33" office:value-type="string">
            <text:p>Aralık</text:p>
          </table:table-cell>
          <table:table-cell/>
          <table:table-cell table:style-name="ce23" office:value-type="string">
            <text:p>Tháng Chạp</text:p>
          </table:table-cell>
          <table:table-cell table:style-name="ce28" office:value-type="string">
            <text:p>十二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/>
          <table:table-cell table:style-name="ce23" office:value-type="string">
            <text:p>1ster</text:p>
          </table:table-cell>
          <table:table-cell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style-name="ce23" office:value-type="string">
            <text:p>1º</text:p>
          </table:table-cell>
          <table:table-cell/>
          <table:table-cell table:style-name="ce23" office:value-type="string">
            <text:p>1er</text:p>
          </table:table-cell>
          <table:table-cell/>
          <table:table-cell table:style-name="ce23" office:value-type="string">
            <text:p>1ste</text:p>
          </table:table-cell>
          <table:table-cell table:style-name="ce29" office:value-type="string">
            <text:p>1-szy</text:p>
          </table:table-cell>
          <table:table-cell table:style-name="ce29" office:value-type="string">
            <text:p>1º</text:p>
          </table:table-cell>
          <table:table-cell/>
          <table:table-cell table:style-name="ce23" office:value-type="string">
            <text:p>1-й</text:p>
          </table:table-cell>
          <table:table-cell table:style-name="ce33" office:value-type="string">
            <text:p>1 .</text:p>
          </table:table-cell>
          <table:table-cell/>
          <table:table-cell table:style-name="ce23" office:value-type="string">
            <text:p>Thứ nhất</text:p>
          </table:table-cell>
          <table:table-cell table:style-name="ce28" office:value-type="float" office:value="1.0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/>
          <table:table-cell table:style-name="ce23" office:value-type="string">
            <text:p>2ter</text:p>
          </table:table-cell>
          <table:table-cell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style-name="ce23" office:value-type="string">
            <text:p>2º</text:p>
          </table:table-cell>
          <table:table-cell/>
          <table:table-cell table:style-name="ce23" office:value-type="string">
            <text:p>2on</text:p>
          </table:table-cell>
          <table:table-cell/>
          <table:table-cell table:style-name="ce23" office:value-type="string">
            <text:p>2de</text:p>
          </table:table-cell>
          <table:table-cell table:style-name="ce29" office:value-type="string">
            <text:p>2-gi</text:p>
          </table:table-cell>
          <table:table-cell table:style-name="ce29" office:value-type="string">
            <text:p>2º</text:p>
          </table:table-cell>
          <table:table-cell/>
          <table:table-cell table:style-name="ce23" office:value-type="string">
            <text:p>2-й</text:p>
          </table:table-cell>
          <table:table-cell table:style-name="ce33" office:value-type="string">
            <text:p>2 .</text:p>
          </table:table-cell>
          <table:table-cell/>
          <table:table-cell table:style-name="ce23" office:value-type="string">
            <text:p>Thứ hai</text:p>
          </table:table-cell>
          <table:table-cell table:style-name="ce28" office:value-type="float" office:value="2.0">
            <text:p>2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/>
          <table:table-cell table:style-name="ce23" office:value-type="string">
            <text:p>3ter</text:p>
          </table:table-cell>
          <table:table-cell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style-name="ce23" office:value-type="string">
            <text:p>3º</text:p>
          </table:table-cell>
          <table:table-cell/>
          <table:table-cell table:style-name="ce23" office:value-type="string">
            <text:p>3er</text:p>
          </table:table-cell>
          <table:table-cell/>
          <table:table-cell table:style-name="ce23" office:value-type="string">
            <text:p>3de</text:p>
          </table:table-cell>
          <table:table-cell table:style-name="ce29" office:value-type="string">
            <text:p>3-ci</text:p>
          </table:table-cell>
          <table:table-cell table:style-name="ce29" office:value-type="string">
            <text:p>3º</text:p>
          </table:table-cell>
          <table:table-cell/>
          <table:table-cell table:style-name="ce23" office:value-type="string">
            <text:p>3-й</text:p>
          </table:table-cell>
          <table:table-cell table:style-name="ce33" office:value-type="string">
            <text:p>3 .</text:p>
          </table:table-cell>
          <table:table-cell/>
          <table:table-cell table:style-name="ce23" office:value-type="string">
            <text:p>Thứ ba</text:p>
          </table:table-cell>
          <table:table-cell table:style-name="ce28" office:value-type="float" office:value="3.0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/>
          <table:table-cell table:style-name="ce23" office:value-type="string">
            <text:p>4ter</text:p>
          </table:table-cell>
          <table:table-cell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style-name="ce23" office:value-type="string">
            <text:p>4º</text:p>
          </table:table-cell>
          <table:table-cell/>
          <table:table-cell table:style-name="ce23" office:value-type="string">
            <text:p>4rt</text:p>
          </table:table-cell>
          <table:table-cell/>
          <table:table-cell table:style-name="ce23" office:value-type="string">
            <text:p>4de</text:p>
          </table:table-cell>
          <table:table-cell table:style-name="ce29" office:value-type="string">
            <text:p>4-ty</text:p>
          </table:table-cell>
          <table:table-cell table:style-name="ce29" office:value-type="string">
            <text:p>4º</text:p>
          </table:table-cell>
          <table:table-cell/>
          <table:table-cell table:style-name="ce23" office:value-type="string">
            <text:p>4-й</text:p>
          </table:table-cell>
          <table:table-cell table:style-name="ce33" office:value-type="string">
            <text:p>4 .</text:p>
          </table:table-cell>
          <table:table-cell/>
          <table:table-cell table:style-name="ce23" office:value-type="string">
            <text:p>Thứ tư</text:p>
          </table:table-cell>
          <table:table-cell table:style-name="ce28" office:value-type="float" office:value="4.0">
            <text:p>4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/>
          <table:table-cell table:style-name="ce23" office:value-type="string">
            <text:p>5ter</text:p>
          </table:table-cell>
          <table:table-cell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style-name="ce23" office:value-type="string">
            <text:p>5º</text:p>
          </table:table-cell>
          <table:table-cell/>
          <table:table-cell table:style-name="ce23" office:value-type="string">
            <text:p>5è</text:p>
          </table:table-cell>
          <table:table-cell/>
          <table:table-cell table:style-name="ce23" office:value-type="string">
            <text:p>5de</text:p>
          </table:table-cell>
          <table:table-cell table:style-name="ce29" office:value-type="string">
            <text:p>5-ty</text:p>
          </table:table-cell>
          <table:table-cell table:style-name="ce29" office:value-type="string">
            <text:p>5º</text:p>
          </table:table-cell>
          <table:table-cell/>
          <table:table-cell table:style-name="ce23" office:value-type="string">
            <text:p>5-й</text:p>
          </table:table-cell>
          <table:table-cell table:style-name="ce33" office:value-type="string">
            <text:p>5 .</text:p>
          </table:table-cell>
          <table:table-cell/>
          <table:table-cell table:style-name="ce23" office:value-type="string">
            <text:p>Thứu năm</text:p>
          </table:table-cell>
          <table:table-cell table:style-name="ce28" office:value-type="float" office:value="5.0">
            <text:p>5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/>
          <table:table-cell table:style-name="ce23" office:value-type="string">
            <text:p>Heute</text:p>
          </table:table-cell>
          <table:table-cell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style-name="ce28" office:value-type="string">
            <text:p>Oggi</text:p>
          </table:table-cell>
          <table:table-cell/>
          <table:table-cell table:style-name="ce23" office:value-type="string">
            <text:p>Avui</text:p>
          </table:table-cell>
          <table:table-cell/>
          <table:table-cell table:style-name="ce23" office:value-type="string">
            <text:p>Nu</text:p>
          </table:table-cell>
          <table:table-cell table:style-name="ce29" office:value-type="string">
            <text:p>Dziś</text:p>
          </table:table-cell>
          <table:table-cell table:style-name="ce29" office:value-type="string">
            <text:p>Hoje</text:p>
          </table:table-cell>
          <table:table-cell/>
          <table:table-cell table:style-name="ce23" office:value-type="string">
            <text:p>Сегодня</text:p>
          </table:table-cell>
          <table:table-cell table:style-name="ce33" office:value-type="string">
            <text:p>Bugün</text:p>
          </table:table-cell>
          <table:table-cell/>
          <table:table-cell table:style-name="ce23" office:value-type="string">
            <text:p>Hôm nay</text:p>
          </table:table-cell>
          <table:table-cell table:style-name="ce28" office:value-type="string">
            <text:p>今天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/>
          <table:table-cell table:style-name="ce23" office:value-type="string">
            <text:p>Monat</text:p>
          </table:table-cell>
          <table:table-cell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style-name="ce28" office:value-type="string">
            <text:p>Mese</text:p>
          </table:table-cell>
          <table:table-cell/>
          <table:table-cell table:style-name="ce23" office:value-type="string">
            <text:p>Mes</text:p>
          </table:table-cell>
          <table:table-cell/>
          <table:table-cell table:style-name="ce23" office:value-type="string">
            <text:p>Maand</text:p>
          </table:table-cell>
          <table:table-cell table:style-name="ce29" office:value-type="string">
            <text:p>Miesiąc</text:p>
          </table:table-cell>
          <table:table-cell table:style-name="ce29" office:value-type="string">
            <text:p>Mês</text:p>
          </table:table-cell>
          <table:table-cell/>
          <table:table-cell table:style-name="ce23" office:value-type="string">
            <text:p>Месяц</text:p>
          </table:table-cell>
          <table:table-cell table:style-name="ce33" office:value-type="string">
            <text:p>Ay</text:p>
          </table:table-cell>
          <table:table-cell/>
          <table:table-cell table:style-name="ce23" office:value-type="string">
            <text:p>Tháng</text:p>
          </table:table-cell>
          <table:table-cell table:style-name="ce28" office:value-type="string">
            <text:p>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/>
          <table:table-cell table:style-name="ce23" office:value-type="string">
            <text:p>Jahr</text:p>
          </table:table-cell>
          <table:table-cell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style-name="ce28" office:value-type="string">
            <text:p>Anno</text:p>
          </table:table-cell>
          <table:table-cell/>
          <table:table-cell table:style-name="ce23" office:value-type="string">
            <text:p>Any</text:p>
          </table:table-cell>
          <table:table-cell/>
          <table:table-cell table:style-name="ce23" office:value-type="string">
            <text:p>Jaar</text:p>
          </table:table-cell>
          <table:table-cell table:style-name="ce29" office:value-type="string">
            <text:p>Rok</text:p>
          </table:table-cell>
          <table:table-cell table:style-name="ce29" office:value-type="string">
            <text:p>Ano</text:p>
          </table:table-cell>
          <table:table-cell/>
          <table:table-cell table:style-name="ce23" office:value-type="string">
            <text:p>Год</text:p>
          </table:table-cell>
          <table:table-cell table:style-name="ce33" office:value-type="string">
            <text:p>Yıl</text:p>
          </table:table-cell>
          <table:table-cell/>
          <table:table-cell table:style-name="ce23" office:value-type="string">
            <text:p>Năm</text:p>
          </table:table-cell>
          <table:table-cell table:style-name="ce28" office:value-type="string">
            <text:p>年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/>
          <table:table-cell table:style-name="ce23" office:value-type="string">
            <text:p>Einstellungen</text:p>
          </table:table-cell>
          <table:table-cell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style-name="ce28" office:value-type="string">
            <text:p>Opzioni</text:p>
          </table:table-cell>
          <table:table-cell/>
          <table:table-cell table:style-name="ce23" office:value-type="string">
            <text:p>Opcions</text:p>
          </table:table-cell>
          <table:table-cell/>
          <table:table-cell table:style-name="ce23" office:value-type="string">
            <text:p>Opties</text:p>
          </table:table-cell>
          <table:table-cell table:style-name="ce29" office:value-type="string">
            <text:p>Opcje</text:p>
          </table:table-cell>
          <table:table-cell table:style-name="ce29" office:value-type="string">
            <text:p>Opções</text:p>
          </table:table-cell>
          <table:table-cell/>
          <table:table-cell table:style-name="ce23" office:value-type="string">
            <text:p>Настройки</text:p>
          </table:table-cell>
          <table:table-cell table:style-name="ce33" office:value-type="string">
            <text:p>Seçenekler</text:p>
          </table:table-cell>
          <table:table-cell/>
          <table:table-cell table:style-name="ce23" office:value-type="string">
            <text:p>Lựa chọn</text:p>
          </table:table-cell>
          <table:table-cell table:style-name="ce28" office:value-type="string">
            <text:p>选项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/>
          <table:table-cell table:style-name="ce23" office:value-type="string">
            <text:p>Beenden</text:p>
          </table:table-cell>
          <table:table-cell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style-name="ce28" office:value-type="string">
            <text:p>Esci</text:p>
          </table:table-cell>
          <table:table-cell/>
          <table:table-cell table:style-name="ce23" office:value-type="string">
            <text:p>Sortir</text:p>
          </table:table-cell>
          <table:table-cell/>
          <table:table-cell table:style-name="ce23" office:value-type="string">
            <text:p>Stop</text:p>
          </table:table-cell>
          <table:table-cell table:style-name="ce29" office:value-type="string">
            <text:p>Wyjście</text:p>
          </table:table-cell>
          <table:table-cell table:style-name="ce29" office:value-type="string">
            <text:p>Fechar</text:p>
          </table:table-cell>
          <table:table-cell/>
          <table:table-cell table:style-name="ce23" office:value-type="string">
            <text:p>Выход</text:p>
          </table:table-cell>
          <table:table-cell table:style-name="ce33" office:value-type="string">
            <text:p>Çık</text:p>
          </table:table-cell>
          <table:table-cell/>
          <table:table-cell table:style-name="ce23" office:value-type="string">
            <text:p>Thoát</text:p>
          </table:table-cell>
          <table:table-cell table:style-name="ce28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/>
          <table:table-cell table:style-name="ce23" office:value-type="string">
            <text:p>Ereignis bearb.</text:p>
          </table:table-cell>
          <table:table-cell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style-name="ce28" office:value-type="string">
            <text:p>Modifica eventi</text:p>
          </table:table-cell>
          <table:table-cell/>
          <table:table-cell table:style-name="ce23" office:value-type="string">
            <text:p>Editar Esdeveniment</text:p>
          </table:table-cell>
          <table:table-cell/>
          <table:table-cell table:style-name="ce23" office:value-type="string">
            <text:p>Wijzig taak</text:p>
          </table:table-cell>
          <table:table-cell table:style-name="ce29" office:value-type="string">
            <text:p>Edycja</text:p>
          </table:table-cell>
          <table:table-cell table:style-name="ce29" office:value-type="string">
            <text:p>Editar Eventos</text:p>
          </table:table-cell>
          <table:table-cell/>
          <table:table-cell table:style-name="ce23" office:value-type="string">
            <text:p>Правка</text:p>
          </table:table-cell>
          <table:table-cell table:style-name="ce33" office:value-type="string">
            <text:p>Olayları Düzenle</text:p>
          </table:table-cell>
          <table:table-cell/>
          <table:table-cell table:style-name="ce23" office:value-type="string">
            <text:p>Sửa sự kiện</text:p>
          </table:table-cell>
          <table:table-cell table:style-name="ce28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/>
          <table:table-cell table:style-name="ce23" office:value-type="string">
            <text:p>Ereignis</text:p>
          </table:table-cell>
          <table:table-cell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style-name="ce28" office:value-type="string">
            <text:p>Eventi</text:p>
          </table:table-cell>
          <table:table-cell/>
          <table:table-cell table:style-name="ce23" office:value-type="string">
            <text:p>Esdeveniments</text:p>
          </table:table-cell>
          <table:table-cell/>
          <table:table-cell table:style-name="ce23" office:value-type="string">
            <text:p>taken</text:p>
          </table:table-cell>
          <table:table-cell table:style-name="ce29" office:value-type="string">
            <text:p>Wydarzenia</text:p>
          </table:table-cell>
          <table:table-cell table:style-name="ce29" office:value-type="string">
            <text:p>Eventos</text:p>
          </table:table-cell>
          <table:table-cell/>
          <table:table-cell table:style-name="ce23" office:value-type="string">
            <text:p>События</text:p>
          </table:table-cell>
          <table:table-cell table:style-name="ce33" office:value-type="string">
            <text:p>Olaylar </text:p>
          </table:table-cell>
          <table:table-cell/>
          <table:table-cell table:style-name="ce23" office:value-type="string">
            <text:p>Sự kiện</text:p>
          </table:table-cell>
          <table:table-cell table:style-name="ce28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/>
          <table:table-cell table:style-name="ce23" office:value-type="string">
            <text:p>Ereignisse</text:p>
          </table:table-cell>
          <table:table-cell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style-name="ce28" office:value-type="string">
            <text:p>Evento</text:p>
          </table:table-cell>
          <table:table-cell/>
          <table:table-cell table:style-name="ce23" office:value-type="string">
            <text:p>Núm</text:p>
          </table:table-cell>
          <table:table-cell/>
          <table:table-cell table:style-name="ce23" office:value-type="string">
            <text:p>taak</text:p>
          </table:table-cell>
          <table:table-cell table:style-name="ce29" office:value-type="string">
            <text:p>Wydarzenie</text:p>
          </table:table-cell>
          <table:table-cell table:style-name="ce29" office:value-type="string">
            <text:p>Evento</text:p>
          </table:table-cell>
          <table:table-cell/>
          <table:table-cell table:style-name="ce23" office:value-type="string">
            <text:p>Событие</text:p>
          </table:table-cell>
          <table:table-cell table:style-name="ce33" office:value-type="string">
            <text:p>Olay</text:p>
          </table:table-cell>
          <table:table-cell/>
          <table:table-cell table:style-name="ce23" office:value-type="string">
            <text:p>Sự kiện</text:p>
          </table:table-cell>
          <table:table-cell table:style-name="ce28" office:value-type="string">
            <text:p>事件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/>
          <table:table-cell table:style-name="ce27" office:value-type="string">
            <text:p>OK</text:p>
          </table:table-cell>
          <table:table-cell/>
          <table:table-cell table:number-columns-repeated="2" table:style-name="ce23" office:value-type="string">
            <text:p>OK</text:p>
          </table:table-cell>
          <table:table-cell table:style-name="ce28" office:value-type="string">
            <text:p>OK</text:p>
          </table:table-cell>
          <table:table-cell/>
          <table:table-cell table:style-name="ce23" office:value-type="string">
            <text:p>OK</text:p>
          </table:table-cell>
          <table:table-cell/>
          <table:table-cell table:style-name="ce23" office:value-type="string">
            <text:p>Ok</text:p>
          </table:table-cell>
          <table:table-cell table:number-columns-repeated="2" table:style-name="ce29" office:value-type="string">
            <text:p>OK</text:p>
          </table:table-cell>
          <table:table-cell/>
          <table:table-cell table:style-name="ce23" office:value-type="string">
            <text:p>Ок</text:p>
          </table:table-cell>
          <table:table-cell table:style-name="ce33" office:value-type="string">
            <text:p>Tamam</text:p>
          </table:table-cell>
          <table:table-cell/>
          <table:table-cell table:style-name="ce23" office:value-type="string">
            <text:p>OK</text:p>
          </table:table-cell>
          <table:table-cell table:style-name="ce28" office:value-type="string">
            <text:p>确认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/>
          <table:table-cell table:style-name="ce27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 table:style-name="ce28" office:value-type="string">
            <text:p>Annulla</text:p>
          </table:table-cell>
          <table:table-cell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style-name="ce29" office:value-type="string">
            <text:p>Anuluj</text:p>
          </table:table-cell>
          <table:table-cell table:style-name="ce29" office:value-type="string">
            <text:p>Cancelar</text:p>
          </table:table-cell>
          <table:table-cell/>
          <table:table-cell table:style-name="ce23" office:value-type="string">
            <text:p>Отмена</text:p>
          </table:table-cell>
          <table:table-cell table:style-name="ce33" office:value-type="string">
            <text:p>İptal</text:p>
          </table:table-cell>
          <table:table-cell/>
          <table:table-cell table:style-name="ce21" office:value-type="string">
            <text:p>Hủy</text:p>
          </table:table-cell>
          <table:table-cell table:style-name="ce28" office:value-type="string">
            <text:p>取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/>
          <table:table-cell table:style-name="ce27" office:value-type="string">
            <text:p>Löschen</text:p>
          </table:table-cell>
          <table:table-cell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style-name="ce28" office:value-type="string">
            <text:p>Cancella</text:p>
          </table:table-cell>
          <table:table-cell/>
          <table:table-cell table:style-name="ce23" office:value-type="string">
            <text:p>Esborrar</text:p>
          </table:table-cell>
          <table:table-cell/>
          <table:table-cell table:style-name="ce23" office:value-type="string">
            <text:p>Wis</text:p>
          </table:table-cell>
          <table:table-cell table:style-name="ce29" office:value-type="string">
            <text:p>Skasuj</text:p>
          </table:table-cell>
          <table:table-cell table:style-name="ce29" office:value-type="string">
            <text:p>Apagar</text:p>
          </table:table-cell>
          <table:table-cell/>
          <table:table-cell table:style-name="ce23" office:value-type="string">
            <text:p>Удалить</text:p>
          </table:table-cell>
          <table:table-cell table:style-name="ce33" office:value-type="string">
            <text:p>Sil</text:p>
          </table:table-cell>
          <table:table-cell/>
          <table:table-cell table:style-name="ce23" office:value-type="string">
            <text:p>Xóa</text:p>
          </table:table-cell>
          <table:table-cell table:style-name="ce28" office:value-type="string">
            <text:p>删除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/>
          <table:table-cell table:style-name="ce27" office:value-type="string">
            <text:p>Kalender-Einstellungen</text:p>
          </table:table-cell>
          <table:table-cell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style-name="ce28" office:value-type="string">
            <text:p>Impostazioni calendario</text:p>
          </table:table-cell>
          <table:table-cell/>
          <table:table-cell table:style-name="ce23" office:value-type="string">
            <text:p>Configurar Agenda</text:p>
          </table:table-cell>
          <table:table-cell/>
          <table:table-cell table:style-name="ce23" office:value-type="string">
            <text:p>Kalender opties</text:p>
          </table:table-cell>
          <table:table-cell table:style-name="ce29" office:value-type="string">
            <text:p>Ustawienia kalendarza</text:p>
          </table:table-cell>
          <table:table-cell table:style-name="ce29" office:value-type="string">
            <text:p>Config. de Calendário</text:p>
          </table:table-cell>
          <table:table-cell/>
          <table:table-cell table:style-name="ce23" office:value-type="string">
            <text:p>Настройки календаря</text:p>
          </table:table-cell>
          <table:table-cell table:style-name="ce33" office:value-type="string">
            <text:p>Takvim Ayarları</text:p>
          </table:table-cell>
          <table:table-cell/>
          <table:table-cell table:style-name="ce23" office:value-type="string">
            <text:p>Cài đặt Lịch</text:p>
          </table:table-cell>
          <table:table-cell table:style-name="ce28" office:value-type="string">
            <text:p>日历设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/>
          <table:table-cell table:style-name="ce27" office:value-type="string">
            <text:p>Woche beginnt mit</text:p>
          </table:table-cell>
          <table:table-cell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style-name="ce28" office:value-type="string">
            <text:p>La settimana comincia di</text:p>
          </table:table-cell>
          <table:table-cell/>
          <table:table-cell table:style-name="ce23" office:value-type="string">
            <text:p>Inici setmana</text:p>
          </table:table-cell>
          <table:table-cell/>
          <table:table-cell table:style-name="ce23" office:value-type="string">
            <text:p>Week start op</text:p>
          </table:table-cell>
          <table:table-cell table:style-name="ce29" office:value-type="string">
            <text:p>Początek tygodnia</text:p>
          </table:table-cell>
          <table:table-cell table:style-name="ce29" office:value-type="string">
            <text:p>Semana começa em</text:p>
          </table:table-cell>
          <table:table-cell/>
          <table:table-cell table:style-name="ce23" office:value-type="string">
            <text:p>Начало недели</text:p>
          </table:table-cell>
          <table:table-cell table:style-name="ce33" office:value-type="string">
            <text:p>Hafta başlangıcı</text:p>
          </table:table-cell>
          <table:table-cell/>
          <table:table-cell table:style-name="ce23" office:value-type="string">
            <text:p>Bắt đầu tuần vào</text:p>
          </table:table-cell>
          <table:table-cell table:style-name="ce28" office:value-type="string">
            <text:p>每周开始于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/>
          <table:table-cell table:style-name="ce27" office:value-type="string">
            <text:p>Typ</text:p>
          </table:table-cell>
          <table:table-cell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style-name="ce28" office:value-type="string">
            <text:p>Tipo</text:p>
          </table:table-cell>
          <table:table-cell/>
          <table:table-cell table:style-name="ce23" office:value-type="string">
            <text:p>Tipus</text:p>
          </table:table-cell>
          <table:table-cell/>
          <table:table-cell table:style-name="ce23" office:value-type="string">
            <text:p>Type</text:p>
          </table:table-cell>
          <table:table-cell table:style-name="ce29" office:value-type="string">
            <text:p>Powtórz</text:p>
          </table:table-cell>
          <table:table-cell table:style-name="ce29" office:value-type="string">
            <text:p>Tipo</text:p>
          </table:table-cell>
          <table:table-cell/>
          <table:table-cell table:style-name="ce23" office:value-type="string">
            <text:p>Повтор</text:p>
          </table:table-cell>
          <table:table-cell table:style-name="ce33" office:value-type="string">
            <text:p>Türü</text:p>
          </table:table-cell>
          <table:table-cell/>
          <table:table-cell table:style-name="ce23" office:value-type="string">
            <text:p>Loại</text:p>
          </table:table-cell>
          <table:table-cell table:style-name="ce28" office:value-type="string">
            <text:p>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/>
          <table:table-cell table:style-name="ce27" office:value-type="string">
            <text:p>einmal</text:p>
          </table:table-cell>
          <table:table-cell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style-name="ce28" office:value-type="string">
            <text:p>Una volta</text:p>
          </table:table-cell>
          <table:table-cell/>
          <table:table-cell table:style-name="ce23" office:value-type="string">
            <text:p>Data fixa</text:p>
          </table:table-cell>
          <table:table-cell/>
          <table:table-cell table:style-name="ce23" office:value-type="string">
            <text:p>Eenmalig</text:p>
          </table:table-cell>
          <table:table-cell table:style-name="ce29" office:value-type="string">
            <text:p>wył.</text:p>
          </table:table-cell>
          <table:table-cell table:style-name="ce29" office:value-type="string">
            <text:p>Data fixa</text:p>
          </table:table-cell>
          <table:table-cell/>
          <table:table-cell table:style-name="ce23" office:value-type="string">
            <text:p>выкл.</text:p>
          </table:table-cell>
          <table:table-cell table:style-name="ce33" office:value-type="string">
            <text:p>Biri-Kapalı</text:p>
          </table:table-cell>
          <table:table-cell/>
          <table:table-cell table:style-name="ce23" office:value-type="string">
            <text:p>Một lần</text:p>
          </table:table-cell>
          <table:table-cell table:style-name="ce28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/>
          <table:table-cell table:style-name="ce27" office:value-type="string">
            <text:p>jährlich</text:p>
          </table:table-cell>
          <table:table-cell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style-name="ce28" office:value-type="string">
            <text:p>Ogni anno</text:p>
          </table:table-cell>
          <table:table-cell/>
          <table:table-cell table:style-name="ce23" office:value-type="string">
            <text:p>Anual</text:p>
          </table:table-cell>
          <table:table-cell/>
          <table:table-cell table:style-name="ce23" office:value-type="string">
            <text:p>Jaarlijks</text:p>
          </table:table-cell>
          <table:table-cell table:style-name="ce29" office:value-type="string">
            <text:p>rocznie</text:p>
          </table:table-cell>
          <table:table-cell table:style-name="ce29" office:value-type="string">
            <text:p>Anualmente</text:p>
          </table:table-cell>
          <table:table-cell/>
          <table:table-cell table:style-name="ce23" office:value-type="string">
            <text:p>по годам</text:p>
          </table:table-cell>
          <table:table-cell table:style-name="ce33" office:value-type="string">
            <text:p>Yıllık</text:p>
          </table:table-cell>
          <table:table-cell/>
          <table:table-cell table:style-name="ce23" office:value-type="string">
            <text:p>Hàng năm</text:p>
          </table:table-cell>
          <table:table-cell table:style-name="ce28" office:value-type="string">
            <text:p>每年重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/>
          <table:table-cell table:style-name="ce27" office:value-type="string">
            <text:p>monatlich</text:p>
          </table:table-cell>
          <table:table-cell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style-name="ce28" office:value-type="string">
            <text:p>Ogni mese</text:p>
          </table:table-cell>
          <table:table-cell/>
          <table:table-cell table:style-name="ce23" office:value-type="string">
            <text:p>Mensual</text:p>
          </table:table-cell>
          <table:table-cell/>
          <table:table-cell table:style-name="ce23" office:value-type="string">
            <text:p>Maandelijks</text:p>
          </table:table-cell>
          <table:table-cell table:style-name="ce29" office:value-type="string">
            <text:p>miesięcznie</text:p>
          </table:table-cell>
          <table:table-cell table:style-name="ce29" office:value-type="string">
            <text:p>Mensalmente</text:p>
          </table:table-cell>
          <table:table-cell/>
          <table:table-cell table:style-name="ce23" office:value-type="string">
            <text:p>по месяцам</text:p>
          </table:table-cell>
          <table:table-cell table:style-name="ce33" office:value-type="string">
            <text:p>Aylık</text:p>
          </table:table-cell>
          <table:table-cell/>
          <table:table-cell table:style-name="ce23" office:value-type="string">
            <text:p>Hàng tháng</text:p>
          </table:table-cell>
          <table:table-cell table:style-name="ce28" office:value-type="string">
            <text:p>每月重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/>
          <table:table-cell table:style-name="ce27" office:value-type="string">
            <text:p>wöchentlich</text:p>
          </table:table-cell>
          <table:table-cell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style-name="ce28" office:value-type="string">
            <text:p>Ogni settimana</text:p>
          </table:table-cell>
          <table:table-cell/>
          <table:table-cell table:style-name="ce23" office:value-type="string">
            <text:p>Setmanal</text:p>
          </table:table-cell>
          <table:table-cell/>
          <table:table-cell table:style-name="ce23" office:value-type="string">
            <text:p>Wekelijks</text:p>
          </table:table-cell>
          <table:table-cell table:style-name="ce29" office:value-type="string">
            <text:p>tygodniowo</text:p>
          </table:table-cell>
          <table:table-cell table:style-name="ce29" office:value-type="string">
            <text:p>Semanalmente</text:p>
          </table:table-cell>
          <table:table-cell/>
          <table:table-cell table:style-name="ce23" office:value-type="string">
            <text:p>по неделям</text:p>
          </table:table-cell>
          <table:table-cell table:style-name="ce33" office:value-type="string">
            <text:p>Haftalık</text:p>
          </table:table-cell>
          <table:table-cell/>
          <table:table-cell table:style-name="ce23" office:value-type="string">
            <text:p>Hàng tuần</text:p>
          </table:table-cell>
          <table:table-cell table:style-name="ce28" office:value-type="string">
            <text:p>每周重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/>
          <table:table-cell table:style-name="ce27" office:value-type="string">
            <text:p>variabler Feiertag</text:p>
          </table:table-cell>
          <table:table-cell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style-name="ce28" office:value-type="string">
            <text:p>Fluttuante</text:p>
          </table:table-cell>
          <table:table-cell/>
          <table:table-cell table:style-name="ce23" office:value-type="string">
            <text:p>Flotant</text:p>
          </table:table-cell>
          <table:table-cell/>
          <table:table-cell table:style-name="ce23" office:value-type="string">
            <text:p>Zwevend</text:p>
          </table:table-cell>
          <table:table-cell table:style-name="ce29" office:value-type="string">
            <text:p>pływający</text:p>
          </table:table-cell>
          <table:table-cell table:style-name="ce29" office:value-type="string">
            <text:p>Variável</text:p>
          </table:table-cell>
          <table:table-cell/>
          <table:table-cell table:style-name="ce23" office:value-type="string">
            <text:p>плавающий</text:p>
          </table:table-cell>
          <table:table-cell table:style-name="ce33" office:value-type="string">
            <text:p>Değişen</text:p>
          </table:table-cell>
          <table:table-cell table:number-columns-repeated="2"/>
          <table:table-cell table:style-name="ce28" office:value-type="string">
            <text:p>浮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/>
          <table:table-cell table:style-name="ce27" office:value-type="string">
            <text:p>Datum</text:p>
          </table:table-cell>
          <table:table-cell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style-name="ce28" office:value-type="string">
            <text:p>Data</text:p>
          </table:table-cell>
          <table:table-cell/>
          <table:table-cell table:style-name="ce23" office:value-type="string">
            <text:p>Data</text:p>
          </table:table-cell>
          <table:table-cell/>
          <table:table-cell table:style-name="ce23" office:value-type="string">
            <text:p>Datum</text:p>
          </table:table-cell>
          <table:table-cell table:number-columns-repeated="2" table:style-name="ce29" office:value-type="string">
            <text:p>Data</text:p>
          </table:table-cell>
          <table:table-cell/>
          <table:table-cell table:style-name="ce23" office:value-type="string">
            <text:p>День</text:p>
          </table:table-cell>
          <table:table-cell table:style-name="ce33" office:value-type="string">
            <text:p>Tarih</text:p>
          </table:table-cell>
          <table:table-cell/>
          <table:table-cell table:style-name="ce23" office:value-type="string">
            <text:p>Ngày</text:p>
          </table:table-cell>
          <table:table-cell table:style-name="ce28" office:value-type="string">
            <text:p>日期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/>
          <table:table-cell table:style-name="ce27" office:value-type="string">
            <text:p>x-ter Tag</text:p>
          </table:table-cell>
          <table:table-cell/>
          <table:table-cell table:number-columns-repeated="2" table:style-name="ce23" office:value-type="string">
            <text:p>Cardinal</text:p>
          </table:table-cell>
          <table:table-cell table:style-name="ce28" office:value-type="string">
            <text:p>Cardinale</text:p>
          </table:table-cell>
          <table:table-cell/>
          <table:table-cell table:style-name="ce23" office:value-type="string">
            <text:p>Cardinal</text:p>
          </table:table-cell>
          <table:table-cell/>
          <table:table-cell table:style-name="ce23" office:value-type="string">
            <text:p>Hoofd</text:p>
          </table:table-cell>
          <table:table-cell table:style-name="ce29" office:value-type="string">
            <text:p>Każdy</text:p>
          </table:table-cell>
          <table:table-cell table:style-name="ce29" office:value-type="string">
            <text:p>Cardinal</text:p>
          </table:table-cell>
          <table:table-cell/>
          <table:table-cell table:style-name="ce23" office:value-type="string">
            <text:p>Кажд.</text:p>
          </table:table-cell>
          <table:table-cell table:style-name="ce33" office:value-type="string">
            <text:p>Önemli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/>
          <table:table-cell table:style-name="ce27" office:value-type="string">
            <text:p>Wochentag</text:p>
          </table:table-cell>
          <table:table-cell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style-name="ce28" office:value-type="string">
            <text:p>Giorno della settimana</text:p>
          </table:table-cell>
          <table:table-cell/>
          <table:table-cell table:style-name="ce23" office:value-type="string">
            <text:p>Día set.</text:p>
          </table:table-cell>
          <table:table-cell/>
          <table:table-cell table:style-name="ce23" office:value-type="string">
            <text:p>Weekdag</text:p>
          </table:table-cell>
          <table:table-cell table:style-name="ce29" office:value-type="string">
            <text:p>Dzień tygodnia</text:p>
          </table:table-cell>
          <table:table-cell table:style-name="ce29" office:value-type="string">
            <text:p>Dia da Semana</text:p>
          </table:table-cell>
          <table:table-cell/>
          <table:table-cell table:style-name="ce23" office:value-type="string">
            <text:p>День нед.</text:p>
          </table:table-cell>
          <table:table-cell table:style-name="ce33" office:value-type="string">
            <text:p>İşgünü</text:p>
          </table:table-cell>
          <table:table-cell table:number-columns-repeated="2"/>
          <table:table-cell table:style-name="ce28" office:value-type="string">
            <text:p>平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/>
          <table:table-cell table:style-name="ce27" office:value-type="string">
            <text:p>Beschreibung</text:p>
          </table:table-cell>
          <table:table-cell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style-name="ce28" office:value-type="string">
            <text:p>Descrizione</text:p>
          </table:table-cell>
          <table:table-cell/>
          <table:table-cell table:style-name="ce23" office:value-type="string">
            <text:p>Descripció</text:p>
          </table:table-cell>
          <table:table-cell/>
          <table:table-cell table:style-name="ce23" office:value-type="string">
            <text:p>Omschrijving</text:p>
          </table:table-cell>
          <table:table-cell table:style-name="ce29" office:value-type="string">
            <text:p>Opis</text:p>
          </table:table-cell>
          <table:table-cell table:style-name="ce29" office:value-type="string">
            <text:p>Descrição</text:p>
          </table:table-cell>
          <table:table-cell/>
          <table:table-cell table:style-name="ce23" office:value-type="string">
            <text:p>Описание</text:p>
          </table:table-cell>
          <table:table-cell table:style-name="ce33" office:value-type="string">
            <text:p>Tanım</text:p>
          </table:table-cell>
          <table:table-cell table:number-columns-repeated="2"/>
          <table:table-cell table:style-name="ce28" office:value-type="string">
            <text:p>描述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/>
          <table:table-cell table:style-name="ce27" office:value-type="string">
            <text:p>Symbole</text:p>
          </table:table-cell>
          <table:table-cell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style-name="ce28" office:value-type="string">
            <text:p>Simboli</text:p>
          </table:table-cell>
          <table:table-cell/>
          <table:table-cell table:style-name="ce23" office:value-type="string">
            <text:p>Símbol</text:p>
          </table:table-cell>
          <table:table-cell/>
          <table:table-cell table:style-name="ce23" office:value-type="string">
            <text:p>Symbolen</text:p>
          </table:table-cell>
          <table:table-cell table:style-name="ce29" office:value-type="string">
            <text:p>Symboly</text:p>
          </table:table-cell>
          <table:table-cell table:style-name="ce29" office:value-type="string">
            <text:p>Símbolos</text:p>
          </table:table-cell>
          <table:table-cell/>
          <table:table-cell table:style-name="ce36" office:value-type="string">
            <text:p>123/@#$</text:p>
          </table:table-cell>
          <table:table-cell table:style-name="ce33" office:value-type="string">
            <text:p>Sembol</text:p>
          </table:table-cell>
          <table:table-cell table:number-columns-repeated="2"/>
          <table:table-cell table:style-name="ce28" office:value-type="string">
            <text:p>符号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/>
          <table:table-cell table:style-name="ce27" office:value-type="string">
            <text:p>Abc</text:p>
          </table:table-cell>
          <table:table-cell/>
          <table:table-cell table:number-columns-repeated="2" table:style-name="ce23" office:value-type="string">
            <text:p>Abc</text:p>
          </table:table-cell>
          <table:table-cell table:style-name="ce28" office:value-type="string">
            <text:p>Abc</text:p>
          </table:table-cell>
          <table:table-cell/>
          <table:table-cell table:style-name="ce23" office:value-type="string">
            <text:p>Abc</text:p>
          </table:table-cell>
          <table:table-cell/>
          <table:table-cell table:style-name="ce23" office:value-type="string">
            <text:p>Abc</text:p>
          </table:table-cell>
          <table:table-cell table:number-columns-repeated="2" table:style-name="ce29" office:value-type="string">
            <text:p>Abc</text:p>
          </table:table-cell>
          <table:table-cell/>
          <table:table-cell table:style-name="ce23" office:value-type="string">
            <text:p>Abc</text:p>
          </table:table-cell>
          <table:table-cell table:style-name="ce33" office:value-type="string">
            <text:p>Abc</text:p>
          </table:table-cell>
          <table:table-cell table:number-columns-repeated="2"/>
          <table:table-cell table:style-name="ce28" office:value-type="string">
            <text:p>Abc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/>
          <table:table-cell table:style-name="ce27" office:value-type="string">
            <text:p>Neujahr</text:p>
          </table:table-cell>
          <table:table-cell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style-name="ce28" office:value-type="string">
            <text:p>Capodanno</text:p>
          </table:table-cell>
          <table:table-cell/>
          <table:table-cell table:style-name="ce23" office:value-type="string">
            <text:p>Any Nou</text:p>
          </table:table-cell>
          <table:table-cell/>
          <table:table-cell table:style-name="ce23" office:value-type="string">
            <text:p>Nieuwjaars dag</text:p>
          </table:table-cell>
          <table:table-cell table:style-name="ce29" office:value-type="string">
            <text:p>Nowy Rok</text:p>
          </table:table-cell>
          <table:table-cell table:style-name="ce29" office:value-type="string">
            <text:p>Ano Novo</text:p>
          </table:table-cell>
          <table:table-cell/>
          <table:table-cell table:style-name="ce23" office:value-type="string">
            <text:p>Новый Год</text:p>
          </table:table-cell>
          <table:table-cell table:style-name="ce33" office:value-type="string">
            <text:p>Yılbaşı</text:p>
          </table:table-cell>
          <table:table-cell table:number-columns-repeated="2"/>
          <table:table-cell table:style-name="ce28" office:value-type="string">
            <text:p>元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/>
          <table:table-cell table:style-name="ce27" office:value-type="string">
            <text:p>Valentinstag</text:p>
          </table:table-cell>
          <table:table-cell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style-name="ce28" office:value-type="string">
            <text:p>San Valentino</text:p>
          </table:table-cell>
          <table:table-cell/>
          <table:table-cell table:style-name="ce23" office:value-type="string">
            <text:p>Sant Valentí</text:p>
          </table:table-cell>
          <table:table-cell/>
          <table:table-cell table:style-name="ce23" office:value-type="string">
            <text:p>Valentijnsdag</text:p>
          </table:table-cell>
          <table:table-cell table:style-name="ce29" office:value-type="string">
            <text:p>Walentynki</text:p>
          </table:table-cell>
          <table:table-cell table:style-name="ce29" office:value-type="string">
            <text:p>Dia dos Namorados</text:p>
          </table:table-cell>
          <table:table-cell/>
          <table:table-cell table:style-name="ce23" office:value-type="string">
            <text:p>День Св. Валентина</text:p>
          </table:table-cell>
          <table:table-cell table:style-name="ce33" office:value-type="string">
            <text:p>Sevgililer Günü</text:p>
          </table:table-cell>
          <table:table-cell table:number-columns-repeated="2"/>
          <table:table-cell table:style-name="ce28" office:value-type="string">
            <text:p>情人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/>
          <table:table-cell table:style-name="ce27" office:value-type="string">
            <text:p>Oster Sonntag</text:p>
          </table:table-cell>
          <table:table-cell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style-name="ce28" office:value-type="string">
            <text:p>Domenica di Pasqua</text:p>
          </table:table-cell>
          <table:table-cell/>
          <table:table-cell table:style-name="ce23" office:value-type="string">
            <text:p>Diumenge Ressurrecció</text:p>
          </table:table-cell>
          <table:table-cell/>
          <table:table-cell table:style-name="ce23" office:value-type="string">
            <text:p>Paas zondag</text:p>
          </table:table-cell>
          <table:table-cell table:style-name="ce29" office:value-type="string">
            <text:p>Wschodnia Niedziela</text:p>
          </table:table-cell>
          <table:table-cell table:style-name="ce29" office:value-type="string">
            <text:p>Páscoa</text:p>
          </table:table-cell>
          <table:table-cell/>
          <table:table-cell table:style-name="ce23" office:value-type="string">
            <text:p>Пасха</text:p>
          </table:table-cell>
          <table:table-cell table:style-name="ce33" office:value-type="string">
            <text:p>Paskalya</text:p>
          </table:table-cell>
          <table:table-cell table:number-columns-repeated="2"/>
          <table:table-cell table:style-name="ce28" office:value-type="string">
            <text:p>复活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/>
          <table:table-cell table:style-name="ce27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style-name="ce28" office:value-type="string">
            <text:p>San Patrizio</text:p>
          </table:table-cell>
          <table:table-cell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style-name="ce29" office:value-type="string">
            <text:p>Dzień św. Patryka</text:p>
          </table:table-cell>
          <table:table-cell table:style-name="ce29" office:value-type="string">
            <text:p>Dia de São Patrício</text:p>
          </table:table-cell>
          <table:table-cell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number-columns-repeated="2"/>
          <table:table-cell table:style-name="ce28" office:value-type="string">
            <text:p>圣帕特里克节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/>
          <table:table-cell table:style-name="ce27" office:value-type="string">
            <text:p>Erntedank</text:p>
          </table:table-cell>
          <table:table-cell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style-name="ce28" office:value-type="string">
            <text:p>Ringraziamento</text:p>
          </table:table-cell>
          <table:table-cell/>
          <table:table-cell table:style-name="ce23" office:value-type="string">
            <text:p>Día d'Acció de Gràcies</text:p>
          </table:table-cell>
          <table:table-cell/>
          <table:table-cell table:style-name="ce23" office:value-type="string">
            <text:p>Thanksgiving</text:p>
          </table:table-cell>
          <table:table-cell table:style-name="ce29" office:value-type="string">
            <text:p>Dziękczynienia</text:p>
          </table:table-cell>
          <table:table-cell table:style-name="ce29" office:value-type="string">
            <text:p>Ação de Graças</text:p>
          </table:table-cell>
          <table:table-cell/>
          <table:table-cell table:style-name="ce23" office:value-type="string">
            <text:p>День Благодарения</text:p>
          </table:table-cell>
          <table:table-cell table:style-name="ce33" office:value-type="string">
            <text:p>Şükran Günü</text:p>
          </table:table-cell>
          <table:table-cell table:number-columns-repeated="2"/>
          <table:table-cell table:style-name="ce28" office:value-type="string">
            <text:p>感恩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/>
          <table:table-cell table:style-name="ce27" office:value-type="string">
            <text:p>Weihnachten</text:p>
          </table:table-cell>
          <table:table-cell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style-name="ce28" office:value-type="string">
            <text:p>Natale</text:p>
          </table:table-cell>
          <table:table-cell/>
          <table:table-cell table:style-name="ce23" office:value-type="string">
            <text:p>Nadal</text:p>
          </table:table-cell>
          <table:table-cell/>
          <table:table-cell table:style-name="ce23" office:value-type="string">
            <text:p>Kerst</text:p>
          </table:table-cell>
          <table:table-cell table:style-name="ce29" office:value-type="string">
            <text:p>Boże Narodzenie</text:p>
          </table:table-cell>
          <table:table-cell table:style-name="ce29" office:value-type="string">
            <text:p>Natal</text:p>
          </table:table-cell>
          <table:table-cell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2"/>
          <table:table-cell table:style-name="ce28" office:value-type="string">
            <text:p>圣诞节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alc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/>
          <table:table-cell table:style-name="ce23" office:value-type="string">
            <text:p>Taschenrechner</text:p>
          </table:table-cell>
          <table:table-cell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9" office:value-type="string">
            <text:p>Kalkulator</text:p>
          </table:table-cell>
          <table:table-cell table:style-name="ce23" office:value-type="string">
            <text:p>Calculadora</text:p>
          </table:table-cell>
          <table:table-cell/>
          <table:table-cell table:style-name="ce23" office:value-type="string">
            <text:p>Калькулятор</text:p>
          </table:table-cell>
          <table:table-cell table:style-name="ce33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onverte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/>
          <table:table-cell table:style-name="ce23" office:value-type="string">
            <text:p>Konvertiere fb2 zu epub...</text:p>
          </table:table-cell>
          <table:table-cell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9" office:value-type="string">
            <text:p>Konwersja fb2 w epub…</text:p>
          </table:table-cell>
          <table:table-cell table:style-name="ce23" office:value-type="string">
            <text:p>Convertendo fb2 para epub...</text:p>
          </table:table-cell>
          <table:table-cell/>
          <table:table-cell table:style-name="ce23" office:value-type="string">
            <text:p>Конвертирую fb2 в epub...</text:p>
          </table:table-cell>
          <table:table-cell table:style-name="ce33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/>
          <table:table-cell table:style-name="ce23" office:value-type="string">
            <text:p>Fehler bei der Konvertierung</text:p>
          </table:table-cell>
          <table:table-cell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9" office:value-type="string">
            <text:p>Błąd konwersji</text:p>
          </table:table-cell>
          <table:table-cell table:style-name="ce23" office:value-type="string">
            <text:p>Erro de conversão</text:p>
          </table:table-cell>
          <table:table-cell/>
          <table:table-cell table:style-name="ce23" office:value-type="string">
            <text:p>Ошибка конвертации</text:p>
          </table:table-cell>
          <table:table-cell table:style-name="ce33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/>
          <table:table-cell table:style-name="ce23" office:value-type="string">
            <text:p>(normale Dauer 1-30 Sek.)</text:p>
          </table:table-cell>
          <table:table-cell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9" office:value-type="string">
            <text:p>(zazwyczaj zajmuje od 1 do 30 sek)</text:p>
          </table:table-cell>
          <table:table-cell table:style-name="ce23" office:value-type="string">
            <text:p>(leva normalmente 1-30s)</text:p>
          </table:table-cell>
          <table:table-cell/>
          <table:table-cell table:style-name="ce23" office:value-type="string">
            <text:p>(обычно занимает от 1 до 30 сек)</text:p>
          </table:table-cell>
          <table:table-cell table:style-name="ce33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/>
          <table:table-cell table:style-name="ce23" office:value-type="string">
            <text:p>Öffne Buch</text:p>
          </table:table-cell>
          <table:table-cell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9" office:value-type="string">
            <text:p>Otwieram książkę…</text:p>
          </table:table-cell>
          <table:table-cell table:style-name="ce23" office:value-type="string">
            <text:p>Abrindo livro</text:p>
          </table:table-cell>
          <table:table-cell/>
          <table:table-cell table:style-name="ce23" office:value-type="string">
            <text:p>Открываю книгу...</text:p>
          </table:table-cell>
          <table:table-cell table:style-name="ce33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or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/>
          <table:table-cell table:style-name="ce23" office:value-type="string">
            <text:p>Menü-Einstellungen</text:p>
          </table:table-cell>
          <table:table-cell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9" office:value-type="string">
            <text:p>Menu</text:p>
          </table:table-cell>
          <table:table-cell table:style-name="ce23" office:value-type="string">
            <text:p>Menu de Ajustes</text:p>
          </table:table-cell>
          <table:table-cell/>
          <table:table-cell table:style-name="ce23" office:value-type="string">
            <text:p>Стиль меню</text:p>
          </table:table-cell>
          <table:table-cell table:style-name="ce33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/>
          <table:table-cell table:style-name="ce23" office:value-type="string">
            <text:p>Darstellungsoptionen</text:p>
          </table:table-cell>
          <table:table-cell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9" office:value-type="string">
            <text:p>Ustawienia trybu czytania</text:p>
          </table:table-cell>
          <table:table-cell table:style-name="ce23" office:value-type="string">
            <text:p>Ajustes no Visor de Livros</text:p>
          </table:table-cell>
          <table:table-cell/>
          <table:table-cell table:style-name="ce23" office:value-type="string">
            <text:p>Настройки режима чтения</text:p>
          </table:table-cell>
          <table:table-cell table:style-name="ce33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PRS+: Réglages avancés</text:p>
          </table:table-cell>
          <table:table-cell table:style-name="ce28" office:value-type="string">
            <text:p>Avanzate</text:p>
          </table:table-cell>
          <table:table-cell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style-name="ce29" office:value-type="string">
            <text:p>Zaawansowane</text:p>
          </table:table-cell>
          <table:table-cell table:style-name="ce29" office:value-type="string">
            <text:p>Avançado</text:p>
          </table:table-cell>
          <table:table-cell/>
          <table:table-cell table:style-name="ce27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number-columns-repeated="2"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9" office:value-type="string">
            <text:p>Wymagany jest reset</text:p>
          </table:table-cell>
          <table:table-cell table:style-name="ce23" office:value-type="string">
            <text:p>Reiniciar para que as alterações tenham efeito</text:p>
          </table:table-cell>
          <table:table-cell/>
          <table:table-cell table:style-name="ce27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9" office:value-type="string">
            <text:p>Więcej</text:p>
          </table:table-cell>
          <table:table-cell table:style-name="ce23" office:value-type="string">
            <text:p>Mais</text:p>
          </table:table-cell>
          <table:table-cell/>
          <table:table-cell table:style-name="ce23" office:value-type="string">
            <text:p>Прочее</text:p>
          </table:table-cell>
          <table:table-cell table:style-name="ce33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/>
          <table:table-cell table:style-name="ce23" office:value-type="string">
            <text:p>Multimedia</text:p>
          </table:table-cell>
          <table:table-cell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9" office:value-type="string">
            <text:p>Multimedia</text:p>
          </table:table-cell>
          <table:table-cell table:style-name="ce23" office:value-type="string">
            <text:p>Multimídia</text:p>
          </table:table-cell>
          <table:table-cell/>
          <table:table-cell table:style-name="ce23" office:value-type="string">
            <text:p>Мультимедиа</text:p>
          </table:table-cell>
          <table:table-cell table:style-name="ce33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/>
          <table:table-cell table:style-name="ce23" office:value-type="string">
            <text:p>PRS+ Einstellungen</text:p>
          </table:table-cell>
          <table:table-cell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9" office:value-type="string">
            <text:p>Ustawienia PRS+ </text:p>
          </table:table-cell>
          <table:table-cell table:style-name="ce23" office:value-type="string">
            <text:p>Configurações PRS+ </text:p>
          </table:table-cell>
          <table:table-cell/>
          <table:table-cell table:style-name="ce23" office:value-type="string">
            <text:p>Настройки PRS+</text:p>
          </table:table-cell>
          <table:table-cell table:style-name="ce33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9" office:value-type="string">
            <text:p>Ustaw. PRS+</text:p>
          </table:table-cell>
          <table:table-cell table:style-name="ce23" office:value-type="string">
            <text:p>Conf. PRS+ </text:p>
          </table:table-cell>
          <table:table-cell/>
          <table:table-cell table:style-name="ce23" office:value-type="string">
            <text:p>Настр. PRS+</text:p>
          </table:table-cell>
          <table:table-cell table:style-name="ce33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/>
          <table:table-cell table:style-name="ce23" office:value-type="string">
            <text:p>Spiele und Werkzeuge</text:p>
          </table:table-cell>
          <table:table-cell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9" office:value-type="string">
            <text:p>Gry oraz Aplicje</text:p>
          </table:table-cell>
          <table:table-cell table:style-name="ce23" office:value-type="string">
            <text:p>Jogos e Utilidades</text:p>
          </table:table-cell>
          <table:table-cell/>
          <table:table-cell table:style-name="ce23" office:value-type="string">
            <text:p>Игры и приложения</text:p>
          </table:table-cell>
          <table:table-cell table:style-name="ce33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/>
          <table:table-cell table:style-name="ce23" office:value-type="string">
            <text:p>Spiele</text:p>
          </table:table-cell>
          <table:table-cell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9" office:value-type="string">
            <text:p>Gry</text:p>
          </table:table-cell>
          <table:table-cell table:style-name="ce23" office:value-type="string">
            <text:p>Jogos</text:p>
          </table:table-cell>
          <table:table-cell/>
          <table:table-cell table:style-name="ce23" office:value-type="string">
            <text:p>Игры</text:p>
          </table:table-cell>
          <table:table-cell table:style-name="ce33" office:value-type="string">
            <text:p>Oyunlar </text:p>
          </table:table-cell>
          <table:table-cell table:style-name="ce23" office:value-type="string">
            <text:p>Ігри</text:p>
          </table:table-cell>
          <table:table-cell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 table:style-name="ce28" office:value-type="string">
            <text:p>Giochi (instabili!)</text:p>
          </table:table-cell>
          <table:table-cell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style-name="ce29" office:value-type="string">
            <text:p>Gry (beta)</text:p>
          </table:table-cell>
          <table:table-cell table:style-name="ce29" office:value-type="string">
            <text:p>Jogos (Instável!)</text:p>
          </table:table-cell>
          <table:table-cell/>
          <table:table-cell table:style-name="ce27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number-columns-repeated="2"/>
          <table:table-cell table:style-name="ce28" office:value-type="string">
            <text:p>游戏（可能不稳定）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Dictionary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/>
          <table:table-cell table:style-name="ce23" office:value-type="string">
            <text:p>Wörterbuch öffnen</text:p>
          </table:table-cell>
          <table:table-cell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9" office:value-type="string">
            <text:p>Włącz słownik</text:p>
          </table:table-cell>
          <table:table-cell table:style-name="ce23" office:value-type="string">
            <text:p>Executar Dicionário</text:p>
          </table:table-cell>
          <table:table-cell/>
          <table:table-cell table:style-name="ce23" office:value-type="string">
            <text:p>Запустить словарь</text:p>
          </table:table-cell>
          <table:table-cell table:style-name="ce33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/>
          <table:table-cell table:style-name="ce23" office:value-type="string">
            <text:p>Wörterbuch-Datei</text:p>
          </table:table-cell>
          <table:table-cell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9" office:value-type="string">
            <text:p>Plik słownika</text:p>
          </table:table-cell>
          <table:table-cell table:style-name="ce23" office:value-type="string">
            <text:p>Arquivo de Dicionário</text:p>
          </table:table-cell>
          <table:table-cell/>
          <table:table-cell table:style-name="ce23" office:value-type="string">
            <text:p>Файл словаря</text:p>
          </table:table-cell>
          <table:table-cell table:style-name="ce33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/>
          <table:table-cell table:style-name="ce23" office:value-type="string">
            <text:p>Wörterbuch</text:p>
          </table:table-cell>
          <table:table-cell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9" office:value-type="string">
            <text:p>Słownik</text:p>
          </table:table-cell>
          <table:table-cell table:style-name="ce23" office:value-type="string">
            <text:p>Dicionário</text:p>
          </table:table-cell>
          <table:table-cell/>
          <table:table-cell table:style-name="ce23" office:value-type="string">
            <text:p>Словарь</text:p>
          </table:table-cell>
          <table:table-cell table:style-name="ce33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9" office:value-type="string">
            <text:p>Domyślnie</text:p>
          </table:table-cell>
          <table:table-cell table:style-name="ce23" office:value-type="string">
            <text:p>Padrão</text:p>
          </table:table-cell>
          <table:table-cell/>
          <table:table-cell table:style-name="ce27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9" office:value-type="string">
            <text:p>Odlączony</text:p>
          </table:table-cell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/>
          <table:table-cell table:style-name="ce23" office:value-type="string">
            <text:p>Wörterbuch ist deaktiviert!</text:p>
          </table:table-cell>
          <table:table-cell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9" office:value-type="string">
            <text:p>Słownik wyłączony!</text:p>
          </table:table-cell>
          <table:table-cell table:style-name="ce23" office:value-type="string">
            <text:p>O Dicionário está desabilitado!</text:p>
          </table:table-cell>
          <table:table-cell/>
          <table:table-cell table:style-name="ce23" office:value-type="string">
            <text:p>Словарь отключён!</text:p>
          </table:table-cell>
          <table:table-cell table:style-name="ce33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/>
          <table:table-cell table:style-name="ce23" office:value-type="string">
            <text:p>Wörterbuch-Datei existiert nicht!</text:p>
          </table:table-cell>
          <table:table-cell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9" office:value-type="string">
            <text:p>Plik słownika nie istnieje!</text:p>
          </table:table-cell>
          <table:table-cell table:style-name="ce23" office:value-type="string">
            <text:p>O arquivo de dicionário não existe!</text:p>
          </table:table-cell>
          <table:table-cell/>
          <table:table-cell table:style-name="ce23" office:value-type="string">
            <text:p>Файл словаря не существует!</text:p>
          </table:table-cell>
          <table:table-cell table:style-name="ce33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/>
          <table:table-cell table:style-name="ce23" office:value-type="string">
            <text:p>Schriftgröße Ergebnis</text:p>
          </table:table-cell>
          <table:table-cell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style-name="ce28" office:value-type="string">
            <text:p>Numero di risultati</text:p>
          </table:table-cell>
          <table:table-cell/>
          <table:table-cell table:style-name="ce23" office:value-type="string">
            <text:p>Mida font</text:p>
          </table:table-cell>
          <table:table-cell/>
          <table:table-cell table:style-name="ce23" office:value-type="string">
            <text:p>Resultaat formaat</text:p>
          </table:table-cell>
          <table:table-cell table:style-name="ce29" office:value-type="string">
            <text:p>Rozmiar tłumaczenia</text:p>
          </table:table-cell>
          <table:table-cell table:style-name="ce23" office:value-type="string">
            <text:p>Tamanho da fonte</text:p>
          </table:table-cell>
          <table:table-cell/>
          <table:table-cell table:style-name="ce23" office:value-type="string">
            <text:p>Размер перевода</text:p>
          </table:table-cell>
          <table:table-cell table:style-name="ce33" office:value-type="string">
            <text:p>Sonuçların boyutu</text:p>
          </table:table-cell>
          <table:table-cell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/>
          <table:table-cell table:style-name="ce23" office:value-type="string">
            <text:p>Max. Verkleinerung</text:p>
          </table:table-cell>
          <table:table-cell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style-name="ce28" office:value-type="string">
            <text:p>Zoom intelligente massimo</text:p>
          </table:table-cell>
          <table:table-cell/>
          <table:table-cell table:style-name="ce23" office:value-type="string">
            <text:p>Màxim zoom</text:p>
          </table:table-cell>
          <table:table-cell/>
          <table:table-cell table:style-name="ce23" office:value-type="string">
            <text:p>max slimme vergroting</text:p>
          </table:table-cell>
          <table:table-cell table:style-name="ce29" office:value-type="string">
            <text:p>Maksymalny zoom</text:p>
          </table:table-cell>
          <table:table-cell table:style-name="ce23" office:value-type="string">
            <text:p>Zoom máximo</text:p>
          </table:table-cell>
          <table:table-cell/>
          <table:table-cell table:style-name="ce23" office:value-type="string">
            <text:p>Максимальный масштаб</text:p>
          </table:table-cell>
          <table:table-cell table:style-name="ce33" office:value-type="string">
            <text:p>maksimum akıllı yaklaştırma</text:p>
          </table:table-cell>
          <table:table-cell/>
          <table:table-cell table:style-name="ce23" office:value-type="string">
            <text:p>Phóng lớn nhất</text:p>
          </table:table-cell>
          <table:table-cell table:style-name="ce28" office:value-type="string">
            <text:p>自动绽放的最大大小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EpubUserStyl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6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/>
          <table:table-cell table:style-name="ce23" office:value-type="string">
            <text:p>Bücher nach Ändern neu öffnen!</text:p>
          </table:table-cell>
          <table:table-cell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9" office:value-type="string">
            <text:p>Dotyczy tylko późniejszych książek!</text:p>
          </table:table-cell>
          <table:table-cell table:style-name="ce23" office:value-type="string">
            <text:p>Só afetam os livros abertos depois!</text:p>
          </table:table-cell>
          <table:table-cell/>
          <table:table-cell table:style-name="ce23" office:value-type="string">
            <text:p>Влияет только на книги, созданные позднее!</text:p>
          </table:table-cell>
          <table:table-cell table:style-name="ce33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/>
          <table:table-cell table:style-name="ce23" office:value-type="string">
            <text:p>EPUB benutzerdefinierter Stil (CSS-Datei)</text:p>
          </table:table-cell>
          <table:table-cell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9" office:value-type="string">
            <text:p>Styl EPUB użytkownika (Plik CSS) </text:p>
          </table:table-cell>
          <table:table-cell table:style-name="ce23" office:value-type="string">
            <text:p>Estilos de EPUB do Usuário (CSS File)</text:p>
          </table:table-cell>
          <table:table-cell/>
          <table:table-cell table:style-name="ce23" office:value-type="string">
            <text:p>Свой стиль EPUB (CSS файл)</text:p>
          </table:table-cell>
          <table:table-cell table:style-name="ce33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9" office:value-type="string">
            <text:p>Odłączony</text:p>
          </table:table-cell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KeyBindings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/>
          <table:table-cell table:style-name="ce23" office:value-type="float" office:value="0.0">
            <text:p>0</text:p>
          </table:table-cell>
          <table:table-cell/>
          <table:table-cell table:number-columns-repeated="7" table:style-name="ce23" office:value-type="float" office:value="0.0">
            <text:p>0</text:p>
          </table:table-cell>
          <table:table-cell table:style-name="ce29" office:value-type="float" office:value="0.0">
            <text:p>0</text:p>
          </table:table-cell>
          <table:table-cell table:style-name="ce23" office:value-type="float" office:value="0.0">
            <text:p>0</text:p>
          </table:table-cell>
          <table:table-cell/>
          <table:table-cell table:style-name="ce23" office:value-type="string">
            <text:p>«0»</text:p>
          </table:table-cell>
          <table:table-cell table:style-name="ce33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/>
          <table:table-cell table:style-name="ce23" office:value-type="float" office:value="1.0">
            <text:p>1</text:p>
          </table:table-cell>
          <table:table-cell/>
          <table:table-cell table:number-columns-repeated="7" table:style-name="ce23" office:value-type="float" office:value="1.0">
            <text:p>1</text:p>
          </table:table-cell>
          <table:table-cell table:style-name="ce29" office:value-type="float" office:value="1.0">
            <text:p>1</text:p>
          </table:table-cell>
          <table:table-cell table:style-name="ce23" office:value-type="float" office:value="1.0">
            <text:p>1</text:p>
          </table:table-cell>
          <table:table-cell/>
          <table:table-cell table:style-name="ce23" office:value-type="string">
            <text:p>«1»</text:p>
          </table:table-cell>
          <table:table-cell table:style-name="ce33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/>
          <table:table-cell table:style-name="ce23" office:value-type="float" office:value="2.0">
            <text:p>2</text:p>
          </table:table-cell>
          <table:table-cell/>
          <table:table-cell table:number-columns-repeated="7" table:style-name="ce23" office:value-type="float" office:value="2.0">
            <text:p>2</text:p>
          </table:table-cell>
          <table:table-cell table:style-name="ce29" office:value-type="float" office:value="2.0">
            <text:p>2</text:p>
          </table:table-cell>
          <table:table-cell table:style-name="ce23" office:value-type="float" office:value="2.0">
            <text:p>2</text:p>
          </table:table-cell>
          <table:table-cell/>
          <table:table-cell table:style-name="ce23" office:value-type="string">
            <text:p>«2»</text:p>
          </table:table-cell>
          <table:table-cell table:style-name="ce33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/>
          <table:table-cell table:style-name="ce23" office:value-type="float" office:value="3.0">
            <text:p>3</text:p>
          </table:table-cell>
          <table:table-cell/>
          <table:table-cell table:number-columns-repeated="7" table:style-name="ce23" office:value-type="float" office:value="3.0">
            <text:p>3</text:p>
          </table:table-cell>
          <table:table-cell table:style-name="ce29" office:value-type="float" office:value="3.0">
            <text:p>3</text:p>
          </table:table-cell>
          <table:table-cell table:style-name="ce23" office:value-type="float" office:value="3.0">
            <text:p>3</text:p>
          </table:table-cell>
          <table:table-cell/>
          <table:table-cell table:style-name="ce23" office:value-type="string">
            <text:p>«3»</text:p>
          </table:table-cell>
          <table:table-cell table:style-name="ce33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/>
          <table:table-cell table:style-name="ce23" office:value-type="float" office:value="4.0">
            <text:p>4</text:p>
          </table:table-cell>
          <table:table-cell/>
          <table:table-cell table:number-columns-repeated="7" table:style-name="ce23" office:value-type="float" office:value="4.0">
            <text:p>4</text:p>
          </table:table-cell>
          <table:table-cell table:style-name="ce29" office:value-type="float" office:value="4.0">
            <text:p>4</text:p>
          </table:table-cell>
          <table:table-cell table:style-name="ce23" office:value-type="float" office:value="4.0">
            <text:p>4</text:p>
          </table:table-cell>
          <table:table-cell/>
          <table:table-cell table:style-name="ce23" office:value-type="string">
            <text:p>«4»</text:p>
          </table:table-cell>
          <table:table-cell table:style-name="ce33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/>
          <table:table-cell table:style-name="ce23" office:value-type="float" office:value="5.0">
            <text:p>5</text:p>
          </table:table-cell>
          <table:table-cell/>
          <table:table-cell table:number-columns-repeated="7" table:style-name="ce23" office:value-type="float" office:value="5.0">
            <text:p>5</text:p>
          </table:table-cell>
          <table:table-cell table:style-name="ce29" office:value-type="float" office:value="5.0">
            <text:p>5</text:p>
          </table:table-cell>
          <table:table-cell table:style-name="ce23" office:value-type="float" office:value="5.0">
            <text:p>5</text:p>
          </table:table-cell>
          <table:table-cell/>
          <table:table-cell table:style-name="ce23" office:value-type="string">
            <text:p>«5»</text:p>
          </table:table-cell>
          <table:table-cell table:style-name="ce33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/>
          <table:table-cell table:style-name="ce23" office:value-type="float" office:value="6.0">
            <text:p>6</text:p>
          </table:table-cell>
          <table:table-cell/>
          <table:table-cell table:number-columns-repeated="7" table:style-name="ce23" office:value-type="float" office:value="6.0">
            <text:p>6</text:p>
          </table:table-cell>
          <table:table-cell table:style-name="ce29" office:value-type="float" office:value="6.0">
            <text:p>6</text:p>
          </table:table-cell>
          <table:table-cell table:style-name="ce23" office:value-type="float" office:value="6.0">
            <text:p>6</text:p>
          </table:table-cell>
          <table:table-cell/>
          <table:table-cell table:style-name="ce23" office:value-type="string">
            <text:p>«6»</text:p>
          </table:table-cell>
          <table:table-cell table:style-name="ce33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/>
          <table:table-cell table:style-name="ce23" office:value-type="float" office:value="7.0">
            <text:p>7</text:p>
          </table:table-cell>
          <table:table-cell/>
          <table:table-cell table:number-columns-repeated="7" table:style-name="ce23" office:value-type="float" office:value="7.0">
            <text:p>7</text:p>
          </table:table-cell>
          <table:table-cell table:style-name="ce29" office:value-type="float" office:value="7.0">
            <text:p>7</text:p>
          </table:table-cell>
          <table:table-cell table:style-name="ce23" office:value-type="float" office:value="7.0">
            <text:p>7</text:p>
          </table:table-cell>
          <table:table-cell/>
          <table:table-cell table:style-name="ce23" office:value-type="string">
            <text:p>«7»</text:p>
          </table:table-cell>
          <table:table-cell table:style-name="ce33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/>
          <table:table-cell table:style-name="ce23" office:value-type="float" office:value="8.0">
            <text:p>8</text:p>
          </table:table-cell>
          <table:table-cell/>
          <table:table-cell table:number-columns-repeated="7" table:style-name="ce23" office:value-type="float" office:value="8.0">
            <text:p>8</text:p>
          </table:table-cell>
          <table:table-cell table:style-name="ce29" office:value-type="float" office:value="8.0">
            <text:p>8</text:p>
          </table:table-cell>
          <table:table-cell table:style-name="ce23" office:value-type="float" office:value="8.0">
            <text:p>8</text:p>
          </table:table-cell>
          <table:table-cell/>
          <table:table-cell table:style-name="ce23" office:value-type="string">
            <text:p>«8»</text:p>
          </table:table-cell>
          <table:table-cell table:style-name="ce33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/>
          <table:table-cell table:style-name="ce23" office:value-type="float" office:value="9.0">
            <text:p>9</text:p>
          </table:table-cell>
          <table:table-cell/>
          <table:table-cell table:number-columns-repeated="7" table:style-name="ce23" office:value-type="float" office:value="9.0">
            <text:p>9</text:p>
          </table:table-cell>
          <table:table-cell table:style-name="ce29" office:value-type="float" office:value="9.0">
            <text:p>9</text:p>
          </table:table-cell>
          <table:table-cell table:style-name="ce23" office:value-type="float" office:value="9.0">
            <text:p>9</text:p>
          </table:table-cell>
          <table:table-cell/>
          <table:table-cell table:style-name="ce23" office:value-type="string">
            <text:p>«9»</text:p>
          </table:table-cell>
          <table:table-cell table:style-name="ce33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/>
          <table:table-cell table:style-name="ce23" office:value-type="string">
            <text:p>Unten links 'weiter'</text:p>
          </table:table-cell>
          <table:table-cell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9" office:value-type="string">
            <text:p>Dolny przycisk "Następny"</text:p>
          </table:table-cell>
          <table:table-cell table:style-name="ce23" office:value-type="string">
            <text:p>Abaixo Esquerda 'Próximo'</text:p>
          </table:table-cell>
          <table:table-cell/>
          <table:table-cell table:style-name="ce23" office:value-type="string">
            <text:p>Нижняя «Вперёд»</text:p>
          </table:table-cell>
          <table:table-cell table:style-name="ce33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/>
          <table:table-cell table:style-name="ce23" office:value-type="string">
            <text:p>Unten links 'zurück'</text:p>
          </table:table-cell>
          <table:table-cell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9" office:value-type="string">
            <text:p>Dolny przycisk "Potrzedni"</text:p>
          </table:table-cell>
          <table:table-cell table:style-name="ce23" office:value-type="string">
            <text:p>Abaixo Esquerda 'Anterior'</text:p>
          </table:table-cell>
          <table:table-cell/>
          <table:table-cell table:style-name="ce23" office:value-type="string">
            <text:p>Нижняя «Назад»</text:p>
          </table:table-cell>
          <table:table-cell table:style-name="ce33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/>
          <table:table-cell table:style-name="ce23" office:value-type="string">
            <text:p>Lesezeichen-Taste</text:p>
          </table:table-cell>
          <table:table-cell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9" office:value-type="string">
            <text:p>Przycisk "Ulubione"</text:p>
          </table:table-cell>
          <table:table-cell table:style-name="ce23" office:value-type="string">
            <text:p>Botão de Marcação</text:p>
          </table:table-cell>
          <table:table-cell/>
          <table:table-cell table:style-name="ce23" office:value-type="string">
            <text:p>«Закладка»</text:p>
          </table:table-cell>
          <table:table-cell table:style-name="ce33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9" office:value-type="string">
            <text:p>Menu glówne</text:p>
          </table:table-cell>
          <table:table-cell table:style-name="ce23" office:value-type="string">
            <text:p>Início</text:p>
          </table:table-cell>
          <table:table-cell/>
          <table:table-cell table:style-name="ce23" office:value-type="string">
            <text:p>«Главное меню»</text:p>
          </table:table-cell>
          <table:table-cell table:style-name="ce33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/>
          <table:table-cell table:style-name="ce23" office:value-type="string">
            <text:p>0 halten</text:p>
          </table:table-cell>
          <table:table-cell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9" office:value-type="string">
            <text:p>Przytrzymując 0</text:p>
          </table:table-cell>
          <table:table-cell table:style-name="ce23" office:value-type="string">
            <text:p>Manter 0</text:p>
          </table:table-cell>
          <table:table-cell/>
          <table:table-cell table:style-name="ce23" office:value-type="string">
            <text:p>«0», удерживая</text:p>
          </table:table-cell>
          <table:table-cell table:style-name="ce33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/>
          <table:table-cell table:style-name="ce23" office:value-type="string">
            <text:p>1 halten</text:p>
          </table:table-cell>
          <table:table-cell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9" office:value-type="string">
            <text:p>Przytrzymując 1</text:p>
          </table:table-cell>
          <table:table-cell table:style-name="ce23" office:value-type="string">
            <text:p>Manter 1</text:p>
          </table:table-cell>
          <table:table-cell/>
          <table:table-cell table:style-name="ce23" office:value-type="string">
            <text:p>«1», удерживая</text:p>
          </table:table-cell>
          <table:table-cell table:style-name="ce33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/>
          <table:table-cell table:style-name="ce23" office:value-type="string">
            <text:p>2 halten</text:p>
          </table:table-cell>
          <table:table-cell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9" office:value-type="string">
            <text:p>Przytrzymując 2</text:p>
          </table:table-cell>
          <table:table-cell table:style-name="ce23" office:value-type="string">
            <text:p>Manter 2</text:p>
          </table:table-cell>
          <table:table-cell/>
          <table:table-cell table:style-name="ce23" office:value-type="string">
            <text:p>«2», удерживая</text:p>
          </table:table-cell>
          <table:table-cell table:style-name="ce33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/>
          <table:table-cell table:style-name="ce23" office:value-type="string">
            <text:p>3 halten</text:p>
          </table:table-cell>
          <table:table-cell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9" office:value-type="string">
            <text:p>Przytrzymując 3</text:p>
          </table:table-cell>
          <table:table-cell table:style-name="ce23" office:value-type="string">
            <text:p>Manter 3</text:p>
          </table:table-cell>
          <table:table-cell/>
          <table:table-cell table:style-name="ce23" office:value-type="string">
            <text:p>«3», удерживая</text:p>
          </table:table-cell>
          <table:table-cell table:style-name="ce33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/>
          <table:table-cell table:style-name="ce23" office:value-type="string">
            <text:p>4 halten</text:p>
          </table:table-cell>
          <table:table-cell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9" office:value-type="string">
            <text:p>Przytrzymując 4</text:p>
          </table:table-cell>
          <table:table-cell table:style-name="ce23" office:value-type="string">
            <text:p>Manter 4</text:p>
          </table:table-cell>
          <table:table-cell/>
          <table:table-cell table:style-name="ce23" office:value-type="string">
            <text:p>«4», удерживая</text:p>
          </table:table-cell>
          <table:table-cell table:style-name="ce33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/>
          <table:table-cell table:style-name="ce23" office:value-type="string">
            <text:p>5 halten</text:p>
          </table:table-cell>
          <table:table-cell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9" office:value-type="string">
            <text:p>Przytrzymując 5</text:p>
          </table:table-cell>
          <table:table-cell table:style-name="ce23" office:value-type="string">
            <text:p>Manter 5</text:p>
          </table:table-cell>
          <table:table-cell/>
          <table:table-cell table:style-name="ce23" office:value-type="string">
            <text:p>«5», удерживая</text:p>
          </table:table-cell>
          <table:table-cell table:style-name="ce33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/>
          <table:table-cell table:style-name="ce23" office:value-type="string">
            <text:p>6 halten</text:p>
          </table:table-cell>
          <table:table-cell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9" office:value-type="string">
            <text:p>Przytrzymując 6</text:p>
          </table:table-cell>
          <table:table-cell table:style-name="ce23" office:value-type="string">
            <text:p>Manter 6</text:p>
          </table:table-cell>
          <table:table-cell/>
          <table:table-cell table:style-name="ce23" office:value-type="string">
            <text:p>«6», удерживая</text:p>
          </table:table-cell>
          <table:table-cell table:style-name="ce33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/>
          <table:table-cell table:style-name="ce23" office:value-type="string">
            <text:p>7 halten</text:p>
          </table:table-cell>
          <table:table-cell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9" office:value-type="string">
            <text:p>Przytrzymując 7</text:p>
          </table:table-cell>
          <table:table-cell table:style-name="ce23" office:value-type="string">
            <text:p>Manter 7</text:p>
          </table:table-cell>
          <table:table-cell/>
          <table:table-cell table:style-name="ce23" office:value-type="string">
            <text:p>«7», удерживая</text:p>
          </table:table-cell>
          <table:table-cell table:style-name="ce33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/>
          <table:table-cell table:style-name="ce23" office:value-type="string">
            <text:p>8 halten</text:p>
          </table:table-cell>
          <table:table-cell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9" office:value-type="string">
            <text:p>Przytrzymując 8</text:p>
          </table:table-cell>
          <table:table-cell table:style-name="ce23" office:value-type="string">
            <text:p>Manter 8</text:p>
          </table:table-cell>
          <table:table-cell/>
          <table:table-cell table:style-name="ce23" office:value-type="string">
            <text:p>«8», удерживая</text:p>
          </table:table-cell>
          <table:table-cell table:style-name="ce33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/>
          <table:table-cell table:style-name="ce23" office:value-type="string">
            <text:p>9 halten</text:p>
          </table:table-cell>
          <table:table-cell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9" office:value-type="string">
            <text:p>Przytrzymując 9</text:p>
          </table:table-cell>
          <table:table-cell table:style-name="ce23" office:value-type="string">
            <text:p>Manter 9</text:p>
          </table:table-cell>
          <table:table-cell/>
          <table:table-cell table:style-name="ce23" office:value-type="string">
            <text:p>«9», удерживая</text:p>
          </table:table-cell>
          <table:table-cell table:style-name="ce33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/>
          <table:table-cell table:style-name="ce23" office:value-type="string">
            <text:p>Unten links 'weiter' halten</text:p>
          </table:table-cell>
          <table:table-cell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9" office:value-type="string">
            <text:p>Przytrzymując przycisk "Następny"</text:p>
          </table:table-cell>
          <table:table-cell table:style-name="ce23" office:value-type="string">
            <text:p>Manter abaixo esquerda 'Próx. Pág.'</text:p>
          </table:table-cell>
          <table:table-cell/>
          <table:table-cell table:style-name="ce23" office:value-type="string">
            <text:p>Нижняя «Вперёд», удерживая</text:p>
          </table:table-cell>
          <table:table-cell table:style-name="ce33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/>
          <table:table-cell table:style-name="ce23" office:value-type="string">
            <text:p>Unten links 'zurück' halten</text:p>
          </table:table-cell>
          <table:table-cell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9" office:value-type="string">
            <text:p>Przytrzymując przycisk "Potrzedni"</text:p>
          </table:table-cell>
          <table:table-cell table:style-name="ce23" office:value-type="string">
            <text:p>Manter abaixo esquerda 'Pag. Ant.'</text:p>
          </table:table-cell>
          <table:table-cell/>
          <table:table-cell table:style-name="ce23" office:value-type="string">
            <text:p>Нижняя «Назад», удерживая</text:p>
          </table:table-cell>
          <table:table-cell table:style-name="ce33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/>
          <table:table-cell table:style-name="ce23" office:value-type="string">
            <text:p>Lesezeichen-Taste halten</text:p>
          </table:table-cell>
          <table:table-cell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9" office:value-type="string">
            <text:p>Przytrzymując przycisk "Ulubione"</text:p>
          </table:table-cell>
          <table:table-cell table:style-name="ce23" office:value-type="string">
            <text:p>Manter botão de marcação</text:p>
          </table:table-cell>
          <table:table-cell/>
          <table:table-cell table:style-name="ce23" office:value-type="string">
            <text:p>«Закладка», удерживая</text:p>
          </table:table-cell>
          <table:table-cell table:style-name="ce33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9" office:value-type="string">
            <text:p>Przytrzymując Menu glówne</text:p>
          </table:table-cell>
          <table:table-cell table:style-name="ce23" office:value-type="string">
            <text:p>Manter Início</text:p>
          </table:table-cell>
          <table:table-cell/>
          <table:table-cell table:style-name="ce23" office:value-type="string">
            <text:p>«Главное меню», удерживая</text:p>
          </table:table-cell>
          <table:table-cell table:style-name="ce33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/>
          <table:table-cell table:style-name="ce23" office:value-type="string">
            <text:p>Joypad Mitte halten</text:p>
          </table:table-cell>
          <table:table-cell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9" office:value-type="string">
            <text:p>Przytrzymując "Centrum"</text:p>
          </table:table-cell>
          <table:table-cell table:style-name="ce23" office:value-type="string">
            <text:p>Manter Joypad Central</text:p>
          </table:table-cell>
          <table:table-cell/>
          <table:table-cell table:style-name="ce23" office:value-type="string">
            <text:p>«Центр», удерживая</text:p>
          </table:table-cell>
          <table:table-cell table:style-name="ce33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9" office:value-type="string">
            <text:p>Przytrzymując "Na dół"</text:p>
          </table:table-cell>
          <table:table-cell table:style-name="ce23" office:value-type="string">
            <text:p>Manter Joypad Abaixo</text:p>
          </table:table-cell>
          <table:table-cell/>
          <table:table-cell table:style-name="ce23" office:value-type="string">
            <text:p>«Вниз», удерживая</text:p>
          </table:table-cell>
          <table:table-cell table:style-name="ce33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9" office:value-type="string">
            <text:p>Przytrzymując "W lewo"</text:p>
          </table:table-cell>
          <table:table-cell table:style-name="ce23" office:value-type="string">
            <text:p>Manter Joypad Esquerdo</text:p>
          </table:table-cell>
          <table:table-cell/>
          <table:table-cell table:style-name="ce23" office:value-type="string">
            <text:p>«Влево», удерживая</text:p>
          </table:table-cell>
          <table:table-cell table:style-name="ce33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9" office:value-type="string">
            <text:p>Przytrzymując "W prawo"</text:p>
          </table:table-cell>
          <table:table-cell table:style-name="ce23" office:value-type="string">
            <text:p>Manter Joypad Direito</text:p>
          </table:table-cell>
          <table:table-cell/>
          <table:table-cell table:style-name="ce23" office:value-type="string">
            <text:p>«Вправо», удерживая</text:p>
          </table:table-cell>
          <table:table-cell table:style-name="ce33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9" office:value-type="string">
            <text:p>Przytrzymując "Do góry"</text:p>
          </table:table-cell>
          <table:table-cell table:style-name="ce23" office:value-type="string">
            <text:p>Manter Joypad Acima</text:p>
          </table:table-cell>
          <table:table-cell/>
          <table:table-cell table:style-name="ce23" office:value-type="string">
            <text:p>«Вверх», удерживая</text:p>
          </table:table-cell>
          <table:table-cell table:style-name="ce33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/>
          <table:table-cell table:style-name="ce23" office:value-type="string">
            <text:p>Menü-Taste halten</text:p>
          </table:table-cell>
          <table:table-cell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9" office:value-type="string">
            <text:p>Przytrzymując "Menu"</text:p>
          </table:table-cell>
          <table:table-cell table:style-name="ce23" office:value-type="string">
            <text:p>Manter Menu</text:p>
          </table:table-cell>
          <table:table-cell/>
          <table:table-cell table:style-name="ce23" office:value-type="string">
            <text:p>«Menu», удерживая</text:p>
          </table:table-cell>
          <table:table-cell table:style-name="ce33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/>
          <table:table-cell table:style-name="ce23" office:value-type="string">
            <text:p>Options-Taste halten</text:p>
          </table:table-cell>
          <table:table-cell/>
          <table:table-cell table:style-name="ce28" office:value-type="string">
            <text:p>Mantener Opción</text:p>
          </table:table-cell>
          <table:table-cell table:style-name="ce29" office:value-type="string">
            <text:p>Maintenir le bouton Option</text:p>
          </table:table-cell>
          <table:table-cell table:number-columns-repeated="2"/>
          <table:table-cell table:style-name="ce28" office:value-type="string">
            <text:p>Mantenir Opcions</text:p>
          </table:table-cell>
          <table:table-cell/>
          <table:table-cell table:style-name="ce23" office:value-type="string">
            <text:p>Opties knop ingedrukt houden</text:p>
          </table:table-cell>
          <table:table-cell table:style-name="ce29" office:value-type="string">
            <text:p>Przytrzymując "Options"</text:p>
          </table:table-cell>
          <table:table-cell table:style-name="ce29"/>
          <table:table-cell/>
          <table:table-cell table:style-name="ce23" office:value-type="string">
            <text:p>«Options», удерживая</text:p>
          </table:table-cell>
          <table:table-cell table:style-name="ce33" office:value-type="string">
            <text:p>Seçenek Butonuna Basılı tut</text:p>
          </table:table-cell>
          <table:table-cell table:number-columns-repeated="1006"/>
        </table:table-row>
        <table:table-row table:style-name="ro8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/>
          <table:table-cell table:style-name="ce23" office:value-type="string">
            <text:p>Seite 'weiter' halten</text:p>
          </table:table-cell>
          <table:table-cell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9" office:value-type="string">
            <text:p>Przytrzymując boczną "Następna strona"</text:p>
          </table:table-cell>
          <table:table-cell table:style-name="ce23" office:value-type="string">
            <text:p>Manter Barra Lateral 'Próx.Pág.'</text:p>
          </table:table-cell>
          <table:table-cell/>
          <table:table-cell table:style-name="ce23" office:value-type="string">
            <text:p>Боковая «Вперёд», удерживая</text:p>
          </table:table-cell>
          <table:table-cell table:style-name="ce33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/>
          <table:table-cell table:style-name="ce23" office:value-type="string">
            <text:p>Seite 'zurück' halten</text:p>
          </table:table-cell>
          <table:table-cell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9" office:value-type="string">
            <text:p>Przytrzymując boczną "Poprzednia strona"</text:p>
          </table:table-cell>
          <table:table-cell table:style-name="ce23" office:value-type="string">
            <text:p>Manter Barra Lateral 'Pág. Ant.'</text:p>
          </table:table-cell>
          <table:table-cell/>
          <table:table-cell table:style-name="ce23" office:value-type="string">
            <text:p>Боковая «Назад», удерживая</text:p>
          </table:table-cell>
          <table:table-cell table:style-name="ce33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/>
          <table:table-cell table:style-name="ce23" office:value-type="string">
            <text:p>Zoom-Taste halten</text:p>
          </table:table-cell>
          <table:table-cell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9" office:value-type="string">
            <text:p>Przytrzymując "Lupa"</text:p>
          </table:table-cell>
          <table:table-cell table:style-name="ce23" office:value-type="string">
            <text:p>Manter Zoom</text:p>
          </table:table-cell>
          <table:table-cell/>
          <table:table-cell table:style-name="ce23" office:value-type="string">
            <text:p>«Масштаб», удерживая</text:p>
          </table:table-cell>
          <table:table-cell table:style-name="ce33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/>
          <table:table-cell table:style-name="ce23" office:value-type="string">
            <text:p>Lautstärke - halten</text:p>
          </table:table-cell>
          <table:table-cell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9" office:value-type="string">
            <text:p>Przytrzymując Głośność " -"</text:p>
          </table:table-cell>
          <table:table-cell table:style-name="ce23" office:value-type="string">
            <text:p>Manter Volume -</text:p>
          </table:table-cell>
          <table:table-cell/>
          <table:table-cell table:style-name="ce23" office:value-type="string">
            <text:p>Громкость «-», удерживая</text:p>
          </table:table-cell>
          <table:table-cell table:style-name="ce33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/>
          <table:table-cell table:style-name="ce23" office:value-type="string">
            <text:p>Lautstärke + halten</text:p>
          </table:table-cell>
          <table:table-cell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9" office:value-type="string">
            <text:p>Przytrzymując Głośność  "+"</text:p>
          </table:table-cell>
          <table:table-cell table:style-name="ce23" office:value-type="string">
            <text:p>Manter Volume +</text:p>
          </table:table-cell>
          <table:table-cell/>
          <table:table-cell table:style-name="ce23" office:value-type="string">
            <text:p>Громкость «+», удерживая</text:p>
          </table:table-cell>
          <table:table-cell table:style-name="ce33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/>
          <table:table-cell table:style-name="ce23" office:value-type="string">
            <text:p>Joypad Mitte</text:p>
          </table:table-cell>
          <table:table-cell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9" office:value-type="string">
            <text:p>Centrum</text:p>
          </table:table-cell>
          <table:table-cell table:style-name="ce23" office:value-type="string">
            <text:p>Joypad Central</text:p>
          </table:table-cell>
          <table:table-cell/>
          <table:table-cell table:style-name="ce23" office:value-type="string">
            <text:p>«Центр»</text:p>
          </table:table-cell>
          <table:table-cell table:style-name="ce33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/>
          <table:table-cell table:style-name="ce23" office:value-type="string">
            <text:p>Joypad runter</text:p>
          </table:table-cell>
          <table:table-cell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9" office:value-type="string">
            <text:p>Na dół</text:p>
          </table:table-cell>
          <table:table-cell table:style-name="ce23" office:value-type="string">
            <text:p>Joypad Abaixo</text:p>
          </table:table-cell>
          <table:table-cell/>
          <table:table-cell table:style-name="ce23" office:value-type="string">
            <text:p>«Вниз»</text:p>
          </table:table-cell>
          <table:table-cell table:style-name="ce33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/>
          <table:table-cell table:style-name="ce23" office:value-type="string">
            <text:p>Joypad links</text:p>
          </table:table-cell>
          <table:table-cell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9" office:value-type="string">
            <text:p>W lewo</text:p>
          </table:table-cell>
          <table:table-cell table:style-name="ce23" office:value-type="string">
            <text:p>Joypad Esquerdo</text:p>
          </table:table-cell>
          <table:table-cell/>
          <table:table-cell table:style-name="ce23" office:value-type="string">
            <text:p>«Влево»</text:p>
          </table:table-cell>
          <table:table-cell table:style-name="ce33" office:value-type="string">
            <text:p>Joypad Sol </text:p>
          </table:table-cell>
          <table:table-cell table:style-name="ce23" office:value-type="string">
            <text:p>Вліво</text:p>
          </table:table-cell>
          <table:table-cell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/>
          <table:table-cell table:style-name="ce23" office:value-type="string">
            <text:p>Joypad rechts</text:p>
          </table:table-cell>
          <table:table-cell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9" office:value-type="string">
            <text:p>W prawo</text:p>
          </table:table-cell>
          <table:table-cell table:style-name="ce23" office:value-type="string">
            <text:p>Joypad Direito</text:p>
          </table:table-cell>
          <table:table-cell/>
          <table:table-cell table:style-name="ce23" office:value-type="string">
            <text:p>«Вправо»</text:p>
          </table:table-cell>
          <table:table-cell table:style-name="ce33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/>
          <table:table-cell table:style-name="ce23" office:value-type="string">
            <text:p>Joypad hoch</text:p>
          </table:table-cell>
          <table:table-cell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9" office:value-type="string">
            <text:p>Do góry</text:p>
          </table:table-cell>
          <table:table-cell table:style-name="ce23" office:value-type="string">
            <text:p>Joypad Acima</text:p>
          </table:table-cell>
          <table:table-cell/>
          <table:table-cell table:style-name="ce23" office:value-type="string">
            <text:p>«Вверх»</text:p>
          </table:table-cell>
          <table:table-cell table:style-name="ce33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/>
          <table:table-cell table:style-name="ce23" office:value-type="string">
            <text:p>Menü-Taste</text:p>
          </table:table-cell>
          <table:table-cell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9" office:value-type="string">
            <text:p>Menu</text:p>
          </table:table-cell>
          <table:table-cell table:style-name="ce23" office:value-type="string">
            <text:p>Botão de Menu</text:p>
          </table:table-cell>
          <table:table-cell/>
          <table:table-cell table:style-name="ce23" office:value-type="string">
            <text:p>«Menu»</text:p>
          </table:table-cell>
          <table:table-cell table:style-name="ce33" office:value-type="string">
            <text:p>Menü Butonu </text:p>
          </table:table-cell>
          <table:table-cell table:style-name="ce23" office:value-type="string">
            <text:p>Меню</text:p>
          </table:table-cell>
          <table:table-cell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/>
          <table:table-cell table:style-name="ce23" office:value-type="string">
            <text:p>Options-Taste</text:p>
          </table:table-cell>
          <table:table-cell/>
          <table:table-cell table:style-name="ce28" office:value-type="string">
            <text:p>Opción</text:p>
          </table:table-cell>
          <table:table-cell table:style-name="ce29" office:value-type="string">
            <text:p>Bouton Option</text:p>
          </table:table-cell>
          <table:table-cell table:style-name="ce28" office:value-type="string">
            <text:p>Opzione</text:p>
          </table:table-cell>
          <table:table-cell/>
          <table:table-cell table:style-name="ce28" office:value-type="string">
            <text:p>Opcions</text:p>
          </table:table-cell>
          <table:table-cell/>
          <table:table-cell table:style-name="ce23" office:value-type="string">
            <text:p>Opties knop</text:p>
          </table:table-cell>
          <table:table-cell table:style-name="ce29" office:value-type="string">
            <text:p>Options</text:p>
          </table:table-cell>
          <table:table-cell table:style-name="ce29" office:value-type="string">
            <text:p>Opções</text:p>
          </table:table-cell>
          <table:table-cell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2"/>
          <table:table-cell table:style-name="ce28" office:value-type="string">
            <text:p>选项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/>
          <table:table-cell table:style-name="ce23" office:value-type="string">
            <text:p>Seite 'weiter'</text:p>
          </table:table-cell>
          <table:table-cell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'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9" office:value-type="string">
            <text:p>Boczna "Następna strona"</text:p>
          </table:table-cell>
          <table:table-cell table:style-name="ce23" office:value-type="string">
            <text:p>Barra Lateral 'Próx.'</text:p>
          </table:table-cell>
          <table:table-cell/>
          <table:table-cell table:style-name="ce23" office:value-type="string">
            <text:p>Боковая «Вперёд»</text:p>
          </table:table-cell>
          <table:table-cell table:style-name="ce33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/>
          <table:table-cell table:style-name="ce23" office:value-type="string">
            <text:p>Seite 'zurück'</text:p>
          </table:table-cell>
          <table:table-cell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'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9" office:value-type="string">
            <text:p>Boczna "Poprzednia strona"</text:p>
          </table:table-cell>
          <table:table-cell table:style-name="ce23" office:value-type="string">
            <text:p>Barra Lateral 'Ant.'</text:p>
          </table:table-cell>
          <table:table-cell/>
          <table:table-cell table:style-name="ce23" office:value-type="string">
            <text:p>Боковая «Назад»</text:p>
          </table:table-cell>
          <table:table-cell table:style-name="ce33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/>
          <table:table-cell table:style-name="ce23" office:value-type="string">
            <text:p>Zoom-Taste</text:p>
          </table:table-cell>
          <table:table-cell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9" office:value-type="string">
            <text:p>Lupa</text:p>
          </table:table-cell>
          <table:table-cell table:style-name="ce23" office:value-type="string">
            <text:p>Zoom</text:p>
          </table:table-cell>
          <table:table-cell/>
          <table:table-cell table:style-name="ce23" office:value-type="string">
            <text:p>«Масштаб»</text:p>
          </table:table-cell>
          <table:table-cell table:style-name="ce33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/>
          <table:table-cell table:style-name="ce23" office:value-type="string">
            <text:p>Lautstärke -</text:p>
          </table:table-cell>
          <table:table-cell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9" office:value-type="string">
            <text:p>Głośność  "-"</text:p>
          </table:table-cell>
          <table:table-cell table:style-name="ce23" office:value-type="string">
            <text:p>Volume -</text:p>
          </table:table-cell>
          <table:table-cell/>
          <table:table-cell table:style-name="ce23" office:value-type="string">
            <text:p>Громкость «-»</text:p>
          </table:table-cell>
          <table:table-cell table:style-name="ce33" office:value-type="string">
            <text:p>Ses - </text:p>
          </table:table-cell>
          <table:table-cell table:style-name="ce23" office:value-type="string">
            <text:p>Гучність -</text:p>
          </table:table-cell>
          <table:table-cell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/>
          <table:table-cell table:style-name="ce23" office:value-type="string">
            <text:p>Lautstärke +</text:p>
          </table:table-cell>
          <table:table-cell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9" office:value-type="string">
            <text:p>Głośność  "+"</text:p>
          </table:table-cell>
          <table:table-cell table:style-name="ce23" office:value-type="string">
            <text:p>Volume +</text:p>
          </table:table-cell>
          <table:table-cell/>
          <table:table-cell table:style-name="ce23" office:value-type="string">
            <text:p>Громкость «+»</text:p>
          </table:table-cell>
          <table:table-cell table:style-name="ce33" office:value-type="string">
            <text:p>Ses + </text:p>
          </table:table-cell>
          <table:table-cell table:style-name="ce23" office:value-type="string">
            <text:p>Гучність +</text:p>
          </table:table-cell>
          <table:table-cell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Standardwert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9" office:value-type="string">
            <text:p>Domyślnie</text:p>
          </table:table-cell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/>
          <table:table-cell table:style-name="ce23" office:value-type="string">
            <text:p>Bindet Aktionen an Tasten</text:p>
          </table:table-cell>
          <table:table-cell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9" office:value-type="string">
            <text:p>Pozwala dodawać działania przyciskom</text:p>
          </table:table-cell>
          <table:table-cell table:style-name="ce23" office:value-type="string">
            <text:p>Permitir ações em teclas</text:p>
          </table:table-cell>
          <table:table-cell/>
          <table:table-cell table:style-name="ce23" office:value-type="string">
            <text:p>Позволяет задать действия кнопкам</text:p>
          </table:table-cell>
          <table:table-cell table:style-name="ce33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/>
          <table:table-cell table:style-name="ce23" office:value-type="string">
            <text:p>Global</text:p>
          </table:table-cell>
          <table:table-cell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9" office:value-type="string">
            <text:p>Globalnie</text:p>
          </table:table-cell>
          <table:table-cell table:style-name="ce23" office:value-type="string">
            <text:p>Global</text:p>
          </table:table-cell>
          <table:table-cell/>
          <table:table-cell table:style-name="ce23" office:value-type="string">
            <text:p>Глобально</text:p>
          </table:table-cell>
          <table:table-cell table:style-name="ce33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/>
          <table:table-cell table:style-name="ce23" office:value-type="string">
            <text:p>Im Buch</text:p>
          </table:table-cell>
          <table:table-cell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9" office:value-type="string">
            <text:p>Podczas czytania</text:p>
          </table:table-cell>
          <table:table-cell table:style-name="ce23" office:value-type="string">
            <text:p>Quando lendo livro</text:p>
          </table:table-cell>
          <table:table-cell/>
          <table:table-cell table:style-name="ce23" office:value-type="string">
            <text:p>При чтении</text:p>
          </table:table-cell>
          <table:table-cell table:style-name="ce33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/>
          <table:table-cell table:style-name="ce23" office:value-type="string">
            <text:p>Im Menü</text:p>
          </table:table-cell>
          <table:table-cell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9" office:value-type="string">
            <text:p>W Menu</text:p>
          </table:table-cell>
          <table:table-cell table:style-name="ce23" office:value-type="string">
            <text:p>Quando Menu</text:p>
          </table:table-cell>
          <table:table-cell/>
          <table:table-cell table:style-name="ce23" office:value-type="string">
            <text:p>В меню</text:p>
          </table:table-cell>
          <table:table-cell table:style-name="ce33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/>
          <table:table-cell table:style-name="ce23" office:value-type="string">
            <text:p>Joypad-Tasten</text:p>
          </table:table-cell>
          <table:table-cell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9" office:value-type="string">
            <text:p>Przyciski Joypad</text:p>
          </table:table-cell>
          <table:table-cell table:style-name="ce23" office:value-type="string">
            <text:p>Botão Joypad</text:p>
          </table:table-cell>
          <table:table-cell/>
          <table:table-cell table:style-name="ce23" office:value-type="string">
            <text:p>Кнопки джойстика</text:p>
          </table:table-cell>
          <table:table-cell table:style-name="ce33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/>
          <table:table-cell table:style-name="ce23" office:value-type="string">
            <text:p>Numerische Tasten</text:p>
          </table:table-cell>
          <table:table-cell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9" office:value-type="string">
            <text:p>Przyciski numeryczne</text:p>
          </table:table-cell>
          <table:table-cell table:style-name="ce23" office:value-type="string">
            <text:p>Botões Numéricos</text:p>
          </table:table-cell>
          <table:table-cell/>
          <table:table-cell table:style-name="ce23" office:value-type="string">
            <text:p>Цифровые кнопки</text:p>
          </table:table-cell>
          <table:table-cell table:style-name="ce33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/>
          <table:table-cell table:style-name="ce23" office:value-type="string">
            <text:p>Andere Tasten</text:p>
          </table:table-cell>
          <table:table-cell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9" office:value-type="string">
            <text:p>Przyciski pozostałe</text:p>
          </table:table-cell>
          <table:table-cell table:style-name="ce23" office:value-type="string">
            <text:p>Outros botões</text:p>
          </table:table-cell>
          <table:table-cell/>
          <table:table-cell table:style-name="ce23" office:value-type="string">
            <text:p>Другие кнопки</text:p>
          </table:table-cell>
          <table:table-cell table:style-name="ce33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/>
          <table:table-cell table:style-name="ce23" office:value-type="string">
            <text:p>Tasteneinstellungen</text:p>
          </table:table-cell>
          <table:table-cell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9" office:value-type="string">
            <text:p>Działanie przycisków</text:p>
          </table:table-cell>
          <table:table-cell table:style-name="ce23" office:value-type="string">
            <text:p>Conf. de Teclas</text:p>
          </table:table-cell>
          <table:table-cell/>
          <table:table-cell table:style-name="ce23" office:value-type="string">
            <text:p>Действия кнопок</text:p>
          </table:table-cell>
          <table:table-cell table:style-name="ce33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/>
          <table:table-cell table:style-name="ce23" office:value-type="string">
            <text:p>Lautstärke-Tasten</text:p>
          </table:table-cell>
          <table:table-cell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9" office:value-type="string">
            <text:p>Przyciski głośności</text:p>
          </table:table-cell>
          <table:table-cell table:style-name="ce23" office:value-type="string">
            <text:p>Botões Volume</text:p>
          </table:table-cell>
          <table:table-cell/>
          <table:table-cell table:style-name="ce23" office:value-type="string">
            <text:p>Клавиши громкости</text:p>
          </table:table-cell>
          <table:table-cell table:style-name="ce33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/>
          <table:table-cell table:style-name="ce23" office:value-type="string">
            <text:p>Sonstiges</text:p>
          </table:table-cell>
          <table:table-cell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/>
          <table:table-cell table:style-name="ce23" office:value-type="string">
            <text:p>Overige</text:p>
          </table:table-cell>
          <table:table-cell table:style-name="ce29" office:value-type="string">
            <text:p>Pozostałe</text:p>
          </table:table-cell>
          <table:table-cell table:style-name="ce23" office:value-type="string">
            <text:p>Outros</text:p>
          </table:table-cell>
          <table:table-cell/>
          <table:table-cell table:style-name="ce23" office:value-type="string">
            <text:p>Прочее</text:p>
          </table:table-cell>
          <table:table-cell table:style-name="ce33" office:value-type="string">
            <text:p>Diğer </text:p>
          </table:table-cell>
          <table:table-cell table:number-columns-repeated="2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/>
          <table:table-cell table:style-name="ce23" office:value-type="string">
            <text:p>Spiele</text:p>
          </table:table-cell>
          <table:table-cell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/>
          <table:table-cell table:style-name="ce23" office:value-type="string">
            <text:p>Spellen</text:p>
          </table:table-cell>
          <table:table-cell table:style-name="ce29" office:value-type="string">
            <text:p>Gry</text:p>
          </table:table-cell>
          <table:table-cell table:style-name="ce23" office:value-type="string">
            <text:p>Jogos</text:p>
          </table:table-cell>
          <table:table-cell/>
          <table:table-cell table:style-name="ce23" office:value-type="string">
            <text:p>Игры</text:p>
          </table:table-cell>
          <table:table-cell table:style-name="ce33" office:value-type="string">
            <text:p>Oyunlar</text:p>
          </table:table-cell>
          <table:table-cell table:number-columns-repeated="2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/>
          <table:table-cell table:style-name="ce23" office:value-type="string">
            <text:p>Werkzeuge</text:p>
          </table:table-cell>
          <table:table-cell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/>
          <table:table-cell table:style-name="ce23" office:value-type="string">
            <text:p>Toepassingen</text:p>
          </table:table-cell>
          <table:table-cell table:style-name="ce29" office:value-type="string">
            <text:p>Narzędzia</text:p>
          </table:table-cell>
          <table:table-cell table:style-name="ce23" office:value-type="string">
            <text:p>Ferramentas</text:p>
          </table:table-cell>
          <table:table-cell/>
          <table:table-cell table:style-name="ce23" office:value-type="string">
            <text:p>Утилиты</text:p>
          </table:table-cell>
          <table:table-cell table:style-name="ce33" office:value-type="string">
            <text:p>Araçlar</text:p>
          </table:table-cell>
          <table:table-cell table:number-columns-repeated="2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/>
          <table:table-cell table:style-name="ce23" office:value-type="string">
            <text:p>Buch</text:p>
          </table:table-cell>
          <table:table-cell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/>
          <table:table-cell table:style-name="ce23" office:value-type="string">
            <text:p>Boek</text:p>
          </table:table-cell>
          <table:table-cell table:style-name="ce29" office:value-type="string">
            <text:p>Książka</text:p>
          </table:table-cell>
          <table:table-cell table:style-name="ce23" office:value-type="string">
            <text:p>Livros</text:p>
          </table:table-cell>
          <table:table-cell/>
          <table:table-cell table:style-name="ce23" office:value-type="string">
            <text:p>Книга</text:p>
          </table:table-cell>
          <table:table-cell table:style-name="ce33" office:value-type="string">
            <text:p>Kitap</text:p>
          </table:table-cell>
          <table:table-cell table:number-columns-repeated="2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LRFTextScal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/>
          <table:table-cell table:style-name="ce23" office:value-type="string">
            <text:p>LRF-Textgröße</text:p>
          </table:table-cell>
          <table:table-cell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/>
          <table:table-cell table:style-name="ce23" office:value-type="string">
            <text:p>LRF tekstschaal</text:p>
          </table:table-cell>
          <table:table-cell table:style-name="ce29" office:value-type="string">
            <text:p>Skala tekstu w LRF</text:p>
          </table:table-cell>
          <table:table-cell table:style-name="ce23" office:value-type="string">
            <text:p>Escala de Texto LRF</text:p>
          </table:table-cell>
          <table:table-cell/>
          <table:table-cell table:style-name="ce23" office:value-type="string">
            <text:p>Масштаб текста в LRF</text:p>
          </table:table-cell>
          <table:table-cell table:style-name="ce33" office:value-type="string">
            <text:p>LRF Metin Ölçeği</text:p>
          </table:table-cell>
          <table:table-cell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/>
          <table:table-cell table:style-name="ce23" office:value-type="string">
            <text:p>(100 ist der Standardwert für S)</text:p>
          </table:table-cell>
          <table:table-cell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/>
          <table:table-cell table:style-name="ce23" office:value-type="string">
            <text:p>(100 is de standaard waarde voor S)</text:p>
          </table:table-cell>
          <table:table-cell table:style-name="ce29" office:value-type="string">
            <text:p>(100 jest domyślną wartością dla S)</text:p>
          </table:table-cell>
          <table:table-cell table:style-name="ce23" office:value-type="string">
            <text:p>(100 é o valor pré-definido para S)</text:p>
          </table:table-cell>
          <table:table-cell/>
          <table:table-cell table:style-name="ce23" office:value-type="string">
            <text:p>100 - по умолчанию для (S)</text:p>
          </table:table-cell>
          <table:table-cell table:style-name="ce33" office:value-type="string">
            <text:p>(100 S varsayılan değerdir)</text:p>
          </table:table-cell>
          <table:table-cell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Standard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8" office:value-type="string">
            <text:p>default</text:p>
          </table:table-cell>
          <table:table-cell/>
          <table:table-cell table:style-name="ce23" office:value-type="string">
            <text:p>Per defecte</text:p>
          </table:table-cell>
          <table:table-cell/>
          <table:table-cell table:style-name="ce23" office:value-type="string">
            <text:p>standaard</text:p>
          </table:table-cell>
          <table:table-cell table:style-name="ce29" office:value-type="string">
            <text:p>domyślnie</text:p>
          </table:table-cell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DESCRIPTION</text:p>
          </table:table-cell>
          <table:table-cell table:number-columns-repeated="2"/>
          <table:table-cell table:style-name="ce23" office:value-type="string">
            <text:p>Ändert Schriftgrößen für *.LRF</text:p>
          </table:table-cell>
          <table:table-cell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/>
          <table:table-cell table:style-name="ce23" office:value-type="string">
            <text:p>Canvia la mida de la font en els LRF</text:p>
          </table:table-cell>
          <table:table-cell/>
          <table:table-cell table:style-name="ce23" office:value-type="string">
            <text:p>Omschrijving</text:p>
          </table:table-cell>
          <table:table-cell table:style-name="ce29"/>
          <table:table-cell table:style-name="ce29" office:value-type="string">
            <text:p>Descrição</text:p>
          </table:table-cell>
          <table:table-cell table:number-columns-repeated="2"/>
          <table:table-cell table:style-name="ce28" office:value-type="string">
            <text:p>Açıklama</text:p>
          </table:table-cell>
          <table:table-cell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/>
          <table:table-cell table:style-name="ce23" office:value-type="string">
            <text:p>Benötigt Neustart!</text:p>
          </table:table-cell>
          <table:table-cell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style-name="ce28" office:value-type="string">
            <text:p>Richiede un riavvio!</text:p>
          </table:table-cell>
          <table:table-cell/>
          <table:table-cell table:style-name="ce23" office:value-type="string">
            <text:p>Cal reiniciar</text:p>
          </table:table-cell>
          <table:table-cell/>
          <table:table-cell table:style-name="ce23" office:value-type="string">
            <text:p>Vereist herstart!</text:p>
          </table:table-cell>
          <table:table-cell table:style-name="ce29" office:value-type="string">
            <text:p>Wymaga ponownego uruchomienia!</text:p>
          </table:table-cell>
          <table:table-cell table:style-name="ce29" office:value-type="string">
            <text:p>Requer reinício!</text:p>
          </table:table-cell>
          <table:table-cell/>
          <table:table-cell table:style-name="ce23" office:value-type="string">
            <text:p>Требуется перезагрузка!</text:p>
          </table:table-cell>
          <table:table-cell table:style-name="ce33" office:value-type="string">
            <text:p>Yeniden başlatma gerektirir!</text:p>
          </table:table-cell>
          <table:table-cell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MediaTag</text:p>
          </table:table-cell>
          <table:table-cell table:number-columns-repeated="3" table:style-name="ce31"/>
          <table:table-cell table:style-name="ce31" office:value-type="string">
            <text:p>Zubehör</text:p>
          </table:table-cell>
          <table:table-cell table:number-columns-repeated="10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/>
          <table:table-cell table:style-name="ce23" office:value-type="string">
            <text:p>Symbol 1 (Haken)</text:p>
          </table:table-cell>
          <table:table-cell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9" office:value-type="string">
            <text:p>Metka 1 (zaznacz)</text:p>
          </table:table-cell>
          <table:table-cell table:style-name="ce23" office:value-type="string">
            <text:p>Marca 1 (checado)</text:p>
          </table:table-cell>
          <table:table-cell/>
          <table:table-cell table:style-name="ce23" office:value-type="string">
            <text:p>Поставить метку «галочка»</text:p>
          </table:table-cell>
          <table:table-cell table:style-name="ce33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/>
          <table:table-cell table:style-name="ce23" office:value-type="string">
            <text:p>Symbol 2 (Stern)</text:p>
          </table:table-cell>
          <table:table-cell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9" office:value-type="string">
            <text:p>Metka 2 (gwiazdka)</text:p>
          </table:table-cell>
          <table:table-cell table:style-name="ce23" office:value-type="string">
            <text:p>Marca 2 (estrela)</text:p>
          </table:table-cell>
          <table:table-cell/>
          <table:table-cell table:style-name="ce23" office:value-type="string">
            <text:p>Поставить метку «звезда»</text:p>
          </table:table-cell>
          <table:table-cell table:style-name="ce33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/>
          <table:table-cell table:style-name="ce23" office:value-type="string">
            <text:p>Symbol 3 (Kreis)</text:p>
          </table:table-cell>
          <table:table-cell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9" office:value-type="string">
            <text:p>Metka 3 (kółko)</text:p>
          </table:table-cell>
          <table:table-cell table:style-name="ce23" office:value-type="string">
            <text:p>Marca 3 (círculo)</text:p>
          </table:table-cell>
          <table:table-cell/>
          <table:table-cell table:style-name="ce23" office:value-type="string">
            <text:p>Поставить метку «круг»</text:p>
          </table:table-cell>
          <table:table-cell table:style-name="ce33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/>
          <table:table-cell table:style-name="ce23" office:value-type="string">
            <text:p>Symbol 4 (Rechteck)</text:p>
          </table:table-cell>
          <table:table-cell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9" office:value-type="string">
            <text:p>Metka 4 (kwadrat)</text:p>
          </table:table-cell>
          <table:table-cell table:style-name="ce23" office:value-type="string">
            <text:p>Marca 4 (quadrado)</text:p>
          </table:table-cell>
          <table:table-cell/>
          <table:table-cell table:style-name="ce23" office:value-type="string">
            <text:p>Поставить метку «квадрат»</text:p>
          </table:table-cell>
          <table:table-cell table:style-name="ce33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/>
          <table:table-cell table:style-name="ce23" office:value-type="string">
            <text:p>Symbol 5 (Dreieck)</text:p>
          </table:table-cell>
          <table:table-cell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9" office:value-type="string">
            <text:p>Metka 5 (trójkąt)</text:p>
          </table:table-cell>
          <table:table-cell table:style-name="ce23" office:value-type="string">
            <text:p>Marca 5 (triângulo)</text:p>
          </table:table-cell>
          <table:table-cell/>
          <table:table-cell table:style-name="ce23" office:value-type="string">
            <text:p>Поставить метку «треугольник»</text:p>
          </table:table-cell>
          <table:table-cell table:style-name="ce33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/>
          <table:table-cell table:style-name="ce23" office:value-type="string">
            <text:p>Position markieren</text:p>
          </table:table-cell>
          <table:table-cell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9" office:value-type="string">
            <text:p>Pozycja metki</text:p>
          </table:table-cell>
          <table:table-cell table:style-name="ce23" office:value-type="string">
            <text:p>Marcas Posição</text:p>
          </table:table-cell>
          <table:table-cell/>
          <table:table-cell table:style-name="ce23" office:value-type="string">
            <text:p>Размещение метки</text:p>
          </table:table-cell>
          <table:table-cell table:style-name="ce33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/>
          <table:table-cell table:style-name="ce23" office:value-type="string">
            <text:p>Bücher markieren</text:p>
          </table:table-cell>
          <table:table-cell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9" office:value-type="string">
            <text:p>Metkowanie książek</text:p>
          </table:table-cell>
          <table:table-cell table:style-name="ce23" office:value-type="string">
            <text:p>Marcas de Livros</text:p>
          </table:table-cell>
          <table:table-cell/>
          <table:table-cell table:style-name="ce27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/>
          <table:table-cell table:style-name="ce23" office:value-type="string">
            <text:p>Unten</text:p>
          </table:table-cell>
          <table:table-cell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9" office:value-type="string">
            <text:p>Na dole po lewej</text:p>
          </table:table-cell>
          <table:table-cell table:style-name="ce23" office:value-type="string">
            <text:p>Abaixo</text:p>
          </table:table-cell>
          <table:table-cell/>
          <table:table-cell table:style-name="ce23" office:value-type="string">
            <text:p>В нижней строке слева</text:p>
          </table:table-cell>
          <table:table-cell table:style-name="ce33" office:value-type="string">
            <text:p>Alt</text:p>
          </table:table-cell>
          <table:table-cell table:style-name="ce23" office:value-type="string">
            <text:p>Внизу</text:p>
          </table:table-cell>
          <table:table-cell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/>
          <table:table-cell table:style-name="ce23" office:value-type="string">
            <text:p>Links (über dem Icon)</text:p>
          </table:table-cell>
          <table:table-cell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9" office:value-type="string">
            <text:p>Nad znakiem książki</text:p>
          </table:table-cell>
          <table:table-cell table:style-name="ce23" office:value-type="string">
            <text:p>Esquerda (sobre ícone)</text:p>
          </table:table-cell>
          <table:table-cell/>
          <table:table-cell table:style-name="ce23" office:value-type="string">
            <text:p>Поверх значка книги</text:p>
          </table:table-cell>
          <table:table-cell table:style-name="ce33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/>
          <table:table-cell table:style-name="ce23" office:value-type="string">
            <text:p>Rechts</text:p>
          </table:table-cell>
          <table:table-cell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9" office:value-type="string">
            <text:p>Na górze po prawej</text:p>
          </table:table-cell>
          <table:table-cell table:style-name="ce23" office:value-type="string">
            <text:p>Direita</text:p>
          </table:table-cell>
          <table:table-cell/>
          <table:table-cell table:style-name="ce23" office:value-type="string">
            <text:p>В верхней строке справа</text:p>
          </table:table-cell>
          <table:table-cell table:style-name="ce33" office:value-type="string">
            <text:p>Sağ</text:p>
          </table:table-cell>
          <table:table-cell table:style-name="ce23" office:value-type="string">
            <text:p>Справа</text:p>
          </table:table-cell>
          <table:table-cell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MenuCaptions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/>
          <table:table-cell table:style-name="ce23" office:value-type="string">
            <text:p>Überschriften-Stil</text:p>
          </table:table-cell>
          <table:table-cell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9" office:value-type="string">
            <text:p>Styl linii menu</text:p>
          </table:table-cell>
          <table:table-cell table:style-name="ce23" office:value-type="string">
            <text:p>Estilo de Títulos</text:p>
          </table:table-cell>
          <table:table-cell/>
          <table:table-cell table:style-name="ce23" office:value-type="string">
            <text:p>Стиль строк меню</text:p>
          </table:table-cell>
          <table:table-cell table:style-name="ce33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/>
          <table:table-cell table:style-name="ce23" office:value-type="string">
            <text:p>Immer groß</text:p>
          </table:table-cell>
          <table:table-cell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9" office:value-type="string">
            <text:p>Zawsze duża czcionka</text:p>
          </table:table-cell>
          <table:table-cell table:style-name="ce23" office:value-type="string">
            <text:p>Sempre Gde</text:p>
          </table:table-cell>
          <table:table-cell/>
          <table:table-cell table:style-name="ce23" office:value-type="string">
            <text:p>Только крупный шрифт</text:p>
          </table:table-cell>
          <table:table-cell table:style-name="ce33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/>
          <table:table-cell table:style-name="ce23" office:value-type="string">
            <text:p>Immer klein</text:p>
          </table:table-cell>
          <table:table-cell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9" office:value-type="string">
            <text:p>Zawsze mała czcionka</text:p>
          </table:table-cell>
          <table:table-cell table:style-name="ce23" office:value-type="string">
            <text:p>Sempre Pqno</text:p>
          </table:table-cell>
          <table:table-cell/>
          <table:table-cell table:style-name="ce23" office:value-type="string">
            <text:p>Только мелкий шрифт</text:p>
          </table:table-cell>
          <table:table-cell table:style-name="ce33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/>
          <table:table-cell table:style-name="ce23" office:value-type="string">
            <text:p>Sony Standard</text:p>
          </table:table-cell>
          <table:table-cell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9" office:value-type="string">
            <text:p>Oryginalny styl Sony </text:p>
          </table:table-cell>
          <table:table-cell table:style-name="ce23" office:value-type="string">
            <text:p>Padrão Sony</text:p>
          </table:table-cell>
          <table:table-cell/>
          <table:table-cell table:style-name="ce23" office:value-type="string">
            <text:p>Оригинальный стиль Sony</text:p>
          </table:table-cell>
          <table:table-cell table:style-name="ce33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MenuCustomize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/>
          <table:table-cell table:style-name="ce23" office:value-type="string">
            <text:p>Menüpunkt</text:p>
          </table:table-cell>
          <table:table-cell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9" office:value-type="string">
            <text:p>Pozycja menu</text:p>
          </table:table-cell>
          <table:table-cell table:style-name="ce23" office:value-type="string">
            <text:p>Item do menu</text:p>
          </table:table-cell>
          <table:table-cell/>
          <table:table-cell table:style-name="ce23" office:value-type="string">
            <text:p>Пункт меню</text:p>
          </table:table-cell>
          <table:table-cell table:style-name="ce33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/>
          <table:table-cell table:style-name="ce23" office:value-type="string">
            <text:p>Separator</text:p>
          </table:table-cell>
          <table:table-cell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9" office:value-type="string">
            <text:p>Separator</text:p>
          </table:table-cell>
          <table:table-cell table:style-name="ce23" office:value-type="string">
            <text:p>Separador</text:p>
          </table:table-cell>
          <table:table-cell/>
          <table:table-cell table:style-name="ce23" office:value-type="string">
            <text:p>Разделитель меню</text:p>
          </table:table-cell>
          <table:table-cell table:style-name="ce33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/>
          <table:table-cell table:style-name="ce23" office:value-type="string">
            <text:p>Slot</text:p>
          </table:table-cell>
          <table:table-cell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9" office:value-type="string">
            <text:p>Slot</text:p>
          </table:table-cell>
          <table:table-cell table:style-name="ce23" office:value-type="string">
            <text:p>Posição</text:p>
          </table:table-cell>
          <table:table-cell/>
          <table:table-cell table:style-name="ce23" office:value-type="string">
            <text:p>Слот</text:p>
          </table:table-cell>
          <table:table-cell table:style-name="ce33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/>
          <table:table-cell table:style-name="ce23" office:value-type="string">
            <text:p>Menü anpassen</text:p>
          </table:table-cell>
          <table:table-cell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9" office:value-type="string">
            <text:p>Menu główne</text:p>
          </table:table-cell>
          <table:table-cell table:style-name="ce23" office:value-type="string">
            <text:p>Personalização</text:p>
          </table:table-cell>
          <table:table-cell/>
          <table:table-cell table:style-name="ce23" office:value-type="string">
            <text:p>Главное меню</text:p>
          </table:table-cell>
          <table:table-cell table:style-name="ce33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/>
          <table:table-cell table:style-name="ce23" office:value-type="string">
            <text:p>Fester Slot</text:p>
          </table:table-cell>
          <table:table-cell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9" office:value-type="string">
            <text:p>Stały slot</text:p>
          </table:table-cell>
          <table:table-cell table:style-name="ce23" office:value-type="string">
            <text:p>Posição Fixa</text:p>
          </table:table-cell>
          <table:table-cell/>
          <table:table-cell table:style-name="ce23" office:value-type="string">
            <text:p>Неизменяемый слот</text:p>
          </table:table-cell>
          <table:table-cell table:style-name="ce33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Standard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9" office:value-type="string">
            <text:p>domyślnie</text:p>
          </table:table-cell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/>
          <table:table-cell table:style-name="ce23" office:value-type="string">
            <text:p>Nein</text:p>
          </table:table-cell>
          <table:table-cell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9" office:value-type="string">
            <text:p>Odłączony</text:p>
          </table:table-cell>
          <table:table-cell table:style-name="ce23" office:value-type="string">
            <text:p>Nã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/>
          <table:table-cell table:style-name="ce23" office:value-type="string">
            <text:p>Ja</text:p>
          </table:table-cell>
          <table:table-cell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9" office:value-type="string">
            <text:p>Włączony</text:p>
          </table:table-cell>
          <table:table-cell table:style-name="ce23" office:value-type="string">
            <text:p>Sim</text:p>
          </table:table-cell>
          <table:table-cell/>
          <table:table-cell table:style-name="ce23" office:value-type="string">
            <text:p>Включён</text:p>
          </table:table-cell>
          <table:table-cell table:style-name="ce33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/>
          <table:table-cell table:style-name="ce23" office:value-type="string">
            <text:p>Leer</text:p>
          </table:table-cell>
          <table:table-cell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/>
          <table:table-cell table:style-name="ce23" office:value-type="string">
            <text:p>Buit</text:p>
          </table:table-cell>
          <table:table-cell/>
          <table:table-cell table:style-name="ce23" office:value-type="string">
            <text:p>Leeg</text:p>
          </table:table-cell>
          <table:table-cell table:style-name="ce29" office:value-type="string">
            <text:p>Pusty</text:p>
          </table:table-cell>
          <table:table-cell table:style-name="ce23" office:value-type="string">
            <text:p>Vazio</text:p>
          </table:table-cell>
          <table:table-cell/>
          <table:table-cell table:style-name="ce23" office:value-type="string">
            <text:p>Пусто</text:p>
          </table:table-cell>
          <table:table-cell table:style-name="ce33" office:value-type="string">
            <text:p>Boş</text:p>
          </table:table-cell>
          <table:table-cell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creenshot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/>
          <table:table-cell table:style-name="ce23" office:value-type="string">
            <text:p>Screenshot erstellen</text:p>
          </table:table-cell>
          <table:table-cell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9" office:value-type="string">
            <text:p>Zrób zrzut ekranowy</text:p>
          </table:table-cell>
          <table:table-cell table:style-name="ce23" office:value-type="string">
            <text:p>Capturar tela</text:p>
          </table:table-cell>
          <table:table-cell/>
          <table:table-cell table:style-name="ce23" office:value-type="string">
            <text:p>Сделать снимок экрана</text:p>
          </table:table-cell>
          <table:table-cell table:style-name="ce33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/>
          <table:table-cell table:style-name="ce23" office:value-type="string">
            <text:p>Fehler beim Speichern</text:p>
          </table:table-cell>
          <table:table-cell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9" office:value-type="string">
            <text:p>Nie udało się zapisać</text:p>
          </table:table-cell>
          <table:table-cell table:style-name="ce23" office:value-type="string">
            <text:p>Falha ao salvar</text:p>
          </table:table-cell>
          <table:table-cell/>
          <table:table-cell table:style-name="ce23" office:value-type="string">
            <text:p>Ошибка сохранения</text:p>
          </table:table-cell>
          <table:table-cell table:style-name="ce33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Nein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9" office:value-type="string">
            <text:p>Wyłączony</text:p>
          </table:table-cell>
          <table:table-cell table:style-name="ce23" office:value-type="string">
            <text:p>Desativ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Ja</text:p>
          </table:table-cell>
          <table:table-cell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9" office:value-type="string">
            <text:p>Włączony</text:p>
          </table:table-cell>
          <table:table-cell table:style-name="ce23" office:value-type="string">
            <text:p>Ativado</text:p>
          </table:table-cell>
          <table:table-cell/>
          <table:table-cell table:style-name="ce23" office:value-type="string">
            <text:p>Включён</text:p>
          </table:table-cell>
          <table:table-cell table:style-name="ce33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/>
          <table:table-cell table:style-name="ce23" office:value-type="string">
            <text:p>im Internen Speicher</text:p>
          </table:table-cell>
          <table:table-cell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9" office:value-type="string">
            <text:p>Pamięć wewnętrzna</text:p>
          </table:table-cell>
          <table:table-cell table:style-name="ce23" office:value-type="string">
            <text:p>Memória Interna</text:p>
          </table:table-cell>
          <table:table-cell/>
          <table:table-cell table:style-name="ce23" office:value-type="string">
            <text:p>Внутренняя память</text:p>
          </table:table-cell>
          <table:table-cell table:style-name="ce33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/>
          <table:table-cell table:style-name="ce23" office:value-type="string">
            <text:p>auf Memory Stick</text:p>
          </table:table-cell>
          <table:table-cell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9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/>
          <table:table-cell table:style-name="ce23" office:value-type="string">
            <text:p>Memory Stick</text:p>
          </table:table-cell>
          <table:table-cell table:style-name="ce3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/>
          <table:table-cell table:style-name="ce23" office:value-type="string">
            <text:p>Fortschrittsanzeige</text:p>
          </table:table-cell>
          <table:table-cell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9" office:value-type="string">
            <text:p>Pokaż Progress Zapisu</text:p>
          </table:table-cell>
          <table:table-cell table:style-name="ce23" office:value-type="string">
            <text:p>Mostra progresso de gravação</text:p>
          </table:table-cell>
          <table:table-cell/>
          <table:table-cell table:style-name="ce23" office:value-type="string">
            <text:p>Прогресс сохранения</text:p>
          </table:table-cell>
          <table:table-cell table:style-name="ce33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/>
          <table:table-cell table:style-name="ce23" office:value-type="string">
            <text:p>Speichern</text:p>
          </table:table-cell>
          <table:table-cell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9" office:value-type="string">
            <text:p>Zapisz do</text:p>
          </table:table-cell>
          <table:table-cell table:style-name="ce23" office:value-type="string">
            <text:p>Salva em</text:p>
          </table:table-cell>
          <table:table-cell/>
          <table:table-cell table:style-name="ce23" office:value-type="string">
            <text:p>Сохранить в</text:p>
          </table:table-cell>
          <table:table-cell table:style-name="ce33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/>
          <table:table-cell table:style-name="ce23" office:value-type="string">
            <text:p>Speichere nach </text:p>
          </table:table-cell>
          <table:table-cell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9" office:value-type="string">
            <text:p>Zapisywanie do</text:p>
          </table:table-cell>
          <table:table-cell table:style-name="ce23" office:value-type="string">
            <text:p>Salvando em</text:p>
          </table:table-cell>
          <table:table-cell/>
          <table:table-cell table:style-name="ce23" office:value-type="string">
            <text:p>Сохранение: </text:p>
          </table:table-cell>
          <table:table-cell table:style-name="ce33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/>
          <table:table-cell table:style-name="ce23" office:value-type="string">
            <text:p>auf SD-Karte</text:p>
          </table:table-cell>
          <table:table-cell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9" office:value-type="string">
            <text:p>SD Card</text:p>
          </table:table-cell>
          <table:table-cell table:style-name="ce23" office:value-type="string">
            <text:p>Cartão SD</text:p>
          </table:table-cell>
          <table:table-cell/>
          <table:table-cell table:style-name="ce23" office:value-type="string">
            <text:p>SD Card</text:p>
          </table:table-cell>
          <table:table-cell table:style-name="ce33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/>
          <table:table-cell table:style-name="ce23" office:value-type="string">
            <text:p>Screenshot</text:p>
          </table:table-cell>
          <table:table-cell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9" office:value-type="string">
            <text:p>Zrzut ekranowy</text:p>
          </table:table-cell>
          <table:table-cell table:style-name="ce23" office:value-type="string">
            <text:p>Capturador de telas</text:p>
          </table:table-cell>
          <table:table-cell/>
          <table:table-cell table:style-name="ce23" office:value-type="string">
            <text:p>Снимок экрана</text:p>
          </table:table-cell>
          <table:table-cell table:style-name="ce33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crollbarAlphabet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/>
          <table:table-cell table:style-name="ce23" office:value-type="string">
            <text:p>Alphabet</text:p>
          </table:table-cell>
          <table:table-cell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9" office:value-type="string">
            <text:p>Alfabet</text:p>
          </table:table-cell>
          <table:table-cell table:style-name="ce23" office:value-type="string">
            <text:p>Alfabeto</text:p>
          </table:table-cell>
          <table:table-cell/>
          <table:table-cell table:style-name="ce23" office:value-type="string">
            <text:p>Алфавит</text:p>
          </table:table-cell>
          <table:table-cell table:style-name="ce33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/>
          <table:table-cell table:style-name="ce23" office:value-type="string">
            <text:p>Scrollbar Alphabet</text:p>
          </table:table-cell>
          <table:table-cell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9" office:value-type="string">
            <text:p>Alfabet przewijania</text:p>
          </table:table-cell>
          <table:table-cell table:style-name="ce23" office:value-type="string">
            <text:p>Barra de rolagem alfabética</text:p>
          </table:table-cell>
          <table:table-cell/>
          <table:table-cell table:style-name="ce23" office:value-type="string">
            <text:p>Алфавит полосы прокрутки</text:p>
          </table:table-cell>
          <table:table-cell table:style-name="ce33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default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9" office:value-type="string">
            <text:p>domyślnie</text:p>
          </table:table-cell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tandardActions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9" office:value-type="string">
            <text:p>Kontynować czytanie</text:p>
          </table:table-cell>
          <table:table-cell table:style-name="ce23" office:value-type="string">
            <text:p>Continue lendo</text:p>
          </table:table-cell>
          <table:table-cell/>
          <table:table-cell table:style-name="ce23" office:value-type="string">
            <text:p>Продолжить чтение</text:p>
          </table:table-cell>
          <table:table-cell table:style-name="ce33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/>
          <table:table-cell table:style-name="ce23" office:value-type="string">
            <text:p>Verknüpfung folgen</text:p>
          </table:table-cell>
          <table:table-cell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9" office:value-type="string">
            <text:p>Przejść do strony</text:p>
          </table:table-cell>
          <table:table-cell table:style-name="ce23" office:value-type="string">
            <text:p>Ir para link</text:p>
          </table:table-cell>
          <table:table-cell/>
          <table:table-cell table:style-name="ce23" office:value-type="string">
            <text:p>Перейти по ссылке</text:p>
          </table:table-cell>
          <table:table-cell table:style-name="ce33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/>
          <table:table-cell table:style-name="ce23" office:value-type="string">
            <text:p>Zoom Seite</text:p>
          </table:table-cell>
          <table:table-cell/>
          <table:table-cell table:style-name="ce28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4"/>
          <table:table-cell table:style-name="ce23" office:value-type="string">
            <text:p>Pagina inzoomen</text:p>
          </table:table-cell>
          <table:table-cell table:style-name="ce29" office:value-type="string">
            <text:p>Powiększyć stronę</text:p>
          </table:table-cell>
          <table:table-cell table:style-name="ce29" office:value-type="string">
            <text:p>Zoom</text:p>
          </table:table-cell>
          <table:table-cell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/>
          <table:table-cell table:style-name="ce23" office:value-type="string">
            <text:p>Phóng ( thu) trang</text:p>
          </table:table-cell>
          <table:table-cell table:style-name="ce28" office:value-type="string">
            <text:p>页面缩放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/>
          <table:table-cell table:style-name="ce23" office:value-type="string">
            <text:p>Nächstes im Verlauf</text:p>
          </table:table-cell>
          <table:table-cell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9" office:value-type="string">
            <text:p>Następny w historii</text:p>
          </table:table-cell>
          <table:table-cell table:style-name="ce23" office:value-type="string">
            <text:p>Próximo no Histórico</text:p>
          </table:table-cell>
          <table:table-cell/>
          <table:table-cell table:style-name="ce23" office:value-type="string">
            <text:p>Следующая в журнале</text:p>
          </table:table-cell>
          <table:table-cell table:style-name="ce33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/>
          <table:table-cell table:style-name="ce23" office:value-type="string">
            <text:p>Nächste Seite</text:p>
          </table:table-cell>
          <table:table-cell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9" office:value-type="string">
            <text:p>Następna strona</text:p>
          </table:table-cell>
          <table:table-cell table:style-name="ce23" office:value-type="string">
            <text:p>Próxima Página</text:p>
          </table:table-cell>
          <table:table-cell/>
          <table:table-cell table:style-name="ce23" office:value-type="string">
            <text:p>Следующая страница</text:p>
          </table:table-cell>
          <table:table-cell table:style-name="ce33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/>
          <table:table-cell table:style-name="ce23" office:value-type="string">
            <text:p>Nächstes Lied</text:p>
          </table:table-cell>
          <table:table-cell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9" office:value-type="string">
            <text:p>Następny utwór</text:p>
          </table:table-cell>
          <table:table-cell table:style-name="ce23" office:value-type="string">
            <text:p>Próxima mídia</text:p>
          </table:table-cell>
          <table:table-cell/>
          <table:table-cell table:style-name="ce23" office:value-type="string">
            <text:p>Следующая песня</text:p>
          </table:table-cell>
          <table:table-cell table:style-name="ce33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9" office:value-type="string">
            <text:p>Otwórz TOC</text:p>
          </table:table-cell>
          <table:table-cell table:style-name="ce23" office:value-type="string">
            <text:p>Abrir Índices</text:p>
          </table:table-cell>
          <table:table-cell/>
          <table:table-cell table:style-name="ce23" office:value-type="string">
            <text:p>Содержание книги</text:p>
          </table:table-cell>
          <table:table-cell table:style-name="ce33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9" office:value-type="string">
            <text:p>Utwórz notatkę</text:p>
          </table:table-cell>
          <table:table-cell table:style-name="ce23" office:value-type="string">
            <text:p>Abrir Lista de Notas</text:p>
          </table:table-cell>
          <table:table-cell/>
          <table:table-cell table:style-name="ce23" office:value-type="string">
            <text:p>Заметки/Блокнот</text:p>
          </table:table-cell>
          <table:table-cell table:style-name="ce33" office:value-type="string">
            <text:p>Notlar Listesi Aç</text:p>
          </table:table-cell>
          <table:table-cell/>
          <table:table-cell table:style-name="ce21" office:value-type="string">
            <text:p>Mở ds ghi chú</text:p>
          </table:table-cell>
          <table:table-cell table:style-name="ce28" office:value-type="string">
            <text:p>打开笔记列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/>
          <table:table-cell table:style-name="ce23" office:value-type="string">
            <text:p>Vorheriges im Verlauf</text:p>
          </table:table-cell>
          <table:table-cell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9" office:value-type="string">
            <text:p>Poprzedni w historii</text:p>
          </table:table-cell>
          <table:table-cell table:style-name="ce23" office:value-type="string">
            <text:p>Anterior no Histórico</text:p>
          </table:table-cell>
          <table:table-cell/>
          <table:table-cell table:style-name="ce23" office:value-type="string">
            <text:p>Предыдущая в журнале</text:p>
          </table:table-cell>
          <table:table-cell table:style-name="ce33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/>
          <table:table-cell table:style-name="ce23" office:value-type="string">
            <text:p>Vorherige Seite</text:p>
          </table:table-cell>
          <table:table-cell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9" office:value-type="string">
            <text:p>Poprzednia strona</text:p>
          </table:table-cell>
          <table:table-cell table:style-name="ce23" office:value-type="string">
            <text:p>Página Anterior</text:p>
          </table:table-cell>
          <table:table-cell/>
          <table:table-cell table:style-name="ce23" office:value-type="string">
            <text:p>Предыдущая страница</text:p>
          </table:table-cell>
          <table:table-cell table:style-name="ce33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/>
          <table:table-cell table:style-name="ce23" office:value-type="string">
            <text:p>Vorheriges Lied</text:p>
          </table:table-cell>
          <table:table-cell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9" office:value-type="string">
            <text:p>Poprzedni utwór</text:p>
          </table:table-cell>
          <table:table-cell table:style-name="ce23" office:value-type="string">
            <text:p>Mídia Anterior</text:p>
          </table:table-cell>
          <table:table-cell/>
          <table:table-cell table:style-name="ce23" office:value-type="string">
            <text:p>Предыдущая песня</text:p>
          </table:table-cell>
          <table:table-cell table:style-name="ce33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/>
          <table:table-cell table:style-name="ce23" office:value-type="string">
            <text:p>Gerät ausschalten</text:p>
          </table:table-cell>
          <table:table-cell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9" office:value-type="string">
            <text:p>Pełne wyłączenie</text:p>
          </table:table-cell>
          <table:table-cell table:style-name="ce23" office:value-type="string">
            <text:p>Desligar</text:p>
          </table:table-cell>
          <table:table-cell/>
          <table:table-cell table:style-name="ce23" office:value-type="string">
            <text:p>Полное отключение</text:p>
          </table:table-cell>
          <table:table-cell table:style-name="ce33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style-name="ce28" office:value-type="string">
            <text:p>Standby</text:p>
          </table:table-cell>
          <table:table-cell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style-name="ce29" office:value-type="string">
            <text:p>Tryb uśpienia</text:p>
          </table:table-cell>
          <table:table-cell table:style-name="ce29" office:value-type="string">
            <text:p>Dormir</text:p>
          </table:table-cell>
          <table:table-cell/>
          <table:table-cell table:style-name="ce23" office:value-type="string">
            <text:p>Спящий режим</text:p>
          </table:table-cell>
          <table:table-cell table:style-name="ce33" office:value-type="string">
            <text:p>Uyku Modu</text:p>
          </table:table-cell>
          <table:table-cell/>
          <table:table-cell table:style-name="ce21" office:value-type="string">
            <text:p>Chế đọ nghỉ</text:p>
          </table:table-cell>
          <table:table-cell table:style-name="ce28" office:value-type="string">
            <text:p>睡眠模式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9" office:value-type="string">
            <text:p>Poprzednie menu</text:p>
          </table:table-cell>
          <table:table-cell table:style-name="ce23" office:value-type="string">
            <text:p>Menu anterior (acima/abaixo)</text:p>
          </table:table-cell>
          <table:table-cell/>
          <table:table-cell table:style-name="ce23" office:value-type="string">
            <text:p>Предыдущее меню</text:p>
          </table:table-cell>
          <table:table-cell table:style-name="ce33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9" office:value-type="string">
            <text:p>Otwórz menu Opcje</text:p>
          </table:table-cell>
          <table:table-cell table:style-name="ce23" office:value-type="string">
            <text:p>Abrir opções</text:p>
          </table:table-cell>
          <table:table-cell/>
          <table:table-cell table:style-name="ce23" office:value-type="string">
            <text:p>Контекстное меню</text:p>
          </table:table-cell>
          <table:table-cell table:style-name="ce33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9" office:value-type="string">
            <text:p>Menu główne</text:p>
          </table:table-cell>
          <table:table-cell table:style-name="ce23" office:value-type="string">
            <text:p>Ir para Início</text:p>
          </table:table-cell>
          <table:table-cell/>
          <table:table-cell table:style-name="ce23" office:value-type="string">
            <text:p>Главное меню</text:p>
          </table:table-cell>
          <table:table-cell table:style-name="ce33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9" office:value-type="string">
            <text:p>Obrót ekranu</text:p>
          </table:table-cell>
          <table:table-cell table:style-name="ce23" office:value-type="string">
            <text:p>Girar</text:p>
          </table:table-cell>
          <table:table-cell/>
          <table:table-cell table:style-name="ce23" office:value-type="string">
            <text:p>Поворот экрана</text:p>
          </table:table-cell>
          <table:table-cell table:style-name="ce33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9" office:value-type="string">
            <text:p>Obrót o 0°</text:p>
          </table:table-cell>
          <table:table-cell table:style-name="ce23" office:value-type="string">
            <text:p>Girar 0°</text:p>
          </table:table-cell>
          <table:table-cell/>
          <table:table-cell table:style-name="ce23" office:value-type="string">
            <text:p>Поворот на 0°</text:p>
          </table:table-cell>
          <table:table-cell table:style-name="ce33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9" office:value-type="string">
            <text:p>Obrót o 90°</text:p>
          </table:table-cell>
          <table:table-cell table:style-name="ce23" office:value-type="string">
            <text:p>Girar 90°</text:p>
          </table:table-cell>
          <table:table-cell/>
          <table:table-cell table:style-name="ce23" office:value-type="string">
            <text:p>Поворот на 90°</text:p>
          </table:table-cell>
          <table:table-cell table:style-name="ce33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9" office:value-type="string">
            <text:p>Obrót o 180°</text:p>
          </table:table-cell>
          <table:table-cell table:style-name="ce23" office:value-type="string">
            <text:p>Girar 180°</text:p>
          </table:table-cell>
          <table:table-cell/>
          <table:table-cell table:style-name="ce23" office:value-type="string">
            <text:p>Поворот на 180°</text:p>
          </table:table-cell>
          <table:table-cell table:style-name="ce33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9" office:value-type="string">
            <text:p>Obrót o 270°</text:p>
          </table:table-cell>
          <table:table-cell table:style-name="ce23" office:value-type="string">
            <text:p>Girar 270°</text:p>
          </table:table-cell>
          <table:table-cell/>
          <table:table-cell table:style-name="ce23" office:value-type="string">
            <text:p>Поворот на 270°</text:p>
          </table:table-cell>
          <table:table-cell table:style-name="ce33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9" office:value-type="string">
            <text:p>Obrót zgodnie z ruchem wskazówek zegara</text:p>
          </table:table-cell>
          <table:table-cell table:style-name="ce23" office:value-type="string">
            <text:p>Girar sentido anti-horário</text:p>
          </table:table-cell>
          <table:table-cell/>
          <table:table-cell table:style-name="ce23" office:value-type="string">
            <text:p>Поворот против часовой</text:p>
          </table:table-cell>
          <table:table-cell table:style-name="ce33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9" office:value-type="string">
            <text:p>Obrót przeciwnie do ruchu wskazówek zegara</text:p>
          </table:table-cell>
          <table:table-cell table:style-name="ce23" office:value-type="string">
            <text:p>Girar sentido horário</text:p>
          </table:table-cell>
          <table:table-cell/>
          <table:table-cell table:style-name="ce23" office:value-type="string">
            <text:p>Поворот по часовой</text:p>
          </table:table-cell>
          <table:table-cell table:style-name="ce33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9" office:value-type="string">
            <text:p>Poszukiwanie</text:p>
          </table:table-cell>
          <table:table-cell table:style-name="ce23" office:value-type="string">
            <text:p>Buscar</text:p>
          </table:table-cell>
          <table:table-cell/>
          <table:table-cell table:style-name="ce23" office:value-type="string">
            <text:p>Поиск</text:p>
          </table:table-cell>
          <table:table-cell table:style-name="ce33" office:value-type="string">
            <text:p>Ara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9" office:value-type="string">
            <text:p>Skala</text:p>
          </table:table-cell>
          <table:table-cell table:style-name="ce23" office:value-type="string">
            <text:p>Tamanho</text:p>
          </table:table-cell>
          <table:table-cell/>
          <table:table-cell table:style-name="ce23" office:value-type="string">
            <text:p>Масштаб</text:p>
          </table:table-cell>
          <table:table-cell table:style-name="ce33" office:value-type="string">
            <text:p>Boyut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7" office:value-type="string">
            <text:p>Marque-pages</text:p>
          </table:table-cell>
          <table:table-cell table:style-name="ce28" office:value-type="string">
            <text:p>Segnalibro</text:p>
          </table:table-cell>
          <table:table-cell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style-name="ce29" office:value-type="string">
            <text:p>Zakładki</text:p>
          </table:table-cell>
          <table:table-cell table:style-name="ce29" office:value-type="string">
            <text:p>Marcação de Página</text:p>
          </table:table-cell>
          <table:table-cell/>
          <table:table-cell table:style-name="ce23" office:value-type="string">
            <text:p>Закладка</text:p>
          </table:table-cell>
          <table:table-cell table:style-name="ce33" office:value-type="string">
            <text:p>Sık Kullanılanlar</text:p>
          </table:table-cell>
          <table:table-cell/>
          <table:table-cell table:style-name="ce21" office:value-type="string">
            <text:p>Đánh đấu</text:p>
          </table:table-cell>
          <table:table-cell table:style-name="ce28" office:value-type="string">
            <text:p>书签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7" office:value-type="string">
            <text:p>Menu des marque-pages</text:p>
          </table:table-cell>
          <table:table-cell table:style-name="ce28" office:value-type="string">
            <text:p>Menu segnalibri</text:p>
          </table:table-cell>
          <table:table-cell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style-name="ce29" office:value-type="string">
            <text:p>Menu zakładek</text:p>
          </table:table-cell>
          <table:table-cell table:style-name="ce29" office:value-type="string">
            <text:p>Menu Marc. Pag.</text:p>
          </table:table-cell>
          <table:table-cell/>
          <table:table-cell table:style-name="ce23" office:value-type="string">
            <text:p>Все закладки</text:p>
          </table:table-cell>
          <table:table-cell table:style-name="ce33" office:value-type="string">
            <text:p>Sık Kullanılanlar Menü</text:p>
          </table:table-cell>
          <table:table-cell/>
          <table:table-cell table:style-name="ce21" office:value-type="string">
            <text:p>Menu đánh đấu</text:p>
          </table:table-cell>
          <table:table-cell table:style-name="ce28" office:value-type="string">
            <text:p>书签菜单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7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9" office:value-type="string">
            <text:p>Działania standardowe</text:p>
          </table:table-cell>
          <table:table-cell table:style-name="ce23" office:value-type="string">
            <text:p>Ações Padrão</text:p>
          </table:table-cell>
          <table:table-cell/>
          <table:table-cell table:style-name="ce23" office:value-type="string">
            <text:p>Стандартные действия</text:p>
          </table:table-cell>
          <table:table-cell table:style-name="ce33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1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2" table:style-name="ce38"/>
          <table:table-cell table:style-name="ce39"/>
          <table:table-cell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40"/>
          <table:table-cell table:style-name="ce37"/>
          <table:table-cell table:style-name="ce40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/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7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9" office:value-type="string">
            <text:p>Rozmyte odcieni</text:p>
          </table:table-cell>
          <table:table-cell table:style-name="ce23" office:value-type="string">
            <text:p>Imagem Dither</text:p>
          </table:table-cell>
          <table:table-cell/>
          <table:table-cell table:style-name="ce23" office:value-type="string">
            <text:p>Размытые оттенки</text:p>
          </table:table-cell>
          <table:table-cell table:style-name="ce33" office:value-type="string">
            <text:p>Dither Görüntüsü</text:p>
          </table:table-cell>
          <table:table-cell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7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9" office:value-type="string">
            <text:p>Sen…</text:p>
          </table:table-cell>
          <table:table-cell table:style-name="ce23" office:value-type="string">
            <text:p>Dormindo...</text:p>
          </table:table-cell>
          <table:table-cell/>
          <table:table-cell table:style-name="ce23" office:value-type="string">
            <text:p>Сон...</text:p>
          </table:table-cell>
          <table:table-cell table:style-name="ce33" office:value-type="string">
            <text:p>Uyku…</text:p>
          </table:table-cell>
          <table:table-cell/>
          <table:table-cell table:style-name="ce21" office:value-type="string">
            <text:p>Đang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7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9" office:value-type="string">
            <text:p>Rodzaj tła</text:p>
          </table:table-cell>
          <table:table-cell table:style-name="ce23" office:value-type="string">
            <text:p>Tipo de imagem de Standby</text:p>
          </table:table-cell>
          <table:table-cell/>
          <table:table-cell table:style-name="ce23" office:value-type="string">
            <text:p>Тип заставки</text:p>
          </table:table-cell>
          <table:table-cell table:style-name="ce33" office:value-type="string">
            <text:p>Bekleme Görüntüsü Türü</text:p>
          </table:table-cell>
          <table:table-cell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/>
          <table:table-cell table:style-name="ce28" office:value-type="string">
            <text:p>Standby-Bild</text:p>
          </table:table-cell>
          <table:table-cell/>
          <table:table-cell table:style-name="ce28" office:value-type="string">
            <text:p>Imagen Standby</text:p>
          </table:table-cell>
          <table:table-cell table:style-name="ce29" office:value-type="string">
            <text:p>Image de veille</text:p>
          </table:table-cell>
          <table:table-cell table:style-name="ce28" office:value-type="string">
            <text:p>Immagine di standby</text:p>
          </table:table-cell>
          <table:table-cell/>
          <table:table-cell table:style-name="ce28" office:value-type="string">
            <text:p>Imatge Standby</text:p>
          </table:table-cell>
          <table:table-cell/>
          <table:table-cell table:style-name="ce28" office:value-type="string">
            <text:p>Standby afbeelding</text:p>
          </table:table-cell>
          <table:table-cell table:style-name="ce29" office:value-type="string">
            <text:p>Tło</text:p>
          </table:table-cell>
          <table:table-cell table:style-name="ce29" office:value-type="string">
            <text:p>Imagem de Standby</text:p>
          </table:table-cell>
          <table:table-cell/>
          <table:table-cell table:style-name="ce28" office:value-type="string">
            <text:p>Заставка</text:p>
          </table:table-cell>
          <table:table-cell table:style-name="ce28" office:value-type="string">
            <text:p>Bekleme Görüntüsü</text:p>
          </table:table-cell>
          <table:table-cell/>
          <table:table-cell table:style-name="ce28" office:value-type="string">
            <text:p>Ảnh chế độ nghỉ</text:p>
          </table:table-cell>
          <table:table-cell table:style-name="ce28" office:value-type="string">
            <text:p>待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7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9" office:value-type="string">
            <text:p>Aktualny ekran</text:p>
          </table:table-cell>
          <table:table-cell table:style-name="ce23" office:value-type="string">
            <text:p>Página do Livro Atual</text:p>
          </table:table-cell>
          <table:table-cell/>
          <table:table-cell table:style-name="ce23" office:value-type="string">
            <text:p>Текущий экран</text:p>
          </table:table-cell>
          <table:table-cell table:style-name="ce33" office:value-type="string">
            <text:p>Geçerli Ekran</text:p>
          </table:table-cell>
          <table:table-cell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7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9" office:value-type="string">
            <text:p>Aktualna okładka książki</text:p>
          </table:table-cell>
          <table:table-cell table:style-name="ce23" office:value-type="string">
            <text:p>Capa do Livro Atual</text:p>
          </table:table-cell>
          <table:table-cell/>
          <table:table-cell table:style-name="ce23" office:value-type="string">
            <text:p>Обложка текущей книги</text:p>
          </table:table-cell>
          <table:table-cell table:style-name="ce33" office:value-type="string">
            <text:p>Mevcut Kitap Kapağı</text:p>
          </table:table-cell>
          <table:table-cell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7" office:value-type="string">
            <text:p>Non</text:p>
          </table:table-cell>
          <table:table-cell table:style-name="ce21" office:value-type="string">
            <text:p>No</text:p>
          </table:table-cell>
          <table:table-cell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9" office:value-type="string">
            <text:p>Nie</text:p>
          </table:table-cell>
          <table:table-cell table:style-name="ce23" office:value-type="string">
            <text:p>Não</text:p>
          </table:table-cell>
          <table:table-cell/>
          <table:table-cell table:style-name="ce23" office:value-type="string">
            <text:p>Нет</text:p>
          </table:table-cell>
          <table:table-cell table:style-name="ce33" office:value-type="string">
            <text:p>Hayır</text:p>
          </table:table-cell>
          <table:table-cell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/>
          <table:table-cell table:style-name="ce28" office:value-type="string">
            <text:p>Systemstandard</text:p>
          </table:table-cell>
          <table:table-cell/>
          <table:table-cell table:style-name="ce28" office:value-type="string">
            <text:p>Uso estandard</text:p>
          </table:table-cell>
          <table:table-cell table:style-name="ce29" office:value-type="string">
            <text:p>Comportement standard</text:p>
          </table:table-cell>
          <table:table-cell table:style-name="ce28" office:value-type="string">
            <text:p>Comportamento standard</text:p>
          </table:table-cell>
          <table:table-cell/>
          <table:table-cell table:style-name="ce28" office:value-type="string">
            <text:p>Ús estàndard</text:p>
          </table:table-cell>
          <table:table-cell/>
          <table:table-cell table:style-name="ce28" office:value-type="string">
            <text:p>Standaardgedrag</text:p>
          </table:table-cell>
          <table:table-cell table:style-name="ce29" office:value-type="string">
            <text:p>Standardowe tło</text:p>
          </table:table-cell>
          <table:table-cell table:style-name="ce29" office:value-type="string">
            <text:p>Função Standby do Sistema</text:p>
          </table:table-cell>
          <table:table-cell/>
          <table:table-cell table:style-name="ce28" office:value-type="string">
            <text:p>Стандартная заставка</text:p>
          </table:table-cell>
          <table:table-cell table:style-name="ce28" office:value-type="string">
            <text:p>Standard Davranış</text:p>
          </table:table-cell>
          <table:table-cell/>
          <table:table-cell table:style-name="ce28" office:value-type="string">
            <text:p>Chuẩn</text:p>
          </table:table-cell>
          <table:table-cell table:style-name="ce28" office:value-type="string">
            <text:p>待机行为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7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9" office:value-type="string">
            <text:p>Przypadkowy obraz</text:p>
          </table:table-cell>
          <table:table-cell table:style-name="ce23" office:value-type="string">
            <text:p>Imagem aleatória</text:p>
          </table:table-cell>
          <table:table-cell/>
          <table:table-cell table:style-name="ce23" office:value-type="string">
            <text:p>Случайное изображение</text:p>
          </table:table-cell>
          <table:table-cell table:style-name="ce33" office:value-type="string">
            <text:p>Rasgele Görüntü</text:p>
          </table:table-cell>
          <table:table-cell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7" office:value-type="string">
            <text:p>Oui</text:p>
          </table:table-cell>
          <table:table-cell table:style-name="ce21" office:value-type="string">
            <text:p>Sì</text:p>
          </table:table-cell>
          <table:table-cell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9" office:value-type="string">
            <text:p>Tak</text:p>
          </table:table-cell>
          <table:table-cell table:style-name="ce23" office:value-type="string">
            <text:p>Sim</text:p>
          </table:table-cell>
          <table:table-cell/>
          <table:table-cell table:style-name="ce23" office:value-type="string">
            <text:p>Да</text:p>
          </table:table-cell>
          <table:table-cell table:style-name="ce33" office:value-type="string">
            <text:p>Evet</text:p>
          </table:table-cell>
          <table:table-cell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NK</text:p>
          </table:table-cell>
          <table:table-cell table:style-name="ce23" office:value-type="string">
            <text:p>Blank</text:p>
          </table:table-cell>
          <table:table-cell/>
          <table:table-cell table:style-name="ce28" office:value-type="string">
            <text:p>Blank</text:p>
          </table:table-cell>
          <table:table-cell/>
          <table:table-cell table:style-name="ce28" office:value-type="string">
            <text:p>En blanco</text:p>
          </table:table-cell>
          <table:table-cell table:style-name="ce29" office:value-type="string">
            <text:p>Blanche</text:p>
          </table:table-cell>
          <table:table-cell table:style-name="ce28" office:value-type="string">
            <text:p>Bianco</text:p>
          </table:table-cell>
          <table:table-cell/>
          <table:table-cell table:style-name="ce28" office:value-type="string">
            <text:p>En blanc</text:p>
          </table:table-cell>
          <table:table-cell/>
          <table:table-cell table:style-name="ce28" office:value-type="string">
            <text:p>Leeg</text:p>
          </table:table-cell>
          <table:table-cell table:style-name="ce29" office:value-type="string">
            <text:p>Pusty ekran</text:p>
          </table:table-cell>
          <table:table-cell table:style-name="ce29" office:value-type="string">
            <text:p>Tela clara</text:p>
          </table:table-cell>
          <table:table-cell/>
          <table:table-cell table:style-name="ce28" office:value-type="string">
            <text:p>Чистый экран</text:p>
          </table:table-cell>
          <table:table-cell table:style-name="ce28" office:value-type="string">
            <text:p>Boş</text:p>
          </table:table-cell>
          <table:table-cell/>
          <table:table-cell table:style-name="ce28" office:value-type="string">
            <text:p>Trống</text:p>
          </table:table-cell>
          <table:table-cell table:style-name="ce28" office:value-type="string">
            <text:p>空白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VALUE_KEEP_ASPECT_RATIO</text:p>
          </table:table-cell>
          <table:table-cell table:style-name="ce27" office:value-type="string">
            <text:p>Keep Aspect Ratio</text:p>
          </table:table-cell>
          <table:table-cell table:style-name="ce27"/>
          <table:table-cell table:style-name="ce27" office:value-type="string">
            <text:p>Seitenverhältnis beibehalten</text:p>
          </table:table-cell>
          <table:table-cell/>
          <table:table-cell table:style-name="ce28" office:value-type="string">
            <text:p>Mantener Proporción</text:p>
          </table:table-cell>
          <table:table-cell table:style-name="ce28" office:value-type="string">
            <text:p>Conserver le format de l'image</text:p>
          </table:table-cell>
          <table:table-cell/>
          <table:table-cell table:style-name="ce27"/>
          <table:table-cell table:style-name="ce28" office:value-type="string">
            <text:p>Mantenir proporció</text:p>
          </table:table-cell>
          <table:table-cell/>
          <table:table-cell table:style-name="ce27" office:value-type="string">
            <text:p>Breedte/Hoogte verhouding bewaren</text:p>
          </table:table-cell>
          <table:table-cell table:number-columns-repeated="2" table:style-name="ce27"/>
          <table:table-cell table:style-name="ce21"/>
          <table:table-cell table:style-name="ce27" office:value-type="string">
            <text:p>Сохранять пропорции</text:p>
          </table:table-cell>
          <table:table-cell table:style-name="ce21" office:value-type="string">
            <text:p>En Boy Oranını Koru</text:p>
          </table:table-cell>
          <table:table-cell table:style-name="ce27"/>
          <table:table-cell table:number-columns-repeated="1005"/>
        </table:table-row>
        <table:table-row table:style-name="ro6">
          <table:table-cell/>
          <table:table-cell table:style-name="ce27" office:value-type="string">
            <text:p>VALUE_STRETCH_TO_SCREEN</text:p>
          </table:table-cell>
          <table:table-cell table:style-name="ce27" office:value-type="string">
            <text:p>Stretch to Fit Screen</text:p>
          </table:table-cell>
          <table:table-cell table:style-name="ce27"/>
          <table:table-cell table:style-name="ce27" office:value-type="string">
            <text:p>ganzen Bildschirm ausfüllen</text:p>
          </table:table-cell>
          <table:table-cell/>
          <table:table-cell table:style-name="ce28" office:value-type="string">
            <text:p>Ajustar a Pantalla</text:p>
          </table:table-cell>
          <table:table-cell table:style-name="ce28" office:value-type="string">
            <text:p>Etire pour correspondre à l'écran</text:p>
          </table:table-cell>
          <table:table-cell/>
          <table:table-cell table:style-name="ce27"/>
          <table:table-cell table:style-name="ce28" office:value-type="string">
            <text:p>Ajustar a Pantalla</text:p>
          </table:table-cell>
          <table:table-cell/>
          <table:table-cell table:style-name="ce27" office:value-type="string">
            <text:p>Rekken tot schermformaat</text:p>
          </table:table-cell>
          <table:table-cell table:number-columns-repeated="2" table:style-name="ce27"/>
          <table:table-cell table:style-name="ce21"/>
          <table:table-cell table:style-name="ce27"/>
          <table:table-cell table:style-name="ce21" office:value-type="string">
            <text:p>Ekrana Sığdırmak için</text:p>
          </table:table-cell>
          <table:table-cell table:style-name="ce27"/>
          <table:table-cell table:number-columns-repeated="1005"/>
        </table:table-row>
        <table:table-row table:style-name="ro1">
          <table:table-cell table:style-name="ce31" office:value-type="string">
            <text:p>StatusBa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/>
          <table:table-cell table:style-name="ce23" office:value-type="string">
            <text:p>Statusbalken</text:p>
          </table:table-cell>
          <table:table-cell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9" office:value-type="string">
            <text:p>Status Bar</text:p>
          </table:table-cell>
          <table:table-cell table:style-name="ce23" office:value-type="string">
            <text:p>Barra de Status</text:p>
          </table:table-cell>
          <table:table-cell/>
          <table:table-cell table:style-name="ce23" office:value-type="string">
            <text:p>Строка состояния</text:p>
          </table:table-cell>
          <table:table-cell table:style-name="ce33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tatusBar_Clock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/>
          <table:table-cell table:style-name="ce23" office:value-type="string">
            <text:p>Uhr ein-/ausschalten</text:p>
          </table:table-cell>
          <table:table-cell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9" office:value-type="string">
            <text:p>Przełącz zegar</text:p>
          </table:table-cell>
          <table:table-cell table:style-name="ce23" office:value-type="string">
            <text:p>Alterar horário</text:p>
          </table:table-cell>
          <table:table-cell/>
          <table:table-cell table:style-name="ce23" office:value-type="string">
            <text:p>Переключить часы</text:p>
          </table:table-cell>
          <table:table-cell table:style-name="ce33" office:value-type="string">
            <text:p>Geçiş Saati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/>
          <table:table-cell table:style-name="ce23" office:value-type="string">
            <text:p>am</text:p>
          </table:table-cell>
          <table:table-cell/>
          <table:table-cell table:number-columns-repeated="7" table:style-name="ce23" office:value-type="string">
            <text:p>am</text:p>
          </table:table-cell>
          <table:table-cell table:style-name="ce29" office:value-type="string">
            <text:p>am</text:p>
          </table:table-cell>
          <table:table-cell table:style-name="ce23" office:value-type="string">
            <text:p>am</text:p>
          </table:table-cell>
          <table:table-cell/>
          <table:table-cell table:style-name="ce23" office:value-type="string">
            <text:p>пп</text:p>
          </table:table-cell>
          <table:table-cell table:style-name="ce3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/>
          <table:table-cell table:style-name="ce23" office:value-type="string">
            <text:p>Zeitanzeige</text:p>
          </table:table-cell>
          <table:table-cell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9" office:value-type="string">
            <text:p>Tryb zegara</text:p>
          </table:table-cell>
          <table:table-cell table:style-name="ce23" office:value-type="string">
            <text:p>Uso do relógio</text:p>
          </table:table-cell>
          <table:table-cell/>
          <table:table-cell table:style-name="ce23" office:value-type="string">
            <text:p>Режим часов</text:p>
          </table:table-cell>
          <table:table-cell table:style-name="ce33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/>
          <table:table-cell table:style-name="ce23" office:value-type="string">
            <text:p>Zeitformat</text:p>
          </table:table-cell>
          <table:table-cell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9" office:value-type="string">
            <text:p>Styl zegara</text:p>
          </table:table-cell>
          <table:table-cell table:style-name="ce23" office:value-type="string">
            <text:p>Estilo de relógio</text:p>
          </table:table-cell>
          <table:table-cell/>
          <table:table-cell table:style-name="ce23" office:value-type="string">
            <text:p>Стиль часов</text:p>
          </table:table-cell>
          <table:table-cell table:style-name="ce33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/>
          <table:table-cell table:style-name="ce23" office:value-type="string">
            <text:p>pm</text:p>
          </table:table-cell>
          <table:table-cell/>
          <table:table-cell table:number-columns-repeated="7" table:style-name="ce23" office:value-type="string">
            <text:p>pm</text:p>
          </table:table-cell>
          <table:table-cell table:style-name="ce29" office:value-type="string">
            <text:p>pm</text:p>
          </table:table-cell>
          <table:table-cell table:style-name="ce23" office:value-type="string">
            <text:p>pm</text:p>
          </table:table-cell>
          <table:table-cell/>
          <table:table-cell table:style-name="ce23" office:value-type="string">
            <text:p>дп</text:p>
          </table:table-cell>
          <table:table-cell table:style-name="ce3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/>
          <table:table-cell table:style-name="ce23" office:value-type="string">
            <text:p>Uhr</text:p>
          </table:table-cell>
          <table:table-cell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9" office:value-type="string">
            <text:p>Zegar</text:p>
          </table:table-cell>
          <table:table-cell table:style-name="ce23" office:value-type="string">
            <text:p>Relógio</text:p>
          </table:table-cell>
          <table:table-cell/>
          <table:table-cell table:style-name="ce23" office:value-type="string">
            <text:p>Часы</text:p>
          </table:table-cell>
          <table:table-cell table:style-name="ce33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/>
          <table:table-cell table:style-name="ce23" office:value-type="string">
            <text:p>12 Stunden</text:p>
          </table:table-cell>
          <table:table-cell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9" office:value-type="string">
            <text:p>12 godzin</text:p>
          </table:table-cell>
          <table:table-cell table:style-name="ce23" office:value-type="string">
            <text:p>12 horas</text:p>
          </table:table-cell>
          <table:table-cell/>
          <table:table-cell table:style-name="ce23" office:value-type="string">
            <text:p>12 часов</text:p>
          </table:table-cell>
          <table:table-cell table:style-name="ce33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/>
          <table:table-cell table:style-name="ce23" office:value-type="string">
            <text:p>24 Stunden</text:p>
          </table:table-cell>
          <table:table-cell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9" office:value-type="string">
            <text:p>24 godziny</text:p>
          </table:table-cell>
          <table:table-cell table:style-name="ce23" office:value-type="string">
            <text:p>24 horas</text:p>
          </table:table-cell>
          <table:table-cell/>
          <table:table-cell table:style-name="ce23" office:value-type="string">
            <text:p>24 часа</text:p>
          </table:table-cell>
          <table:table-cell table:style-name="ce33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/>
          <table:table-cell table:style-name="ce23" office:value-type="string">
            <text:p>Immer anzeigen</text:p>
          </table:table-cell>
          <table:table-cell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9" office:value-type="string">
            <text:p>Zawsze widoczny</text:p>
          </table:table-cell>
          <table:table-cell table:style-name="ce23" office:value-type="string">
            <text:p>Mostrar sempre</text:p>
          </table:table-cell>
          <table:table-cell/>
          <table:table-cell table:style-name="ce23" office:value-type="string">
            <text:p>Всегда показывать</text:p>
          </table:table-cell>
          <table:table-cell table:style-name="ce33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Aus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9" office:value-type="string">
            <text:p>Odłączony</text:p>
          </table:table-cell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ены</text:p>
          </table:table-cell>
          <table:table-cell table:style-name="ce33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/>
          <table:table-cell table:style-name="ce23" office:value-type="string">
            <text:p>Nur im Menü anzeigen</text:p>
          </table:table-cell>
          <table:table-cell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9" office:value-type="string">
            <text:p>Pokazywać tylko w menu</text:p>
          </table:table-cell>
          <table:table-cell table:style-name="ce23" office:value-type="string">
            <text:p>Mostrar somente no Menu</text:p>
          </table:table-cell>
          <table:table-cell/>
          <table:table-cell table:style-name="ce23" office:value-type="string">
            <text:p>Показывать только в меню</text:p>
          </table:table-cell>
          <table:table-cell table:style-name="ce33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/>
          <table:table-cell table:style-name="ce23" office:value-type="string">
            <text:p>Nur beim Lesen anzeigen</text:p>
          </table:table-cell>
          <table:table-cell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9" office:value-type="string">
            <text:p>Pokazywać tylko podczas czytania</text:p>
          </table:table-cell>
          <table:table-cell table:style-name="ce23" office:value-type="string">
            <text:p>Mostrar somente em leitura</text:p>
          </table:table-cell>
          <table:table-cell/>
          <table:table-cell table:style-name="ce23" office:value-type="string">
            <text:p>Показывать только при чтении</text:p>
          </table:table-cell>
          <table:table-cell table:style-name="ce33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tatusBar_PageIndex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/>
          <table:table-cell table:style-name="ce23" office:value-type="string">
            <text:p>Immer anzeigen</text:p>
          </table:table-cell>
          <table:table-cell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9" office:value-type="string">
            <text:p>Zawsze pokazywać</text:p>
          </table:table-cell>
          <table:table-cell table:style-name="ce23" office:value-type="string">
            <text:p>Mostrar sempre</text:p>
          </table:table-cell>
          <table:table-cell/>
          <table:table-cell table:style-name="ce27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/>
          <table:table-cell table:style-name="ce23" office:value-type="string">
            <text:p>Index-Modus in Büchern</text:p>
          </table:table-cell>
          <table:table-cell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9" office:value-type="string">
            <text:p>Tryb w książce</text:p>
          </table:table-cell>
          <table:table-cell table:style-name="ce23" office:value-type="string">
            <text:p>Mostrar paginação de livros</text:p>
          </table:table-cell>
          <table:table-cell/>
          <table:table-cell table:style-name="ce23" office:value-type="string">
            <text:p>Режим в книге</text:p>
          </table:table-cell>
          <table:table-cell table:style-name="ce33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/>
          <table:table-cell table:style-name="ce23" office:value-type="string">
            <text:p>Index-Modus im Menü</text:p>
          </table:table-cell>
          <table:table-cell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9" office:value-type="string">
            <text:p>Tryb w menu</text:p>
          </table:table-cell>
          <table:table-cell table:style-name="ce23" office:value-type="string">
            <text:p>Mostrar paginação de menus</text:p>
          </table:table-cell>
          <table:table-cell/>
          <table:table-cell table:style-name="ce23" office:value-type="string">
            <text:p>Режим в меню</text:p>
          </table:table-cell>
          <table:table-cell table:style-name="ce33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/>
          <table:table-cell table:style-name="ce23" office:value-type="string">
            <text:p>Index-Stil in Büchern</text:p>
          </table:table-cell>
          <table:table-cell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9" office:value-type="string">
            <text:p>Styl w książce</text:p>
          </table:table-cell>
          <table:table-cell table:style-name="ce23" office:value-type="string">
            <text:p>Formato de paginação de livros</text:p>
          </table:table-cell>
          <table:table-cell/>
          <table:table-cell table:style-name="ce23" office:value-type="string">
            <text:p>Стиль в книге</text:p>
          </table:table-cell>
          <table:table-cell table:style-name="ce33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/>
          <table:table-cell table:style-name="ce23" office:value-type="string">
            <text:p>Index-Stil im Menü</text:p>
          </table:table-cell>
          <table:table-cell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9" office:value-type="string">
            <text:p>Styl w menu</text:p>
          </table:table-cell>
          <table:table-cell table:style-name="ce23" office:value-type="string">
            <text:p>Formato de paginação de menus</text:p>
          </table:table-cell>
          <table:table-cell/>
          <table:table-cell table:style-name="ce23" office:value-type="string">
            <text:p>Стиль в меню</text:p>
          </table:table-cell>
          <table:table-cell table:style-name="ce33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/>
          <table:table-cell table:style-name="ce23" office:value-type="string">
            <text:p>Nie anzeigen</text:p>
          </table:table-cell>
          <table:table-cell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9" office:value-type="string">
            <text:p>Nigdy nie pokazywać</text:p>
          </table:table-cell>
          <table:table-cell table:style-name="ce23" office:value-type="string">
            <text:p>Nunca mostrar</text:p>
          </table:table-cell>
          <table:table-cell/>
          <table:table-cell table:style-name="ce23" office:value-type="string">
            <text:p>Никогда не показывать</text:p>
          </table:table-cell>
          <table:table-cell table:style-name="ce33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/>
          <table:table-cell table:style-name="ce23" office:value-type="string">
            <text:p>Nicht bei einzelner Seite anzeigen</text:p>
          </table:table-cell>
          <table:table-cell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9" office:value-type="string">
            <text:p>Nie pokazywać na pojedyńczych stronach</text:p>
          </table:table-cell>
          <table:table-cell table:style-name="ce23" office:value-type="string">
            <text:p>Não mostrar em páginas únicas</text:p>
          </table:table-cell>
          <table:table-cell/>
          <table:table-cell table:style-name="ce23" office:value-type="string">
            <text:p>Скрывать, если 1 страница</text:p>
          </table:table-cell>
          <table:table-cell table:style-name="ce33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/>
          <table:table-cell table:style-name="ce23" office:value-type="string">
            <text:p>von</text:p>
          </table:table-cell>
          <table:table-cell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9" office:value-type="string">
            <text:p>z</text:p>
          </table:table-cell>
          <table:table-cell table:style-name="ce23" office:value-type="string">
            <text:p>de</text:p>
          </table:table-cell>
          <table:table-cell/>
          <table:table-cell table:style-name="ce23" office:value-type="string">
            <text:p>из</text:p>
          </table:table-cell>
          <table:table-cell table:style-name="ce33" office:value-type="string">
            <text:p>den / dan</text:p>
          </table:table-cell>
          <table:table-cell table:style-name="ce23" office:value-type="string">
            <text:p>of</text:p>
          </table:table-cell>
          <table:table-cell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/>
          <table:table-cell table:style-name="ce23" office:value-type="string">
            <text:p>Seiten-Index</text:p>
          </table:table-cell>
          <table:table-cell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9" office:value-type="string">
            <text:p>Wskaźnik stron</text:p>
          </table:table-cell>
          <table:table-cell table:style-name="ce23" office:value-type="string">
            <text:p>Paginação Livros e Menus</text:p>
          </table:table-cell>
          <table:table-cell/>
          <table:table-cell table:style-name="ce23" office:value-type="string">
            <text:p>Указатель страниц</text:p>
          </table:table-cell>
          <table:table-cell table:style-name="ce33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/>
          <table:table-cell table:style-name="ce23" office:value-type="string">
            <text:p>5 / 100 (Seiten pro Minute)</text:p>
          </table:table-cell>
          <table:table-cell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9" office:value-type="string">
            <text:p>5 / 100 (stron na minutę)</text:p>
          </table:table-cell>
          <table:table-cell table:style-name="ce23" office:value-type="string">
            <text:p>5 / 100 (pág. por minuto)</text:p>
          </table:table-cell>
          <table:table-cell/>
          <table:table-cell table:style-name="ce23" office:value-type="string">
            <text:p>5 / 100 (страниц в минуту)</text:p>
          </table:table-cell>
          <table:table-cell table:style-name="ce33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/>
          <table:table-cell table:style-name="ce23" office:value-type="string">
            <text:p>5 / 100 (Zeit bis Buch-Ende)</text:p>
          </table:table-cell>
          <table:table-cell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9" office:value-type="string">
            <text:p>5 / 100 (czas pozostały)</text:p>
          </table:table-cell>
          <table:table-cell table:style-name="ce23" office:value-type="string">
            <text:p>5 / 100 (tempo para terminar)</text:p>
          </table:table-cell>
          <table:table-cell/>
          <table:table-cell table:style-name="ce23" office:value-type="string">
            <text:p>5 / 100 (оставшееся время)</text:p>
          </table:table-cell>
          <table:table-cell table:style-name="ce33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/>
          <table:table-cell table:style-name="ce23" office:value-type="string">
            <text:p>5 / 100 (SpM / Zeit bis Buch-Ende)</text:p>
          </table:table-cell>
          <table:table-cell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9" office:value-type="string">
            <text:p>5 / 100 (s.m. / czas pozostały)</text:p>
          </table:table-cell>
          <table:table-cell table:style-name="ce23" office:value-type="string">
            <text:p>5 / 100 (ppm /tempo para terminar)</text:p>
          </table:table-cell>
          <table:table-cell/>
          <table:table-cell table:style-name="ce23" office:value-type="string">
            <text:p>5 / 100 (см / оставшееся время)</text:p>
          </table:table-cell>
          <table:table-cell table:style-name="ce33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TextEncoding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/>
          <table:table-cell table:style-name="ce23" office:value-type="string">
            <text:p>Latin</text:p>
          </table:table-cell>
          <table:table-cell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9" office:value-type="string">
            <text:p>Łaciński</text:p>
          </table:table-cell>
          <table:table-cell table:style-name="ce23" office:value-type="string">
            <text:p>Latim</text:p>
          </table:table-cell>
          <table:table-cell/>
          <table:table-cell table:style-name="ce23" office:value-type="string">
            <text:p>Западноевропейская (Latin)</text:p>
          </table:table-cell>
          <table:table-cell table:style-name="ce33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/>
          <table:table-cell table:style-name="ce23" office:value-type="string">
            <text:p>Benötigt Neustart!</text:p>
          </table:table-cell>
          <table:table-cell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9" office:value-type="string">
            <text:p>Wymagane ponowne uruchomienie!</text:p>
          </table:table-cell>
          <table:table-cell table:style-name="ce23" office:value-type="string">
            <text:p>Necessário Reiniciar!</text:p>
          </table:table-cell>
          <table:table-cell/>
          <table:table-cell table:style-name="ce23" office:value-type="string">
            <text:p>Требуется перезагрузка!</text:p>
          </table:table-cell>
          <table:table-cell table:style-name="ce33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/>
          <table:table-cell table:style-name="ce23" office:value-type="string">
            <text:p>TXT- und RTF-Bücher Codierung</text:p>
          </table:table-cell>
          <table:table-cell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9" office:value-type="string">
            <text:p>Kodowanie książek TXT / RTF</text:p>
          </table:table-cell>
          <table:table-cell table:style-name="ce23" office:value-type="string">
            <text:p>Codificação de livros TXT and RTF</text:p>
          </table:table-cell>
          <table:table-cell/>
          <table:table-cell table:style-name="ce23" office:value-type="string">
            <text:p>Кодировка книг TXT/RTF</text:p>
          </table:table-cell>
          <table:table-cell table:style-name="ce33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/>
          <table:table-cell table:style-name="ce23" office:value-type="string">
            <text:p>Russisch (Windows-1251)</text:p>
          </table:table-cell>
          <table:table-cell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9" office:value-type="string">
            <text:p>Rosyjski (Windows-1251)</text:p>
          </table:table-cell>
          <table:table-cell table:style-name="ce23" office:value-type="string">
            <text:p>Russo (Windows-1251)</text:p>
          </table:table-cell>
          <table:table-cell/>
          <table:table-cell table:style-name="ce23" office:value-type="string">
            <text:p>Русская (Windows-1251)</text:p>
          </table:table-cell>
          <table:table-cell table:style-name="ce33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TextScal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/>
          <table:table-cell table:style-name="ce23" office:value-type="string">
            <text:p>Standardgröße</text:p>
          </table:table-cell>
          <table:table-cell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9" office:value-type="string">
            <text:p>Domyślna czcionka</text:p>
          </table:table-cell>
          <table:table-cell table:style-name="ce23" office:value-type="string">
            <text:p>Escala padrão</text:p>
          </table:table-cell>
          <table:table-cell/>
          <table:table-cell table:style-name="ce23" office:value-type="string">
            <text:p>Шрифт по умолчанию</text:p>
          </table:table-cell>
          <table:table-cell table:style-name="ce33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9" office:value-type="string">
            <text:p>Odłączona</text:p>
          </table:table-cell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/>
          <table:table-cell table:style-name="ce23" office:value-type="string">
            <text:p>Aktiviert</text:p>
          </table:table-cell>
          <table:table-cell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9" office:value-type="string">
            <text:p>Włączona</text:p>
          </table:table-cell>
          <table:table-cell table:style-name="ce23" office:value-type="string">
            <text:p>Habilitado</text:p>
          </table:table-cell>
          <table:table-cell/>
          <table:table-cell table:style-name="ce23" office:value-type="string">
            <text:p>Включён</text:p>
          </table:table-cell>
          <table:table-cell table:style-name="ce33" office:value-type="string">
            <text:p>Etkin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/>
          <table:table-cell table:style-name="ce23" office:value-type="string">
            <text:p>Große Schrift (L)</text:p>
          </table:table-cell>
          <table:table-cell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9" office:value-type="string">
            <text:p>(L) Duży rozmiar</text:p>
          </table:table-cell>
          <table:table-cell table:style-name="ce23" office:value-type="string">
            <text:p>(L)arge (Grande)</text:p>
          </table:table-cell>
          <table:table-cell/>
          <table:table-cell table:style-name="ce23" office:value-type="string">
            <text:p>(L) Крупный шрифт</text:p>
          </table:table-cell>
          <table:table-cell table:style-name="ce33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/>
          <table:table-cell table:style-name="ce23" office:value-type="string">
            <text:p>Mittlere Schrift (M)</text:p>
          </table:table-cell>
          <table:table-cell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9" office:value-type="string">
            <text:p>(M) Średni rozmiar</text:p>
          </table:table-cell>
          <table:table-cell table:style-name="ce23" office:value-type="string">
            <text:p>(M)edium (Médio)</text:p>
          </table:table-cell>
          <table:table-cell/>
          <table:table-cell table:style-name="ce23" office:value-type="string">
            <text:p>(M) Средний шрифт</text:p>
          </table:table-cell>
          <table:table-cell table:style-name="ce33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/>
          <table:table-cell table:style-name="ce23" office:value-type="string">
            <text:p>Kleine Schrift (S)</text:p>
          </table:table-cell>
          <table:table-cell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9" office:value-type="string">
            <text:p>(S) Mały rozmiar</text:p>
          </table:table-cell>
          <table:table-cell table:style-name="ce23" office:value-type="string">
            <text:p>(S)mall (Pequeno)</text:p>
          </table:table-cell>
          <table:table-cell/>
          <table:table-cell table:style-name="ce23" office:value-type="string">
            <text:p>(S) Мелкий шрифт</text:p>
          </table:table-cell>
          <table:table-cell table:style-name="ce33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1">
          <table:table-cell table:style-name="ce41" office:value-type="string">
            <text:p>ViewerSettings_x50</text:p>
          </table:table-cell>
          <table:table-cell table:number-columns-repeated="14" table:style-name="ce41"/>
          <table:table-cell table:style-name="ce42"/>
          <table:table-cell table:style-name="ce41"/>
          <table:table-cell table:style-name="ce42"/>
          <table:table-cell table:number-columns-repeated="3" table:style-name="ce41"/>
          <table:table-cell table:number-columns-repeated="10" table:style-name="ce26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7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 table:style-name="ce29" office:value-type="string">
            <text:p>Ukrywać powtórzenia</text:p>
          </table:table-cell>
          <table:table-cell table:style-name="ce27" office:value-type="string">
            <text:p>Não mostrar superposição</text:p>
          </table:table-cell>
          <table:table-cell/>
          <table:table-cell table:style-name="ce27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/>
          <table:table-cell table:style-name="ce23" office:value-type="string">
            <text:p>Kein Wörterbuch durch DoubleTap</text:p>
          </table:table-cell>
          <table:table-cell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/>
          <table:table-cell table:style-name="ce23" office:value-type="string">
            <text:p>Desactivar diccionari amb doble 'clic'</text:p>
          </table:table-cell>
          <table:table-cell/>
          <table:table-cell table:style-name="ce23" office:value-type="string">
            <text:p>Geen woordenboek bij dubbel tikken</text:p>
          </table:table-cell>
          <table:table-cell table:style-name="ce29" office:value-type="string">
            <text:p>Podwójne dotknięcie nie włącza słownika</text:p>
          </table:table-cell>
          <table:table-cell table:style-name="ce23" office:value-type="string">
            <text:p>Desativar dicionário com 'clique' duplo</text:p>
          </table:table-cell>
          <table:table-cell/>
          <table:table-cell table:style-name="ce23" office:value-type="string">
            <text:p>Дв.касание без словаря</text:p>
          </table:table-cell>
          <table:table-cell table:style-name="ce33" office:value-type="string">
            <text:p>Çift Tıklama ile Sözlük Yok</text:p>
          </table:table-cell>
          <table:table-cell table:number-columns-repeated="2"/>
          <table:table-cell table:style-name="ce28" office:value-type="string">
            <text:p>双击时不显示字典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/>
          <table:table-cell table:style-name="ce23" office:value-type="string">
            <text:p>Farbe für Seitenrahmen</text:p>
          </table:table-cell>
          <table:table-cell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/>
          <table:table-cell table:style-name="ce23" office:value-type="string">
            <text:p>Color de la vora</text:p>
          </table:table-cell>
          <table:table-cell/>
          <table:table-cell table:style-name="ce23" office:value-type="string">
            <text:p>Kleur rand</text:p>
          </table:table-cell>
          <table:table-cell table:style-name="ce29" office:value-type="string">
            <text:p>Kolor obramowania</text:p>
          </table:table-cell>
          <table:table-cell table:style-name="ce23" office:value-type="string">
            <text:p>Cor da borda</text:p>
          </table:table-cell>
          <table:table-cell/>
          <table:table-cell table:style-name="ce23" office:value-type="string">
            <text:p>Цвет рамки</text:p>
          </table:table-cell>
          <table:table-cell table:style-name="ce33" office:value-type="string">
            <text:p>Kenarlık Rengi</text:p>
          </table:table-cell>
          <table:table-cell table:number-columns-repeated="2"/>
          <table:table-cell table:style-name="ce28" office:value-type="string">
            <text:p>边框颜色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/>
          <table:table-cell table:style-name="ce23" office:value-type="string">
            <text:p>Kein Blättern mit Gesten</text:p>
          </table:table-cell>
          <table:table-cell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/>
          <table:table-cell table:style-name="ce23" office:value-type="string">
            <text:p>No passar pàgina amb gestos</text:p>
          </table:table-cell>
          <table:table-cell/>
          <table:table-cell table:style-name="ce23" office:value-type="string">
            <text:p>Sla pagina niet om met vegen</text:p>
          </table:table-cell>
          <table:table-cell table:style-name="ce29" office:value-type="string">
            <text:p>Nie przewijać stron gestem</text:p>
          </table:table-cell>
          <table:table-cell table:style-name="ce23" office:value-type="string">
            <text:p>Não girar página com gestos</text:p>
          </table:table-cell>
          <table:table-cell/>
          <table:table-cell table:style-name="ce23" office:value-type="string">
            <text:p>Не листать жестом</text:p>
          </table:table-cell>
          <table:table-cell table:style-name="ce33" office:value-type="string">
            <text:p>El Hareketi Sayfa Değiştirme Yok</text:p>
          </table:table-cell>
          <table:table-cell table:number-columns-repeated="2"/>
          <table:table-cell table:style-name="ce28" office:value-type="string">
            <text:p>禁用手势翻页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/>
          <table:table-cell table:style-name="ce23" office:value-type="string">
            <text:p>Blätter-Gesten Ein/Aus</text:p>
          </table:table-cell>
          <table:table-cell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/>
          <table:table-cell table:style-name="ce23" office:value-type="string">
            <text:p>Passar pàgina amb gestos Si/No </text:p>
          </table:table-cell>
          <table:table-cell/>
          <table:table-cell table:style-name="ce23" office:value-type="string">
            <text:p>Pagina omslaan met vegen aan/uit</text:p>
          </table:table-cell>
          <table:table-cell table:style-name="ce29" office:value-type="string">
            <text:p>Wł/wył. przewijanie gestem</text:p>
          </table:table-cell>
          <table:table-cell table:style-name="ce23" office:value-type="string">
            <text:p>Girar página com gestos Sim/Não</text:p>
          </table:table-cell>
          <table:table-cell/>
          <table:table-cell table:style-name="ce23" office:value-type="string">
            <text:p>Листание жестом вкл/выкл</text:p>
          </table:table-cell>
          <table:table-cell table:style-name="ce33" office:value-type="string">
            <text:p>El Hareketi Sayfa Değiştirme Açma/Kapama</text:p>
          </table:table-cell>
          <table:table-cell table:number-columns-repeated="2"/>
          <table:table-cell table:style-name="ce28" office:value-type="string">
            <text:p>启用/禁用手势翻页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/>
          <table:table-cell table:style-name="ce23" office:value-type="string">
            <text:p>Schließe Popup mit Tap auf Seite</text:p>
          </table:table-cell>
          <table:table-cell/>
          <table:table-cell table:style-name="ce23" office:value-type="string">
            <text:p>Cerrar menú Popup con toque</text:p>
          </table:table-cell>
          <table:table-cell table:style-name="ce23" office:value-type="string">
            <text:p>Fermer le Menu pop-up par simple appui</text:p>
          </table:table-cell>
          <table:table-cell table:style-name="ce28" office:value-type="string">
            <text:p>Chiudi menu popup con il tocco</text:p>
          </table:table-cell>
          <table:table-cell/>
          <table:table-cell table:style-name="ce23" office:value-type="string">
            <text:p>Tancar menú Popup amb un toc</text:p>
          </table:table-cell>
          <table:table-cell/>
          <table:table-cell table:style-name="ce23" office:value-type="string">
            <text:p>Sluit popupmenu met pagina tik</text:p>
          </table:table-cell>
          <table:table-cell table:style-name="ce29" office:value-type="string">
            <text:p>Wyjście z menu dotknięciem</text:p>
          </table:table-cell>
          <table:table-cell table:style-name="ce29" office:value-type="string">
            <text:p>Fechar Menu Popup com toque</text:p>
          </table:table-cell>
          <table:table-cell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2"/>
          <table:table-cell table:style-name="ce28" office:value-type="string">
            <text:p>点击页面时关闭弹出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/>
          <table:table-cell table:style-name="ce23" office:value-type="string">
            <text:p>Blättern mit Single Tap</text:p>
          </table:table-cell>
          <table:table-cell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style-name="ce28" office:value-type="string">
            <text:p>Volta pagina con un solo tocco</text:p>
          </table:table-cell>
          <table:table-cell/>
          <table:table-cell table:style-name="ce23" office:value-type="string">
            <text:p>Passar página amb un toc</text:p>
          </table:table-cell>
          <table:table-cell/>
          <table:table-cell table:style-name="ce23" office:value-type="string">
            <text:p>Pagina omslaan door enkele tik</text:p>
          </table:table-cell>
          <table:table-cell table:style-name="ce29" office:value-type="string">
            <text:p>Przewijanie dotknięciem</text:p>
          </table:table-cell>
          <table:table-cell table:style-name="ce29" office:value-type="string">
            <text:p>Mudança de página por simples toque</text:p>
          </table:table-cell>
          <table:table-cell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2"/>
          <table:table-cell table:style-name="ce28" office:value-type="string">
            <text:p>单击翻页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/>
          <table:table-cell table:style-name="ce23" office:value-type="string">
            <text:p>Irgendwo für nächste Seite</text:p>
          </table:table-cell>
          <table:table-cell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style-name="ce28" office:value-type="string">
            <text:p>Dovunque per la prossima pagina</text:p>
          </table:table-cell>
          <table:table-cell/>
          <table:table-cell table:style-name="ce23" office:value-type="string">
            <text:p>Qualsevol lloc de la propera pàgina</text:p>
          </table:table-cell>
          <table:table-cell/>
          <table:table-cell table:style-name="ce23" office:value-type="string">
            <text:p>Overal voor volgende pagina</text:p>
          </table:table-cell>
          <table:table-cell table:style-name="ce29" office:value-type="string">
            <text:p>Tylko do przodu</text:p>
          </table:table-cell>
          <table:table-cell table:style-name="ce29" office:value-type="string">
            <text:p>Qualquer lugar para próx. pág.</text:p>
          </table:table-cell>
          <table:table-cell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2"/>
          <table:table-cell table:style-name="ce28" office:value-type="string">
            <text:p>点击任何地方均为下一页</text:p>
          </table:table-cell>
          <table:table-cell table:number-columns-repeated="1003"/>
        </table:table-row>
        <table:table-row table:style-name="ro13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/>
          <table:table-cell table:style-name="ce23" office:value-type="string">
            <text:p>Links für Zurück, Rechts für Vor</text:p>
          </table:table-cell>
          <table:table-cell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style-name="ce28" office:value-type="string">
            <text:p>A sininstra per la precedente, a destra per la successiva</text:p>
          </table:table-cell>
          <table:table-cell/>
          <table:table-cell table:style-name="ce23" office:value-type="string">
            <text:p>Esquerra Anterior, Dreta Propera</text:p>
          </table:table-cell>
          <table:table-cell/>
          <table:table-cell table:style-name="ce23" office:value-type="string">
            <text:p>Links voor vorige, rechts voor volgende</text:p>
          </table:table-cell>
          <table:table-cell table:style-name="ce29" office:value-type="string">
            <text:p>Po lewej - do tyłu, po prawej - do przodu</text:p>
          </table:table-cell>
          <table:table-cell table:style-name="ce29" office:value-type="string">
            <text:p>Esq. para anterior, Dir. para próxima</text:p>
          </table:table-cell>
          <table:table-cell/>
          <table:table-cell table:style-name="ce23" office:value-type="string">
            <text:p>Назад-слева, Вперёд-справа</text:p>
          </table:table-cell>
          <table:table-cell table:style-name="ce21" office:value-type="string">
            <text:p>Sol Önceki, Sağ Sonraki</text:p>
          </table:table-cell>
          <table:table-cell table:number-columns-repeated="2"/>
          <table:table-cell table:style-name="ce28" office:value-type="string">
            <text:p>点击左边为上一页，右边为下一页</text:p>
          </table:table-cell>
          <table:table-cell table:number-columns-repeated="1003"/>
        </table:table-row>
        <table:table-row table:style-name="ro11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/>
          <table:table-cell table:style-name="ce23" office:value-type="string">
            <text:p>Rechts für Zurück, Links für Vor</text:p>
          </table:table-cell>
          <table:table-cell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style-name="ce28" office:value-type="string">
            <text:p>A destra per la precedente, a sinistra per la successiva</text:p>
          </table:table-cell>
          <table:table-cell/>
          <table:table-cell table:style-name="ce23" office:value-type="string">
            <text:p>Dreta Anterior, Esquerra Propera</text:p>
          </table:table-cell>
          <table:table-cell/>
          <table:table-cell table:style-name="ce23" office:value-type="string">
            <text:p>Rechts voor vorige, links voor volgende</text:p>
          </table:table-cell>
          <table:table-cell table:style-name="ce29" office:value-type="string">
            <text:p>Po prawej - do przodu, po lewej - do tyłu</text:p>
          </table:table-cell>
          <table:table-cell table:style-name="ce29" office:value-type="string">
            <text:p>Dir. para anterior, Esq. para próxima</text:p>
          </table:table-cell>
          <table:table-cell/>
          <table:table-cell table:style-name="ce23" office:value-type="string">
            <text:p>Назад-справа, Вперёд-слева</text:p>
          </table:table-cell>
          <table:table-cell table:style-name="ce21" office:value-type="string">
            <text:p>Sağ Önceki, Sol Sonraki</text:p>
          </table:table-cell>
          <table:table-cell table:number-columns-repeated="2"/>
          <table:table-cell table:style-name="ce28" office:value-type="string">
            <text:p>点击右边为上一页，左边为下一页</text:p>
          </table:table-cell>
          <table:table-cell table:number-columns-repeated="1003"/>
        </table:table-row>
        <table:table-row table:style-name="ro11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/>
          <table:table-cell table:style-name="ce23" office:value-type="string">
            <text:p>Oben für Zurück, Unten für Vor</text:p>
          </table:table-cell>
          <table:table-cell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style-name="ce28" office:value-type="string">
            <text:p>In alto per la precedente, in basso per la successiva</text:p>
          </table:table-cell>
          <table:table-cell/>
          <table:table-cell table:style-name="ce23" office:value-type="string">
            <text:p>Amunt Anterior, Abaix Propera</text:p>
          </table:table-cell>
          <table:table-cell/>
          <table:table-cell table:style-name="ce23" office:value-type="string">
            <text:p>Boven voor vorige, onder voor volgende</text:p>
          </table:table-cell>
          <table:table-cell table:style-name="ce29" office:value-type="string">
            <text:p>U góry - do tyłu, na dole - do przodu</text:p>
          </table:table-cell>
          <table:table-cell table:style-name="ce29" office:value-type="string">
            <text:p>Sup. para anterior, Inf. para próxima</text:p>
          </table:table-cell>
          <table:table-cell/>
          <table:table-cell table:style-name="ce23" office:value-type="string">
            <text:p>Назад-вверху, Вперёд-внизу</text:p>
          </table:table-cell>
          <table:table-cell table:style-name="ce21" office:value-type="string">
            <text:p>Üst Önceki, Alt Sonraki</text:p>
          </table:table-cell>
          <table:table-cell table:number-columns-repeated="2"/>
          <table:table-cell table:style-name="ce28" office:value-type="string">
            <text:p>点击上面为上一页，下面为下一页</text:p>
          </table:table-cell>
          <table:table-cell table:number-columns-repeated="1003"/>
        </table:table-row>
        <table:table-row table:style-name="ro11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/>
          <table:table-cell table:style-name="ce23" office:value-type="string">
            <text:p>Unten für Zurück, Oben für Vor</text:p>
          </table:table-cell>
          <table:table-cell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style-name="ce28" office:value-type="string">
            <text:p>In basso per la precedente, in alto per la successiva</text:p>
          </table:table-cell>
          <table:table-cell/>
          <table:table-cell table:style-name="ce23" office:value-type="string">
            <text:p>Abaix Anterior, Amunt Propera</text:p>
          </table:table-cell>
          <table:table-cell/>
          <table:table-cell table:style-name="ce23" office:value-type="string">
            <text:p>Onder voor vorige, boven voor volgende</text:p>
          </table:table-cell>
          <table:table-cell table:style-name="ce29" office:value-type="string">
            <text:p>U góry - do przodu, na dole - do tyłu</text:p>
          </table:table-cell>
          <table:table-cell table:style-name="ce29" office:value-type="string">
            <text:p>Inf. para anterior, Sup. para próxima</text:p>
          </table:table-cell>
          <table:table-cell/>
          <table:table-cell table:style-name="ce23" office:value-type="string">
            <text:p>Назад-внизу, Вперёд-вверху</text:p>
          </table:table-cell>
          <table:table-cell table:style-name="ce21" office:value-type="string">
            <text:p>Alt Önceki, Üst Sonraki </text:p>
          </table:table-cell>
          <table:table-cell table:number-columns-repeated="2"/>
          <table:table-cell table:style-name="ce28" office:value-type="string">
            <text:p>点击下面为上一页，上面为下一页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Ein</text:p>
          </table:table-cell>
          <table:table-cell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/>
          <table:table-cell table:style-name="ce23" office:value-type="string">
            <text:p>Si</text:p>
          </table:table-cell>
          <table:table-cell/>
          <table:table-cell table:style-name="ce23" office:value-type="string">
            <text:p>Aan</text:p>
          </table:table-cell>
          <table:table-cell table:style-name="ce29" office:value-type="string">
            <text:p>Włączone</text:p>
          </table:table-cell>
          <table:table-cell table:style-name="ce23" office:value-type="string">
            <text:p>Sim</text:p>
          </table:table-cell>
          <table:table-cell/>
          <table:table-cell table:style-name="ce23" office:value-type="string">
            <text:p>Включено</text:p>
          </table:table-cell>
          <table:table-cell table:style-name="ce33" office:value-type="string">
            <text:p>Açık</text:p>
          </table:table-cell>
          <table:table-cell table:number-columns-repeated="2"/>
          <table:table-cell table:style-name="ce28" office:value-type="string">
            <text:p>打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Aus</text:p>
          </table:table-cell>
          <table:table-cell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/>
          <table:table-cell table:style-name="ce23" office:value-type="string">
            <text:p>No</text:p>
          </table:table-cell>
          <table:table-cell/>
          <table:table-cell table:style-name="ce23" office:value-type="string">
            <text:p>Uit</text:p>
          </table:table-cell>
          <table:table-cell table:style-name="ce29" office:value-type="string">
            <text:p>Wyłączone</text:p>
          </table:table-cell>
          <table:table-cell table:style-name="ce23" office:value-type="string">
            <text:p>Não</text:p>
          </table:table-cell>
          <table:table-cell/>
          <table:table-cell table:style-name="ce23" office:value-type="string">
            <text:p>Отключено</text:p>
          </table:table-cell>
          <table:table-cell table:style-name="ce33" office:value-type="string">
            <text:p>Kapalı</text:p>
          </table:table-cell>
          <table:table-cell table:number-columns-repeated="2"/>
          <table:table-cell table:style-name="ce28" office:value-type="string">
            <text:p>关闭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/>
          <table:table-cell table:style-name="ce23" office:value-type="string">
            <text:p>Grau</text:p>
          </table:table-cell>
          <table:table-cell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/>
          <table:table-cell table:style-name="ce23" office:value-type="string">
            <text:p>Gris</text:p>
          </table:table-cell>
          <table:table-cell/>
          <table:table-cell table:style-name="ce23" office:value-type="string">
            <text:p>Grijs</text:p>
          </table:table-cell>
          <table:table-cell table:style-name="ce29" office:value-type="string">
            <text:p>Szary</text:p>
          </table:table-cell>
          <table:table-cell table:style-name="ce23" office:value-type="string">
            <text:p>Cinza</text:p>
          </table:table-cell>
          <table:table-cell/>
          <table:table-cell table:style-name="ce23" office:value-type="string">
            <text:p>Серый</text:p>
          </table:table-cell>
          <table:table-cell table:style-name="ce33" office:value-type="string">
            <text:p>Gri</text:p>
          </table:table-cell>
          <table:table-cell table:number-columns-repeated="2"/>
          <table:table-cell table:style-name="ce28" office:value-type="string">
            <text:p>灰色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/>
          <table:table-cell table:style-name="ce23" office:value-type="string">
            <text:p>Weiß</text:p>
          </table:table-cell>
          <table:table-cell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/>
          <table:table-cell table:style-name="ce23" office:value-type="string">
            <text:p>Blanc</text:p>
          </table:table-cell>
          <table:table-cell/>
          <table:table-cell table:style-name="ce23" office:value-type="string">
            <text:p>Wit</text:p>
          </table:table-cell>
          <table:table-cell table:style-name="ce29" office:value-type="string">
            <text:p>Biały</text:p>
          </table:table-cell>
          <table:table-cell table:style-name="ce23" office:value-type="string">
            <text:p>Branco</text:p>
          </table:table-cell>
          <table:table-cell/>
          <table:table-cell table:style-name="ce23" office:value-type="string">
            <text:p>Белый</text:p>
          </table:table-cell>
          <table:table-cell table:style-name="ce33" office:value-type="string">
            <text:p>Beyaz</text:p>
          </table:table-cell>
          <table:table-cell table:number-columns-repeated="2"/>
          <table:table-cell table:style-name="ce28" office:value-type="string">
            <text:p>白色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/>
          <table:table-cell table:style-name="ce23" office:value-type="string">
            <text:p>Verschieben bei Zoomsperre</text:p>
          </table:table-cell>
          <table:table-cell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/>
          <table:table-cell table:style-name="ce23" office:value-type="string">
            <text:p>Panoràmica amb zoom bloquejat</text:p>
          </table:table-cell>
          <table:table-cell/>
          <table:table-cell table:style-name="ce23" office:value-type="string">
            <text:p>Beeld schuiven in vergrendelde zoom</text:p>
          </table:table-cell>
          <table:table-cell table:style-name="ce29" office:value-type="string">
            <text:p>Przenosić z zabłokowanym powiększeniem</text:p>
          </table:table-cell>
          <table:table-cell table:style-name="ce23" office:value-type="string">
            <text:p>Panorâmica com zoom bloqueado</text:p>
          </table:table-cell>
          <table:table-cell/>
          <table:table-cell table:style-name="ce23" office:value-type="string">
            <text:p>Перетаск. с откл. масшт.</text:p>
          </table:table-cell>
          <table:table-cell table:style-name="ce33" office:value-type="string">
            <text:p>Yakınlaştırma Kilidini Kaydır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/>
          <table:table-cell table:style-name="ce23" office:value-type="string">
            <text:p>Benutzeransicht</text:p>
          </table:table-cell>
          <table:table-cell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/>
          <table:table-cell table:style-name="ce23" office:value-type="string">
            <text:p>Personalitzar configuració pantalla</text:p>
          </table:table-cell>
          <table:table-cell/>
          <table:table-cell table:style-name="ce23" office:value-type="string">
            <text:p>Weergave op maat aanpassen</text:p>
          </table:table-cell>
          <table:table-cell table:style-name="ce29" office:value-type="string">
            <text:p>Wybrane ustawienia widoku</text:p>
          </table:table-cell>
          <table:table-cell table:style-name="ce23" office:value-type="string">
            <text:p>Personalizar ajustes de tela</text:p>
          </table:table-cell>
          <table:table-cell/>
          <table:table-cell table:style-name="ce23" office:value-type="string">
            <text:p>Настройки отображения</text:p>
          </table:table-cell>
          <table:table-cell table:style-name="ce33" office:value-type="string">
            <text:p>Özel Görünüm Ayarları</text:p>
          </table:table-cell>
          <table:table-cell table:number-columns-repeated="2"/>
          <table:table-cell table:style-name="ce28" office:value-type="string">
            <text:p>自定义查看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/>
          <table:table-cell table:style-name="ce23" office:value-type="string">
            <text:p>Benutzerkontrast</text:p>
          </table:table-cell>
          <table:table-cell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/>
          <table:table-cell table:style-name="ce23" office:value-type="string">
            <text:p>Personalitzar Contrast</text:p>
          </table:table-cell>
          <table:table-cell/>
          <table:table-cell table:style-name="ce23" office:value-type="string">
            <text:p>Contrast op maat</text:p>
          </table:table-cell>
          <table:table-cell table:style-name="ce29" office:value-type="string">
            <text:p>Wybrany kontrast</text:p>
          </table:table-cell>
          <table:table-cell table:style-name="ce23" office:value-type="string">
            <text:p>Personalizar Contraste</text:p>
          </table:table-cell>
          <table:table-cell/>
          <table:table-cell table:style-name="ce23" office:value-type="string">
            <text:p>Контраст</text:p>
          </table:table-cell>
          <table:table-cell table:style-name="ce33" office:value-type="string">
            <text:p>Özel Görünüm Kontras</text:p>
          </table:table-cell>
          <table:table-cell table:number-columns-repeated="2"/>
          <table:table-cell table:style-name="ce28" office:value-type="string">
            <text:p>自定义对比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/>
          <table:table-cell table:style-name="ce23" office:value-type="string">
            <text:p>Benutzerhelligkeit</text:p>
          </table:table-cell>
          <table:table-cell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/>
          <table:table-cell table:style-name="ce23" office:value-type="string">
            <text:p>Personalitzar Brillantor</text:p>
          </table:table-cell>
          <table:table-cell/>
          <table:table-cell table:style-name="ce23" office:value-type="string">
            <text:p>Helderheid op maat</text:p>
          </table:table-cell>
          <table:table-cell table:style-name="ce29" office:value-type="string">
            <text:p>Wybrana jasność</text:p>
          </table:table-cell>
          <table:table-cell table:style-name="ce23" office:value-type="string">
            <text:p>Personalizar Brilho</text:p>
          </table:table-cell>
          <table:table-cell/>
          <table:table-cell table:style-name="ce23" office:value-type="string">
            <text:p>Яркость</text:p>
          </table:table-cell>
          <table:table-cell table:style-name="ce33" office:value-type="string">
            <text:p>Özel Parlaklık</text:p>
          </table:table-cell>
          <table:table-cell table:number-columns-repeated="2"/>
          <table:table-cell table:style-name="ce28" office:value-type="string">
            <text:p>自定义亮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/>
          <table:table-cell table:style-name="ce23" office:value-type="string">
            <text:p>An Wiederherstellen-Taste binden</text:p>
          </table:table-cell>
          <table:table-cell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/>
          <table:table-cell table:style-name="ce23" office:value-type="string">
            <text:p>Lligat al Botó de Restablir</text:p>
          </table:table-cell>
          <table:table-cell/>
          <table:table-cell table:style-name="ce23" office:value-type="string">
            <text:p>Koppel aan herstel knop</text:p>
          </table:table-cell>
          <table:table-cell table:style-name="ce29" office:value-type="string">
            <text:p>Przycisk przywracania</text:p>
          </table:table-cell>
          <table:table-cell table:style-name="ce23" office:value-type="string">
            <text:p>Atrelar ao Botão de Resturação</text:p>
          </table:table-cell>
          <table:table-cell/>
          <table:table-cell table:style-name="ce23" office:value-type="string">
            <text:p>Кнопка восстановления</text:p>
          </table:table-cell>
          <table:table-cell table:style-name="ce33" office:value-type="string">
            <text:p>Geri Yükleme Butonuna Bağla</text:p>
          </table:table-cell>
          <table:table-cell table:number-columns-repeated="2"/>
          <table:table-cell table:style-name="ce28" office:value-type="string">
            <text:p>绑定到恢复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/>
          <table:table-cell table:style-name="ce23" office:value-type="string">
            <text:p>Fehler: Keine Zahl</text:p>
          </table:table-cell>
          <table:table-cell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style-name="ce28" office:value-type="string">
            <text:p>ERRORE: Non è un numero</text:p>
          </table:table-cell>
          <table:table-cell/>
          <table:table-cell table:style-name="ce23" office:value-type="string">
            <text:p>ERROR: No hi ha número</text:p>
          </table:table-cell>
          <table:table-cell/>
          <table:table-cell table:style-name="ce23" office:value-type="string">
            <text:p>FOUT: Geen getal</text:p>
          </table:table-cell>
          <table:table-cell table:style-name="ce29" office:value-type="string">
            <text:p>Błąd! Podaj liczbę!</text:p>
          </table:table-cell>
          <table:table-cell table:style-name="ce29" office:value-type="string">
            <text:p>Erro: Não é um número</text:p>
          </table:table-cell>
          <table:table-cell/>
          <table:table-cell table:style-name="ce23" office:value-type="string">
            <text:p>Ошибка! Введите число!</text:p>
          </table:table-cell>
          <table:table-cell table:style-name="ce33" office:value-type="string">
            <text:p>HATA: Bir sayı değil</text:p>
          </table:table-cell>
          <table:table-cell table:number-columns-repeated="2"/>
          <table:table-cell table:style-name="ce28" office:value-type="string">
            <text:p>错误：不是数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/>
          <table:table-cell table:style-name="ce23" office:value-type="string">
            <text:p>Fehler: Zahl außerhalb von Bereich</text:p>
          </table:table-cell>
          <table:table-cell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style-name="ce28" office:value-type="string">
            <text:p>ERRORE: Numero fuori range</text:p>
          </table:table-cell>
          <table:table-cell/>
          <table:table-cell table:style-name="ce23" office:value-type="string">
            <text:p>ERROR: Número fora de rang</text:p>
          </table:table-cell>
          <table:table-cell/>
          <table:table-cell table:style-name="ce23" office:value-type="string">
            <text:p>FOUT: Getal niet binnen bereik</text:p>
          </table:table-cell>
          <table:table-cell table:style-name="ce29" office:value-type="string">
            <text:p>Błąd! Nieprawidłowa wartość!</text:p>
          </table:table-cell>
          <table:table-cell table:style-name="ce29" office:value-type="string">
            <text:p>Erro: Número fora do intervalo</text:p>
          </table:table-cell>
          <table:table-cell/>
          <table:table-cell table:style-name="ce23" office:value-type="string">
            <text:p>Ошибка! Недопустимое значение!</text:p>
          </table:table-cell>
          <table:table-cell table:style-name="ce33" office:value-type="string">
            <text:p>HATA: Sayı aralığında değil</text:p>
          </table:table-cell>
          <table:table-cell table:number-columns-repeated="2"/>
          <table:table-cell table:style-name="ce28" office:value-type="string">
            <text:p>错误：数字不在有效范围内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/>
          <table:table-cell table:style-name="ce23" office:value-type="string">
            <text:p>Benutzerdefiniert</text:p>
          </table:table-cell>
          <table:table-cell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style-name="ce28" office:value-type="string">
            <text:p>Personalizzato</text:p>
          </table:table-cell>
          <table:table-cell/>
          <table:table-cell table:style-name="ce23" office:value-type="string">
            <text:p>Personalitzar</text:p>
          </table:table-cell>
          <table:table-cell/>
          <table:table-cell table:style-name="ce23" office:value-type="string">
            <text:p>Aangepast</text:p>
          </table:table-cell>
          <table:table-cell table:style-name="ce29" office:value-type="string">
            <text:p>Wybrany</text:p>
          </table:table-cell>
          <table:table-cell table:style-name="ce29" office:value-type="string">
            <text:p>Personalizar</text:p>
          </table:table-cell>
          <table:table-cell/>
          <table:table-cell table:style-name="ce23" office:value-type="string">
            <text:p>Задано пользователем</text:p>
          </table:table-cell>
          <table:table-cell table:style-name="ce33" office:value-type="string">
            <text:p>Özel</text:p>
          </table:table-cell>
          <table:table-cell table:number-columns-repeated="2"/>
          <table:table-cell table:style-name="ce28" office:value-type="string">
            <text:p>自定义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/>
          <table:table-cell table:style-name="ce23" office:value-type="string">
            <text:p>Benutzeransicht arbeitet nur mit Wiederherstellen-Taste!</text:p>
          </table:table-cell>
          <table:table-cell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/>
          <table:table-cell table:style-name="ce23" office:value-type="string">
            <text:p>Només funciona amb botó de restablir!</text:p>
          </table:table-cell>
          <table:table-cell/>
          <table:table-cell table:style-name="ce23" office:value-type="string">
            <text:p>Instellingen werken alleen via herstel knop!</text:p>
          </table:table-cell>
          <table:table-cell table:style-name="ce29" office:value-type="string">
            <text:p>Wybrane ustawienia włączają się po przywróceniu</text:p>
          </table:table-cell>
          <table:table-cell table:style-name="ce23" office:value-type="string">
            <text:p>Os ajustes personalizados funcionam só com o botão de restauração!</text:p>
          </table:table-cell>
          <table:table-cell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3" office:value-type="string">
            <text:p>Sadece Geri Yükleme Butonu ile Özel Ayarları Çalıştır!</text:p>
          </table:table-cell>
          <table:table-cell table:number-columns-repeated="2"/>
          <table:table-cell table:style-name="ce28" office:value-type="string">
            <text:p>自定义设置仅能通过恢复按钮生效！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/>
          <table:table-cell table:style-name="ce23" office:value-type="string">
            <text:p>Funktioniert nur in Portraitorientierung!</text:p>
          </table:table-cell>
          <table:table-cell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style-name="ce28" office:value-type="string">
            <text:p>Funziona solo in modalità Portrait!</text:p>
          </table:table-cell>
          <table:table-cell/>
          <table:table-cell table:style-name="ce23" office:value-type="string">
            <text:p>Només funciona en orientació vertical!</text:p>
          </table:table-cell>
          <table:table-cell/>
          <table:table-cell table:style-name="ce23" office:value-type="string">
            <text:p>Werkt alleen in staande oriëntatie!</text:p>
          </table:table-cell>
          <table:table-cell table:style-name="ce29" office:value-type="string">
            <text:p>Działa tylko w orientacji pionowej!</text:p>
          </table:table-cell>
          <table:table-cell table:style-name="ce29" office:value-type="string">
            <text:p>Só funciona na vertical!</text:p>
          </table:table-cell>
          <table:table-cell/>
          <table:table-cell table:style-name="ce23" office:value-type="string">
            <text:p>Только для альбомной ориентации!</text:p>
          </table:table-cell>
          <table:table-cell table:style-name="ce33" office:value-type="string">
            <text:p>Sadece Dikey Yönde Çalışıyor!</text:p>
          </table:table-cell>
          <table:table-cell table:number-columns-repeated="2"/>
          <table:table-cell table:style-name="ce28" office:value-type="string">
            <text:p>只在竖屏状态有效！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/>
          <table:table-cell table:style-name="ce23" office:value-type="string">
            <text:p>Funktioniert nur für große Dokumente!</text:p>
          </table:table-cell>
          <table:table-cell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style-name="ce28" office:value-type="string">
            <text:p>Funziona solo per documenti alti!</text:p>
          </table:table-cell>
          <table:table-cell/>
          <table:table-cell table:style-name="ce23" office:value-type="string">
            <text:p>Només funciona en documents llargs!</text:p>
          </table:table-cell>
          <table:table-cell/>
          <table:table-cell table:style-name="ce23" office:value-type="string">
            <text:p>Werkt alleen bij smalle documenten!</text:p>
          </table:table-cell>
          <table:table-cell table:style-name="ce29" office:value-type="string">
            <text:p>Działa tylko dla dużych plików!</text:p>
          </table:table-cell>
          <table:table-cell table:style-name="ce29" office:value-type="string">
            <text:p>Só funciona para documentos largos!</text:p>
          </table:table-cell>
          <table:table-cell/>
          <table:table-cell table:style-name="ce23" office:value-type="string">
            <text:p>Только для больших документов!</text:p>
          </table:table-cell>
          <table:table-cell table:style-name="ce33" office:value-type="string">
            <text:p>Sadece uzun belgeler için çalışıyor!</text:p>
          </table:table-cell>
          <table:table-cell table:number-columns-repeated="2"/>
          <table:table-cell table:style-name="ce28" office:value-type="string">
            <text:p>只对长的文档有效！</text:p>
          </table:table-cell>
          <table:table-cell table:number-columns-repeated="1003"/>
        </table:table-row>
        <table:table-row table:style-name="ro1">
          <table:table-cell table:style-name="ce41" office:value-type="string">
            <text:p>X</text:p>
          </table:table-cell>
          <table:table-cell table:number-columns-repeated="14" table:style-name="ce41"/>
          <table:table-cell table:style-name="ce42"/>
          <table:table-cell table:style-name="ce41"/>
          <table:table-cell table:style-name="ce42"/>
          <table:table-cell table:number-columns-repeated="3" table:style-name="ce41"/>
          <table:table-cell table:number-columns-repeated="10" table:style-name="ce26"/>
          <table:table-cell table:number-columns-repeated="993"/>
        </table:table-row>
        <table:table-row table:style-name="ro7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/>
          <table:table-cell table:style-name="ce23" office:value-type="string">
            <text:p>Bücher,1 Buch,Kein Buch</text:p>
          </table:table-cell>
          <table:table-cell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9" office:value-type="string">
            <text:p>książki, książka, brak książek</text:p>
          </table:table-cell>
          <table:table-cell table:style-name="ce23" office:value-type="string">
            <text:p>livros, 1 livro, Nenhum livro</text:p>
          </table:table-cell>
          <table:table-cell/>
          <table:table-cell table:style-name="ce23" office:value-type="string">
            <text:p>книга,книги,книг,Пусто</text:p>
          </table:table-cell>
          <table:table-cell table:style-name="ce33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无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/>
          <table:table-cell table:style-name="ce23" office:value-type="string">
            <text:p>Sammlungen,1 Sammlung,Keine Sammlung</text:p>
          </table:table-cell>
          <table:table-cell/>
          <table:table-cell table:style-name="ce28" office:value-type="string">
            <text:p>colecciones,1 colección,Sin colecciones</text:p>
          </table:table-cell>
          <table:table-cell table:style-name="ce29" office:value-type="string">
            <text:p>collections,1 collection,Pas de collection</text:p>
          </table:table-cell>
          <table:table-cell table:style-name="ce28" office:value-type="string">
            <text:p>ollezioni,1 collezione,Nessuna collezione</text:p>
          </table:table-cell>
          <table:table-cell/>
          <table:table-cell table:style-name="ce28" office:value-type="string">
            <text:p>col·leccions,1 col·lecció,Cap col·lecció</text:p>
          </table:table-cell>
          <table:table-cell/>
          <table:table-cell table:style-name="ce23" office:value-type="string">
            <text:p>collecties,1 collectie,Geen collecties</text:p>
          </table:table-cell>
          <table:table-cell table:style-name="ce29" office:value-type="string">
            <text:p>zbiory, zbiór, brak zbiorów</text:p>
          </table:table-cell>
          <table:table-cell table:style-name="ce29" office:value-type="string">
            <text:p>Coleções, 1 coleção, Nenhuma coleção</text:p>
          </table:table-cell>
          <table:table-cell/>
          <table:table-cell table:style-name="ce28" office:value-type="string">
            <text:p>коллекция, коллекции, коллекций, Пусто</text:p>
          </table:table-cell>
          <table:table-cell table:style-name="ce28" office:value-type="string">
            <text:p>koleksiyon, 1 koleksiyon, Koleksiyon Yok</text:p>
          </table:table-cell>
          <table:table-cell table:number-columns-repeated="2"/>
          <table:table-cell table:style-name="ce28" office:value-type="string">
            <text:p>个,1 个,无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/>
          <table:table-cell table:style-name="ce23" office:value-type="string">
            <text:p>Einstellungen,1 Einstellung,Keine Einstellung</text:p>
          </table:table-cell>
          <table:table-cell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9" office:value-type="string">
            <text:p>ustawienia, ustawienie, brak ustawień</text:p>
          </table:table-cell>
          <table:table-cell table:style-name="ce23" office:value-type="string">
            <text:p>ajustes, 1 ajuste, Nenhum ajuste</text:p>
          </table:table-cell>
          <table:table-cell/>
          <table:table-cell table:style-name="ce23" office:value-type="string">
            <text:p>настройка,настройки,настроек,Пусто</text:p>
          </table:table-cell>
          <table:table-cell table:style-name="ce33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无</text:p>
          </table:table-cell>
          <table:table-cell table:number-columns-repeated="1003"/>
        </table:table-row>
        <table:table-row table:style-name="ro0" table:number-rows-repeated="104817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